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2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1.173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356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TATIONS_ID</text:p>
          </table:table-cell>
          <table:table-cell office:value-type="string">
            <text:p>MESS_DATUM</text:p>
          </table:table-cell>
          <table:table-cell office:value-type="string">
            <text:p>QN_9</text:p>
          </table:table-cell>
          <table:table-cell office:value-type="string">
            <text:p>TT_TU</text:p>
          </table:table-cell>
          <table:table-cell office:value-type="string">
            <text:p>RF_TU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0">
            <text:p>2019101000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1">
            <text:p>2019101001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2">
            <text:p>2019101002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3">
            <text:p>2019101003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4">
            <text:p>2019101004</text:p>
          </table:table-cell>
          <table:table-cell office:value-type="string">
            <text:p><text:s text:c="4"/>3</text:p>
          </table:table-cell>
          <table:table-cell office:value-type="string">
            <text:p><text:s text:c="3"/>9.6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5">
            <text:p>2019101005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6">
            <text:p>2019101006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7">
            <text:p>2019101007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8">
            <text:p>2019101008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9">
            <text:p>2019101009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0">
            <text:p>2019101010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1">
            <text:p>2019101011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2">
            <text:p>2019101012</text:p>
          </table:table-cell>
          <table:table-cell office:value-type="string">
            <text:p><text:s text:c="4"/>3</text:p>
          </table:table-cell>
          <table:table-cell office:value-type="string">
            <text:p><text:s text:c="2"/>13.0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3">
            <text:p>2019101013</text:p>
          </table:table-cell>
          <table:table-cell office:value-type="string">
            <text:p><text:s text:c="4"/>3</text:p>
          </table:table-cell>
          <table:table-cell office:value-type="string">
            <text:p><text:s text:c="2"/>13.7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4">
            <text:p>2019101014</text:p>
          </table:table-cell>
          <table:table-cell office:value-type="string">
            <text:p><text:s text:c="4"/>3</text:p>
          </table:table-cell>
          <table:table-cell office:value-type="string">
            <text:p><text:s text:c="2"/>14.6</text:p>
          </table:table-cell>
          <table:table-cell office:value-type="string">
            <text:p><text:s text:c="2"/>5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5">
            <text:p>2019101015</text:p>
          </table:table-cell>
          <table:table-cell office:value-type="string">
            <text:p><text:s text:c="4"/>3</text:p>
          </table:table-cell>
          <table:table-cell office:value-type="string">
            <text:p><text:s text:c="2"/>14.3</text:p>
          </table:table-cell>
          <table:table-cell office:value-type="string">
            <text:p><text:s text:c="2"/>5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6">
            <text:p>2019101016</text:p>
          </table:table-cell>
          <table:table-cell office:value-type="string">
            <text:p><text:s text:c="4"/>3</text:p>
          </table:table-cell>
          <table:table-cell office:value-type="string">
            <text:p><text:s text:c="2"/>14.3</text:p>
          </table:table-cell>
          <table:table-cell office:value-type="string">
            <text:p><text:s text:c="2"/>5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7">
            <text:p>2019101017</text:p>
          </table:table-cell>
          <table:table-cell office:value-type="string">
            <text:p><text:s text:c="4"/>3</text:p>
          </table:table-cell>
          <table:table-cell office:value-type="string">
            <text:p><text:s text:c="2"/>13.1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8">
            <text:p>2019101018</text:p>
          </table:table-cell>
          <table:table-cell office:value-type="string">
            <text:p><text:s text:c="4"/>3</text:p>
          </table:table-cell>
          <table:table-cell office:value-type="string">
            <text:p><text:s text:c="2"/>12.3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9">
            <text:p>2019101019</text:p>
          </table:table-cell>
          <table:table-cell office:value-type="string">
            <text:p><text:s text:c="4"/>3</text:p>
          </table:table-cell>
          <table:table-cell office:value-type="string">
            <text:p><text:s text:c="2"/>12.1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20">
            <text:p>2019101020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21">
            <text:p>2019101021</text:p>
          </table:table-cell>
          <table:table-cell office:value-type="string">
            <text:p><text:s text:c="4"/>3</text:p>
          </table:table-cell>
          <table:table-cell office:value-type="string">
            <text:p><text:s text:c="2"/>12.3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22">
            <text:p>2019101022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23">
            <text:p>2019101023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0">
            <text:p>2019101100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1">
            <text:p>2019101101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2">
            <text:p>2019101102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3">
            <text:p>2019101103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4">
            <text:p>2019101104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5">
            <text:p>2019101105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6">
            <text:p>2019101106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7">
            <text:p>2019101107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8">
            <text:p>2019101108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9">
            <text:p>2019101109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0">
            <text:p>2019101110</text:p>
          </table:table-cell>
          <table:table-cell office:value-type="string">
            <text:p><text:s text:c="4"/>3</text:p>
          </table:table-cell>
          <table:table-cell office:value-type="string">
            <text:p><text:s text:c="2"/>13.4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1">
            <text:p>2019101111</text:p>
          </table:table-cell>
          <table:table-cell office:value-type="string">
            <text:p><text:s text:c="4"/>3</text:p>
          </table:table-cell>
          <table:table-cell office:value-type="string">
            <text:p><text:s text:c="2"/>13.2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2">
            <text:p>2019101112</text:p>
          </table:table-cell>
          <table:table-cell office:value-type="string">
            <text:p><text:s text:c="4"/>3</text:p>
          </table:table-cell>
          <table:table-cell office:value-type="string">
            <text:p><text:s text:c="2"/>14.7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3">
            <text:p>2019101113</text:p>
          </table:table-cell>
          <table:table-cell office:value-type="string">
            <text:p><text:s text:c="4"/>3</text:p>
          </table:table-cell>
          <table:table-cell office:value-type="string">
            <text:p><text:s text:c="2"/>15.3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4">
            <text:p>2019101114</text:p>
          </table:table-cell>
          <table:table-cell office:value-type="string">
            <text:p><text:s text:c="4"/>3</text:p>
          </table:table-cell>
          <table:table-cell office:value-type="string">
            <text:p><text:s text:c="2"/>15.4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5">
            <text:p>2019101115</text:p>
          </table:table-cell>
          <table:table-cell office:value-type="string">
            <text:p><text:s text:c="4"/>3</text:p>
          </table:table-cell>
          <table:table-cell office:value-type="string">
            <text:p><text:s text:c="2"/>15.4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6">
            <text:p>2019101116</text:p>
          </table:table-cell>
          <table:table-cell office:value-type="string">
            <text:p><text:s text:c="4"/>3</text:p>
          </table:table-cell>
          <table:table-cell office:value-type="string">
            <text:p><text:s text:c="2"/>15.6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7">
            <text:p>2019101117</text:p>
          </table:table-cell>
          <table:table-cell office:value-type="string">
            <text:p><text:s text:c="4"/>3</text:p>
          </table:table-cell>
          <table:table-cell office:value-type="string">
            <text:p><text:s text:c="2"/>15.6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8">
            <text:p>2019101118</text:p>
          </table:table-cell>
          <table:table-cell office:value-type="string">
            <text:p><text:s text:c="4"/>3</text:p>
          </table:table-cell>
          <table:table-cell office:value-type="string">
            <text:p><text:s text:c="2"/>15.5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9">
            <text:p>2019101119</text:p>
          </table:table-cell>
          <table:table-cell office:value-type="string">
            <text:p><text:s text:c="4"/>3</text:p>
          </table:table-cell>
          <table:table-cell office:value-type="string">
            <text:p><text:s text:c="2"/>16.0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20">
            <text:p>2019101120</text:p>
          </table:table-cell>
          <table:table-cell office:value-type="string">
            <text:p><text:s text:c="4"/>3</text:p>
          </table:table-cell>
          <table:table-cell office:value-type="string">
            <text:p><text:s text:c="2"/>16.0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21">
            <text:p>2019101121</text:p>
          </table:table-cell>
          <table:table-cell office:value-type="string">
            <text:p><text:s text:c="4"/>3</text:p>
          </table:table-cell>
          <table:table-cell office:value-type="string">
            <text:p><text:s text:c="2"/>16.2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22">
            <text:p>2019101122</text:p>
          </table:table-cell>
          <table:table-cell office:value-type="string">
            <text:p><text:s text:c="4"/>3</text:p>
          </table:table-cell>
          <table:table-cell office:value-type="string">
            <text:p><text:s text:c="2"/>16.5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23">
            <text:p>2019101123</text:p>
          </table:table-cell>
          <table:table-cell office:value-type="string">
            <text:p><text:s text:c="4"/>3</text:p>
          </table:table-cell>
          <table:table-cell office:value-type="string">
            <text:p><text:s text:c="2"/>16.6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0">
            <text:p>2019101200</text:p>
          </table:table-cell>
          <table:table-cell office:value-type="string">
            <text:p><text:s text:c="4"/>3</text:p>
          </table:table-cell>
          <table:table-cell office:value-type="string">
            <text:p><text:s text:c="2"/>15.2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1">
            <text:p>2019101201</text:p>
          </table:table-cell>
          <table:table-cell office:value-type="string">
            <text:p><text:s text:c="4"/>3</text:p>
          </table:table-cell>
          <table:table-cell office:value-type="string">
            <text:p><text:s text:c="2"/>15.0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2">
            <text:p>2019101202</text:p>
          </table:table-cell>
          <table:table-cell office:value-type="string">
            <text:p><text:s text:c="4"/>3</text:p>
          </table:table-cell>
          <table:table-cell office:value-type="string">
            <text:p><text:s text:c="2"/>14.3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3">
            <text:p>2019101203</text:p>
          </table:table-cell>
          <table:table-cell office:value-type="string">
            <text:p><text:s text:c="4"/>3</text:p>
          </table:table-cell>
          <table:table-cell office:value-type="string">
            <text:p><text:s text:c="2"/>14.0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4">
            <text:p>2019101204</text:p>
          </table:table-cell>
          <table:table-cell office:value-type="string">
            <text:p><text:s text:c="4"/>3</text:p>
          </table:table-cell>
          <table:table-cell office:value-type="string">
            <text:p><text:s text:c="2"/>13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5">
            <text:p>2019101205</text:p>
          </table:table-cell>
          <table:table-cell office:value-type="string">
            <text:p><text:s text:c="4"/>3</text:p>
          </table:table-cell>
          <table:table-cell office:value-type="string">
            <text:p><text:s text:c="2"/>13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6">
            <text:p>2019101206</text:p>
          </table:table-cell>
          <table:table-cell office:value-type="string">
            <text:p><text:s text:c="4"/>3</text:p>
          </table:table-cell>
          <table:table-cell office:value-type="string">
            <text:p><text:s text:c="2"/>13.7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7">
            <text:p>2019101207</text:p>
          </table:table-cell>
          <table:table-cell office:value-type="string">
            <text:p><text:s text:c="4"/>3</text:p>
          </table:table-cell>
          <table:table-cell office:value-type="string">
            <text:p><text:s text:c="2"/>14.0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8">
            <text:p>2019101208</text:p>
          </table:table-cell>
          <table:table-cell office:value-type="string">
            <text:p><text:s text:c="4"/>3</text:p>
          </table:table-cell>
          <table:table-cell office:value-type="string">
            <text:p><text:s text:c="2"/>15.1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9">
            <text:p>2019101209</text:p>
          </table:table-cell>
          <table:table-cell office:value-type="string">
            <text:p><text:s text:c="4"/>3</text:p>
          </table:table-cell>
          <table:table-cell office:value-type="string">
            <text:p><text:s text:c="2"/>15.5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0">
            <text:p>2019101210</text:p>
          </table:table-cell>
          <table:table-cell office:value-type="string">
            <text:p><text:s text:c="4"/>3</text:p>
          </table:table-cell>
          <table:table-cell office:value-type="string">
            <text:p><text:s text:c="2"/>16.8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1">
            <text:p>2019101211</text:p>
          </table:table-cell>
          <table:table-cell office:value-type="string">
            <text:p><text:s text:c="4"/>3</text:p>
          </table:table-cell>
          <table:table-cell office:value-type="string">
            <text:p><text:s text:c="2"/>17.6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2">
            <text:p>2019101212</text:p>
          </table:table-cell>
          <table:table-cell office:value-type="string">
            <text:p><text:s text:c="4"/>3</text:p>
          </table:table-cell>
          <table:table-cell office:value-type="string">
            <text:p><text:s text:c="2"/>17.7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3">
            <text:p>2019101213</text:p>
          </table:table-cell>
          <table:table-cell office:value-type="string">
            <text:p><text:s text:c="4"/>3</text:p>
          </table:table-cell>
          <table:table-cell office:value-type="string">
            <text:p><text:s text:c="2"/>18.0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4">
            <text:p>2019101214</text:p>
          </table:table-cell>
          <table:table-cell office:value-type="string">
            <text:p><text:s text:c="4"/>3</text:p>
          </table:table-cell>
          <table:table-cell office:value-type="string">
            <text:p><text:s text:c="2"/>17.3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5">
            <text:p>2019101215</text:p>
          </table:table-cell>
          <table:table-cell office:value-type="string">
            <text:p><text:s text:c="4"/>3</text:p>
          </table:table-cell>
          <table:table-cell office:value-type="string">
            <text:p><text:s text:c="2"/>17.3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6">
            <text:p>2019101216</text:p>
          </table:table-cell>
          <table:table-cell office:value-type="string">
            <text:p><text:s text:c="4"/>3</text:p>
          </table:table-cell>
          <table:table-cell office:value-type="string">
            <text:p><text:s text:c="2"/>16.6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7">
            <text:p>2019101217</text:p>
          </table:table-cell>
          <table:table-cell office:value-type="string">
            <text:p><text:s text:c="4"/>3</text:p>
          </table:table-cell>
          <table:table-cell office:value-type="string">
            <text:p><text:s text:c="2"/>15.7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8">
            <text:p>2019101218</text:p>
          </table:table-cell>
          <table:table-cell office:value-type="string">
            <text:p><text:s text:c="4"/>3</text:p>
          </table:table-cell>
          <table:table-cell office:value-type="string">
            <text:p><text:s text:c="2"/>16.9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9">
            <text:p>2019101219</text:p>
          </table:table-cell>
          <table:table-cell office:value-type="string">
            <text:p><text:s text:c="4"/>3</text:p>
          </table:table-cell>
          <table:table-cell office:value-type="string">
            <text:p><text:s text:c="2"/>16.7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20">
            <text:p>2019101220</text:p>
          </table:table-cell>
          <table:table-cell office:value-type="string">
            <text:p><text:s text:c="4"/>3</text:p>
          </table:table-cell>
          <table:table-cell office:value-type="string">
            <text:p><text:s text:c="2"/>16.8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21">
            <text:p>2019101221</text:p>
          </table:table-cell>
          <table:table-cell office:value-type="string">
            <text:p><text:s text:c="4"/>3</text:p>
          </table:table-cell>
          <table:table-cell office:value-type="string">
            <text:p><text:s text:c="2"/>16.6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22">
            <text:p>2019101222</text:p>
          </table:table-cell>
          <table:table-cell office:value-type="string">
            <text:p><text:s text:c="4"/>3</text:p>
          </table:table-cell>
          <table:table-cell office:value-type="string">
            <text:p><text:s text:c="2"/>16.4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23">
            <text:p>2019101223</text:p>
          </table:table-cell>
          <table:table-cell office:value-type="string">
            <text:p><text:s text:c="4"/>3</text:p>
          </table:table-cell>
          <table:table-cell office:value-type="string">
            <text:p><text:s text:c="2"/>16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0">
            <text:p>2019101300</text:p>
          </table:table-cell>
          <table:table-cell office:value-type="string">
            <text:p><text:s text:c="4"/>3</text:p>
          </table:table-cell>
          <table:table-cell office:value-type="string">
            <text:p><text:s text:c="2"/>15.0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1">
            <text:p>2019101301</text:p>
          </table:table-cell>
          <table:table-cell office:value-type="string">
            <text:p><text:s text:c="4"/>3</text:p>
          </table:table-cell>
          <table:table-cell office:value-type="string">
            <text:p><text:s text:c="2"/>15.7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2">
            <text:p>2019101302</text:p>
          </table:table-cell>
          <table:table-cell office:value-type="string">
            <text:p><text:s text:c="4"/>3</text:p>
          </table:table-cell>
          <table:table-cell office:value-type="string">
            <text:p><text:s text:c="2"/>16.2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3">
            <text:p>2019101303</text:p>
          </table:table-cell>
          <table:table-cell office:value-type="string">
            <text:p><text:s text:c="4"/>3</text:p>
          </table:table-cell>
          <table:table-cell office:value-type="string">
            <text:p><text:s text:c="2"/>16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4">
            <text:p>2019101304</text:p>
          </table:table-cell>
          <table:table-cell office:value-type="string">
            <text:p><text:s text:c="4"/>3</text:p>
          </table:table-cell>
          <table:table-cell office:value-type="string">
            <text:p><text:s text:c="2"/>16.6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5">
            <text:p>2019101305</text:p>
          </table:table-cell>
          <table:table-cell office:value-type="string">
            <text:p><text:s text:c="4"/>3</text:p>
          </table:table-cell>
          <table:table-cell office:value-type="string">
            <text:p><text:s text:c="2"/>17.0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6">
            <text:p>2019101306</text:p>
          </table:table-cell>
          <table:table-cell office:value-type="string">
            <text:p><text:s text:c="4"/>3</text:p>
          </table:table-cell>
          <table:table-cell office:value-type="string">
            <text:p><text:s text:c="2"/>17.1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7">
            <text:p>2019101307</text:p>
          </table:table-cell>
          <table:table-cell office:value-type="string">
            <text:p><text:s text:c="4"/>3</text:p>
          </table:table-cell>
          <table:table-cell office:value-type="string">
            <text:p><text:s text:c="2"/>16.8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8">
            <text:p>2019101308</text:p>
          </table:table-cell>
          <table:table-cell office:value-type="string">
            <text:p><text:s text:c="4"/>3</text:p>
          </table:table-cell>
          <table:table-cell office:value-type="string">
            <text:p><text:s text:c="2"/>17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9">
            <text:p>2019101309</text:p>
          </table:table-cell>
          <table:table-cell office:value-type="string">
            <text:p><text:s text:c="4"/>3</text:p>
          </table:table-cell>
          <table:table-cell office:value-type="string">
            <text:p><text:s text:c="2"/>18.7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0">
            <text:p>2019101310</text:p>
          </table:table-cell>
          <table:table-cell office:value-type="string">
            <text:p><text:s text:c="4"/>3</text:p>
          </table:table-cell>
          <table:table-cell office:value-type="string">
            <text:p><text:s text:c="2"/>18.3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1">
            <text:p>2019101311</text:p>
          </table:table-cell>
          <table:table-cell office:value-type="string">
            <text:p><text:s text:c="4"/>3</text:p>
          </table:table-cell>
          <table:table-cell office:value-type="string">
            <text:p><text:s text:c="2"/>18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2">
            <text:p>2019101312</text:p>
          </table:table-cell>
          <table:table-cell office:value-type="string">
            <text:p><text:s text:c="4"/>3</text:p>
          </table:table-cell>
          <table:table-cell office:value-type="string">
            <text:p><text:s text:c="2"/>20.5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3">
            <text:p>2019101313</text:p>
          </table:table-cell>
          <table:table-cell office:value-type="string">
            <text:p><text:s text:c="4"/>3</text:p>
          </table:table-cell>
          <table:table-cell office:value-type="string">
            <text:p><text:s text:c="2"/>21.7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4">
            <text:p>2019101314</text:p>
          </table:table-cell>
          <table:table-cell office:value-type="string">
            <text:p><text:s text:c="4"/>3</text:p>
          </table:table-cell>
          <table:table-cell office:value-type="string">
            <text:p><text:s text:c="2"/>23.0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5">
            <text:p>2019101315</text:p>
          </table:table-cell>
          <table:table-cell office:value-type="string">
            <text:p><text:s text:c="4"/>3</text:p>
          </table:table-cell>
          <table:table-cell office:value-type="string">
            <text:p><text:s text:c="2"/>22.6</text:p>
          </table:table-cell>
          <table:table-cell office:value-type="string">
            <text:p><text:s text:c="2"/>6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6">
            <text:p>2019101316</text:p>
          </table:table-cell>
          <table:table-cell office:value-type="string">
            <text:p><text:s text:c="4"/>3</text:p>
          </table:table-cell>
          <table:table-cell office:value-type="string">
            <text:p><text:s text:c="2"/>22.3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7">
            <text:p>2019101317</text:p>
          </table:table-cell>
          <table:table-cell office:value-type="string">
            <text:p><text:s text:c="4"/>3</text:p>
          </table:table-cell>
          <table:table-cell office:value-type="string">
            <text:p><text:s text:c="2"/>21.9</text:p>
          </table:table-cell>
          <table:table-cell office:value-type="string">
            <text:p><text:s text:c="2"/>6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8">
            <text:p>2019101318</text:p>
          </table:table-cell>
          <table:table-cell office:value-type="string">
            <text:p><text:s text:c="4"/>3</text:p>
          </table:table-cell>
          <table:table-cell office:value-type="string">
            <text:p><text:s text:c="2"/>21.4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9">
            <text:p>2019101319</text:p>
          </table:table-cell>
          <table:table-cell office:value-type="string">
            <text:p><text:s text:c="4"/>3</text:p>
          </table:table-cell>
          <table:table-cell office:value-type="string">
            <text:p><text:s text:c="2"/>21.1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20">
            <text:p>2019101320</text:p>
          </table:table-cell>
          <table:table-cell office:value-type="string">
            <text:p><text:s text:c="4"/>3</text:p>
          </table:table-cell>
          <table:table-cell office:value-type="string">
            <text:p><text:s text:c="2"/>21.4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21">
            <text:p>2019101321</text:p>
          </table:table-cell>
          <table:table-cell office:value-type="string">
            <text:p><text:s text:c="4"/>3</text:p>
          </table:table-cell>
          <table:table-cell office:value-type="string">
            <text:p><text:s text:c="2"/>17.6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22">
            <text:p>2019101322</text:p>
          </table:table-cell>
          <table:table-cell office:value-type="string">
            <text:p><text:s text:c="4"/>3</text:p>
          </table:table-cell>
          <table:table-cell office:value-type="string">
            <text:p><text:s text:c="2"/>17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23">
            <text:p>2019101323</text:p>
          </table:table-cell>
          <table:table-cell office:value-type="string">
            <text:p><text:s text:c="4"/>3</text:p>
          </table:table-cell>
          <table:table-cell office:value-type="string">
            <text:p><text:s text:c="2"/>16.3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0">
            <text:p>2019101400</text:p>
          </table:table-cell>
          <table:table-cell office:value-type="string">
            <text:p><text:s text:c="4"/>3</text:p>
          </table:table-cell>
          <table:table-cell office:value-type="string">
            <text:p><text:s text:c="2"/>15.8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1">
            <text:p>2019101401</text:p>
          </table:table-cell>
          <table:table-cell office:value-type="string">
            <text:p><text:s text:c="4"/>3</text:p>
          </table:table-cell>
          <table:table-cell office:value-type="string">
            <text:p><text:s text:c="2"/>15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2">
            <text:p>2019101402</text:p>
          </table:table-cell>
          <table:table-cell office:value-type="string">
            <text:p><text:s text:c="4"/>3</text:p>
          </table:table-cell>
          <table:table-cell office:value-type="string">
            <text:p><text:s text:c="2"/>14.9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3">
            <text:p>2019101403</text:p>
          </table:table-cell>
          <table:table-cell office:value-type="string">
            <text:p><text:s text:c="4"/>3</text:p>
          </table:table-cell>
          <table:table-cell office:value-type="string">
            <text:p><text:s text:c="2"/>14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4">
            <text:p>2019101404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5">
            <text:p>2019101405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6">
            <text:p>2019101406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7">
            <text:p>2019101407</text:p>
          </table:table-cell>
          <table:table-cell office:value-type="string">
            <text:p><text:s text:c="4"/>3</text:p>
          </table:table-cell>
          <table:table-cell office:value-type="string">
            <text:p><text:s text:c="2"/>13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8">
            <text:p>2019101408</text:p>
          </table:table-cell>
          <table:table-cell office:value-type="string">
            <text:p><text:s text:c="4"/>3</text:p>
          </table:table-cell>
          <table:table-cell office:value-type="string">
            <text:p><text:s text:c="2"/>14.3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9">
            <text:p>2019101409</text:p>
          </table:table-cell>
          <table:table-cell office:value-type="string">
            <text:p><text:s text:c="4"/>3</text:p>
          </table:table-cell>
          <table:table-cell office:value-type="string">
            <text:p><text:s text:c="2"/>15.4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0">
            <text:p>2019101410</text:p>
          </table:table-cell>
          <table:table-cell office:value-type="string">
            <text:p><text:s text:c="4"/>3</text:p>
          </table:table-cell>
          <table:table-cell office:value-type="string">
            <text:p><text:s text:c="2"/>17.2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1">
            <text:p>2019101411</text:p>
          </table:table-cell>
          <table:table-cell office:value-type="string">
            <text:p><text:s text:c="4"/>3</text:p>
          </table:table-cell>
          <table:table-cell office:value-type="string">
            <text:p><text:s text:c="2"/>18.1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2">
            <text:p>2019101412</text:p>
          </table:table-cell>
          <table:table-cell office:value-type="string">
            <text:p><text:s text:c="4"/>3</text:p>
          </table:table-cell>
          <table:table-cell office:value-type="string">
            <text:p><text:s text:c="2"/>21.0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3">
            <text:p>2019101413</text:p>
          </table:table-cell>
          <table:table-cell office:value-type="string">
            <text:p><text:s text:c="4"/>3</text:p>
          </table:table-cell>
          <table:table-cell office:value-type="string">
            <text:p><text:s text:c="2"/>22.0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4">
            <text:p>2019101414</text:p>
          </table:table-cell>
          <table:table-cell office:value-type="string">
            <text:p><text:s text:c="4"/>3</text:p>
          </table:table-cell>
          <table:table-cell office:value-type="string">
            <text:p><text:s text:c="2"/>21.4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5">
            <text:p>2019101415</text:p>
          </table:table-cell>
          <table:table-cell office:value-type="string">
            <text:p><text:s text:c="4"/>3</text:p>
          </table:table-cell>
          <table:table-cell office:value-type="string">
            <text:p><text:s text:c="2"/>21.2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6">
            <text:p>2019101416</text:p>
          </table:table-cell>
          <table:table-cell office:value-type="string">
            <text:p><text:s text:c="4"/>3</text:p>
          </table:table-cell>
          <table:table-cell office:value-type="string">
            <text:p><text:s text:c="2"/>20.8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7">
            <text:p>2019101417</text:p>
          </table:table-cell>
          <table:table-cell office:value-type="string">
            <text:p><text:s text:c="4"/>3</text:p>
          </table:table-cell>
          <table:table-cell office:value-type="string">
            <text:p><text:s text:c="2"/>19.7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8">
            <text:p>2019101418</text:p>
          </table:table-cell>
          <table:table-cell office:value-type="string">
            <text:p><text:s text:c="4"/>3</text:p>
          </table:table-cell>
          <table:table-cell office:value-type="string">
            <text:p><text:s text:c="2"/>19.5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9">
            <text:p>2019101419</text:p>
          </table:table-cell>
          <table:table-cell office:value-type="string">
            <text:p><text:s text:c="4"/>3</text:p>
          </table:table-cell>
          <table:table-cell office:value-type="string">
            <text:p><text:s text:c="2"/>20.3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20">
            <text:p>2019101420</text:p>
          </table:table-cell>
          <table:table-cell office:value-type="string">
            <text:p><text:s text:c="4"/>3</text:p>
          </table:table-cell>
          <table:table-cell office:value-type="string">
            <text:p><text:s text:c="2"/>20.4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21">
            <text:p>2019101421</text:p>
          </table:table-cell>
          <table:table-cell office:value-type="string">
            <text:p><text:s text:c="4"/>3</text:p>
          </table:table-cell>
          <table:table-cell office:value-type="string">
            <text:p><text:s text:c="2"/>20.4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22">
            <text:p>2019101422</text:p>
          </table:table-cell>
          <table:table-cell office:value-type="string">
            <text:p><text:s text:c="4"/>3</text:p>
          </table:table-cell>
          <table:table-cell office:value-type="string">
            <text:p><text:s text:c="2"/>20.0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23">
            <text:p>2019101423</text:p>
          </table:table-cell>
          <table:table-cell office:value-type="string">
            <text:p><text:s text:c="4"/>3</text:p>
          </table:table-cell>
          <table:table-cell office:value-type="string">
            <text:p><text:s text:c="2"/>19.7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0">
            <text:p>2019101500</text:p>
          </table:table-cell>
          <table:table-cell office:value-type="string">
            <text:p><text:s text:c="4"/>3</text:p>
          </table:table-cell>
          <table:table-cell office:value-type="string">
            <text:p><text:s text:c="2"/>19.6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1">
            <text:p>2019101501</text:p>
          </table:table-cell>
          <table:table-cell office:value-type="string">
            <text:p><text:s text:c="4"/>3</text:p>
          </table:table-cell>
          <table:table-cell office:value-type="string">
            <text:p><text:s text:c="2"/>18.3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2">
            <text:p>2019101502</text:p>
          </table:table-cell>
          <table:table-cell office:value-type="string">
            <text:p><text:s text:c="4"/>3</text:p>
          </table:table-cell>
          <table:table-cell office:value-type="string">
            <text:p><text:s text:c="2"/>17.5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3">
            <text:p>2019101503</text:p>
          </table:table-cell>
          <table:table-cell office:value-type="string">
            <text:p><text:s text:c="4"/>3</text:p>
          </table:table-cell>
          <table:table-cell office:value-type="string">
            <text:p><text:s text:c="2"/>16.9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4">
            <text:p>2019101504</text:p>
          </table:table-cell>
          <table:table-cell office:value-type="string">
            <text:p><text:s text:c="4"/>3</text:p>
          </table:table-cell>
          <table:table-cell office:value-type="string">
            <text:p><text:s text:c="2"/>16.4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5">
            <text:p>2019101505</text:p>
          </table:table-cell>
          <table:table-cell office:value-type="string">
            <text:p><text:s text:c="4"/>3</text:p>
          </table:table-cell>
          <table:table-cell office:value-type="string">
            <text:p><text:s text:c="2"/>15.9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6">
            <text:p>2019101506</text:p>
          </table:table-cell>
          <table:table-cell office:value-type="string">
            <text:p><text:s text:c="4"/>3</text:p>
          </table:table-cell>
          <table:table-cell office:value-type="string">
            <text:p><text:s text:c="2"/>15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7">
            <text:p>2019101507</text:p>
          </table:table-cell>
          <table:table-cell office:value-type="string">
            <text:p><text:s text:c="4"/>3</text:p>
          </table:table-cell>
          <table:table-cell office:value-type="string">
            <text:p><text:s text:c="2"/>16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8">
            <text:p>2019101508</text:p>
          </table:table-cell>
          <table:table-cell office:value-type="string">
            <text:p><text:s text:c="4"/>3</text:p>
          </table:table-cell>
          <table:table-cell office:value-type="string">
            <text:p><text:s text:c="2"/>16.5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9">
            <text:p>2019101509</text:p>
          </table:table-cell>
          <table:table-cell office:value-type="string">
            <text:p><text:s text:c="4"/>3</text:p>
          </table:table-cell>
          <table:table-cell office:value-type="string">
            <text:p><text:s text:c="2"/>16.4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0">
            <text:p>2019101510</text:p>
          </table:table-cell>
          <table:table-cell office:value-type="string">
            <text:p><text:s text:c="4"/>3</text:p>
          </table:table-cell>
          <table:table-cell office:value-type="string">
            <text:p><text:s text:c="2"/>16.5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1">
            <text:p>2019101511</text:p>
          </table:table-cell>
          <table:table-cell office:value-type="string">
            <text:p><text:s text:c="4"/>3</text:p>
          </table:table-cell>
          <table:table-cell office:value-type="string">
            <text:p><text:s text:c="2"/>16.6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2">
            <text:p>2019101512</text:p>
          </table:table-cell>
          <table:table-cell office:value-type="string">
            <text:p><text:s text:c="4"/>3</text:p>
          </table:table-cell>
          <table:table-cell office:value-type="string">
            <text:p><text:s text:c="2"/>16.5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3">
            <text:p>2019101513</text:p>
          </table:table-cell>
          <table:table-cell office:value-type="string">
            <text:p><text:s text:c="4"/>3</text:p>
          </table:table-cell>
          <table:table-cell office:value-type="string">
            <text:p><text:s text:c="2"/>16.4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4">
            <text:p>2019101514</text:p>
          </table:table-cell>
          <table:table-cell office:value-type="string">
            <text:p><text:s text:c="4"/>3</text:p>
          </table:table-cell>
          <table:table-cell office:value-type="string">
            <text:p><text:s text:c="2"/>15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5">
            <text:p>2019101515</text:p>
          </table:table-cell>
          <table:table-cell office:value-type="string">
            <text:p><text:s text:c="4"/>3</text:p>
          </table:table-cell>
          <table:table-cell office:value-type="string">
            <text:p><text:s text:c="2"/>15.5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6">
            <text:p>2019101516</text:p>
          </table:table-cell>
          <table:table-cell office:value-type="string">
            <text:p><text:s text:c="4"/>3</text:p>
          </table:table-cell>
          <table:table-cell office:value-type="string">
            <text:p><text:s text:c="2"/>14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7">
            <text:p>2019101517</text:p>
          </table:table-cell>
          <table:table-cell office:value-type="string">
            <text:p><text:s text:c="4"/>3</text:p>
          </table:table-cell>
          <table:table-cell office:value-type="string">
            <text:p><text:s text:c="2"/>14.2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8">
            <text:p>2019101518</text:p>
          </table:table-cell>
          <table:table-cell office:value-type="string">
            <text:p><text:s text:c="4"/>3</text:p>
          </table:table-cell>
          <table:table-cell office:value-type="string">
            <text:p><text:s text:c="2"/>12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9">
            <text:p>2019101519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20">
            <text:p>2019101520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21">
            <text:p>2019101521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22">
            <text:p>2019101522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23">
            <text:p>2019101523</text:p>
          </table:table-cell>
          <table:table-cell office:value-type="string">
            <text:p><text:s text:c="4"/>3</text:p>
          </table:table-cell>
          <table:table-cell office:value-type="string">
            <text:p><text:s text:c="2"/>12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0">
            <text:p>2019101600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1">
            <text:p>2019101601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2">
            <text:p>2019101602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3">
            <text:p>2019101603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4">
            <text:p>2019101604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5">
            <text:p>2019101605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6">
            <text:p>2019101606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7">
            <text:p>2019101607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8">
            <text:p>2019101608</text:p>
          </table:table-cell>
          <table:table-cell office:value-type="string">
            <text:p><text:s text:c="4"/>3</text:p>
          </table:table-cell>
          <table:table-cell office:value-type="string">
            <text:p><text:s text:c="2"/>11.8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9">
            <text:p>2019101609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0">
            <text:p>2019101610</text:p>
          </table:table-cell>
          <table:table-cell office:value-type="string">
            <text:p><text:s text:c="4"/>3</text:p>
          </table:table-cell>
          <table:table-cell office:value-type="string">
            <text:p><text:s text:c="2"/>13.6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1">
            <text:p>2019101611</text:p>
          </table:table-cell>
          <table:table-cell office:value-type="string">
            <text:p><text:s text:c="4"/>3</text:p>
          </table:table-cell>
          <table:table-cell office:value-type="string">
            <text:p><text:s text:c="2"/>14.0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2">
            <text:p>2019101612</text:p>
          </table:table-cell>
          <table:table-cell office:value-type="string">
            <text:p><text:s text:c="4"/>3</text:p>
          </table:table-cell>
          <table:table-cell office:value-type="string">
            <text:p><text:s text:c="2"/>13.9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3">
            <text:p>2019101613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4">
            <text:p>2019101614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5">
            <text:p>2019101615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6">
            <text:p>2019101616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7">
            <text:p>2019101617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8">
            <text:p>2019101618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9">
            <text:p>2019101619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20">
            <text:p>2019101620</text:p>
          </table:table-cell>
          <table:table-cell office:value-type="string">
            <text:p><text:s text:c="4"/>3</text:p>
          </table:table-cell>
          <table:table-cell office:value-type="string">
            <text:p><text:s text:c="2"/>12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21">
            <text:p>2019101621</text:p>
          </table:table-cell>
          <table:table-cell office:value-type="string">
            <text:p><text:s text:c="4"/>3</text:p>
          </table:table-cell>
          <table:table-cell office:value-type="string">
            <text:p><text:s text:c="2"/>13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22">
            <text:p>2019101622</text:p>
          </table:table-cell>
          <table:table-cell office:value-type="string">
            <text:p><text:s text:c="4"/>3</text:p>
          </table:table-cell>
          <table:table-cell office:value-type="string">
            <text:p><text:s text:c="2"/>12.9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23">
            <text:p>2019101623</text:p>
          </table:table-cell>
          <table:table-cell office:value-type="string">
            <text:p><text:s text:c="4"/>3</text:p>
          </table:table-cell>
          <table:table-cell office:value-type="string">
            <text:p><text:s text:c="2"/>12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0">
            <text:p>2019101700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1">
            <text:p>2019101701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2">
            <text:p>2019101702</text:p>
          </table:table-cell>
          <table:table-cell office:value-type="string">
            <text:p><text:s text:c="4"/>3</text:p>
          </table:table-cell>
          <table:table-cell office:value-type="string">
            <text:p><text:s text:c="2"/>12.8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3">
            <text:p>2019101703</text:p>
          </table:table-cell>
          <table:table-cell office:value-type="string">
            <text:p><text:s text:c="4"/>3</text:p>
          </table:table-cell>
          <table:table-cell office:value-type="string">
            <text:p><text:s text:c="2"/>12.8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4">
            <text:p>2019101704</text:p>
          </table:table-cell>
          <table:table-cell office:value-type="string">
            <text:p><text:s text:c="4"/>3</text:p>
          </table:table-cell>
          <table:table-cell office:value-type="string">
            <text:p><text:s text:c="2"/>12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5">
            <text:p>2019101705</text:p>
          </table:table-cell>
          <table:table-cell office:value-type="string">
            <text:p><text:s text:c="4"/>3</text:p>
          </table:table-cell>
          <table:table-cell office:value-type="string">
            <text:p><text:s text:c="2"/>13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6">
            <text:p>2019101706</text:p>
          </table:table-cell>
          <table:table-cell office:value-type="string">
            <text:p><text:s text:c="4"/>3</text:p>
          </table:table-cell>
          <table:table-cell office:value-type="string">
            <text:p><text:s text:c="2"/>13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7">
            <text:p>2019101707</text:p>
          </table:table-cell>
          <table:table-cell office:value-type="string">
            <text:p><text:s text:c="4"/>3</text:p>
          </table:table-cell>
          <table:table-cell office:value-type="string">
            <text:p><text:s text:c="2"/>12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8">
            <text:p>2019101708</text:p>
          </table:table-cell>
          <table:table-cell office:value-type="string">
            <text:p><text:s text:c="4"/>3</text:p>
          </table:table-cell>
          <table:table-cell office:value-type="string">
            <text:p><text:s text:c="2"/>13.2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9">
            <text:p>2019101709</text:p>
          </table:table-cell>
          <table:table-cell office:value-type="string">
            <text:p><text:s text:c="4"/>3</text:p>
          </table:table-cell>
          <table:table-cell office:value-type="string">
            <text:p><text:s text:c="2"/>13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0">
            <text:p>2019101710</text:p>
          </table:table-cell>
          <table:table-cell office:value-type="string">
            <text:p><text:s text:c="4"/>3</text:p>
          </table:table-cell>
          <table:table-cell office:value-type="string">
            <text:p><text:s text:c="2"/>13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1">
            <text:p>2019101711</text:p>
          </table:table-cell>
          <table:table-cell office:value-type="string">
            <text:p><text:s text:c="4"/>3</text:p>
          </table:table-cell>
          <table:table-cell office:value-type="string">
            <text:p><text:s text:c="2"/>13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2">
            <text:p>2019101712</text:p>
          </table:table-cell>
          <table:table-cell office:value-type="string">
            <text:p><text:s text:c="4"/>3</text:p>
          </table:table-cell>
          <table:table-cell office:value-type="string">
            <text:p><text:s text:c="2"/>14.6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3">
            <text:p>2019101713</text:p>
          </table:table-cell>
          <table:table-cell office:value-type="string">
            <text:p><text:s text:c="4"/>3</text:p>
          </table:table-cell>
          <table:table-cell office:value-type="string">
            <text:p><text:s text:c="2"/>14.1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4">
            <text:p>2019101714</text:p>
          </table:table-cell>
          <table:table-cell office:value-type="string">
            <text:p><text:s text:c="4"/>3</text:p>
          </table:table-cell>
          <table:table-cell office:value-type="string">
            <text:p><text:s text:c="2"/>13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5">
            <text:p>2019101715</text:p>
          </table:table-cell>
          <table:table-cell office:value-type="string">
            <text:p><text:s text:c="4"/>3</text:p>
          </table:table-cell>
          <table:table-cell office:value-type="string">
            <text:p><text:s text:c="2"/>13.3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6">
            <text:p>2019101716</text:p>
          </table:table-cell>
          <table:table-cell office:value-type="string">
            <text:p><text:s text:c="4"/>3</text:p>
          </table:table-cell>
          <table:table-cell office:value-type="string">
            <text:p><text:s text:c="2"/>13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7">
            <text:p>2019101717</text:p>
          </table:table-cell>
          <table:table-cell office:value-type="string">
            <text:p><text:s text:c="4"/>3</text:p>
          </table:table-cell>
          <table:table-cell office:value-type="string">
            <text:p><text:s text:c="2"/>14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8">
            <text:p>2019101718</text:p>
          </table:table-cell>
          <table:table-cell office:value-type="string">
            <text:p><text:s text:c="4"/>3</text:p>
          </table:table-cell>
          <table:table-cell office:value-type="string">
            <text:p><text:s text:c="2"/>13.9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9">
            <text:p>2019101719</text:p>
          </table:table-cell>
          <table:table-cell office:value-type="string">
            <text:p><text:s text:c="4"/>3</text:p>
          </table:table-cell>
          <table:table-cell office:value-type="string">
            <text:p><text:s text:c="2"/>13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20">
            <text:p>2019101720</text:p>
          </table:table-cell>
          <table:table-cell office:value-type="string">
            <text:p><text:s text:c="4"/>3</text:p>
          </table:table-cell>
          <table:table-cell office:value-type="string">
            <text:p><text:s text:c="2"/>13.9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21">
            <text:p>2019101721</text:p>
          </table:table-cell>
          <table:table-cell office:value-type="string">
            <text:p><text:s text:c="4"/>3</text:p>
          </table:table-cell>
          <table:table-cell office:value-type="string">
            <text:p><text:s text:c="2"/>13.8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22">
            <text:p>2019101722</text:p>
          </table:table-cell>
          <table:table-cell office:value-type="string">
            <text:p><text:s text:c="4"/>3</text:p>
          </table:table-cell>
          <table:table-cell office:value-type="string">
            <text:p><text:s text:c="2"/>13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23">
            <text:p>2019101723</text:p>
          </table:table-cell>
          <table:table-cell office:value-type="string">
            <text:p><text:s text:c="4"/>3</text:p>
          </table:table-cell>
          <table:table-cell office:value-type="string">
            <text:p><text:s text:c="2"/>13.4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0">
            <text:p>2019101800</text:p>
          </table:table-cell>
          <table:table-cell office:value-type="string">
            <text:p><text:s text:c="4"/>3</text:p>
          </table:table-cell>
          <table:table-cell office:value-type="string">
            <text:p><text:s text:c="2"/>12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1">
            <text:p>2019101801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2">
            <text:p>2019101802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3">
            <text:p>2019101803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4">
            <text:p>2019101804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5">
            <text:p>2019101805</text:p>
          </table:table-cell>
          <table:table-cell office:value-type="string">
            <text:p><text:s text:c="4"/>3</text:p>
          </table:table-cell>
          <table:table-cell office:value-type="string">
            <text:p><text:s text:c="2"/>12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6">
            <text:p>2019101806</text:p>
          </table:table-cell>
          <table:table-cell office:value-type="string">
            <text:p><text:s text:c="4"/>3</text:p>
          </table:table-cell>
          <table:table-cell office:value-type="string">
            <text:p><text:s text:c="2"/>12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7">
            <text:p>2019101807</text:p>
          </table:table-cell>
          <table:table-cell office:value-type="string">
            <text:p><text:s text:c="4"/>3</text:p>
          </table:table-cell>
          <table:table-cell office:value-type="string">
            <text:p><text:s text:c="2"/>13.8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8">
            <text:p>2019101808</text:p>
          </table:table-cell>
          <table:table-cell office:value-type="string">
            <text:p><text:s text:c="4"/>3</text:p>
          </table:table-cell>
          <table:table-cell office:value-type="string">
            <text:p><text:s text:c="2"/>14.5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9">
            <text:p>2019101809</text:p>
          </table:table-cell>
          <table:table-cell office:value-type="string">
            <text:p><text:s text:c="4"/>3</text:p>
          </table:table-cell>
          <table:table-cell office:value-type="string">
            <text:p><text:s text:c="2"/>15.3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0">
            <text:p>2019101810</text:p>
          </table:table-cell>
          <table:table-cell office:value-type="string">
            <text:p><text:s text:c="4"/>3</text:p>
          </table:table-cell>
          <table:table-cell office:value-type="string">
            <text:p><text:s text:c="2"/>16.3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1">
            <text:p>2019101811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2">
            <text:p>2019101812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3">
            <text:p>2019101813</text:p>
          </table:table-cell>
          <table:table-cell office:value-type="string">
            <text:p><text:s text:c="4"/>3</text:p>
          </table:table-cell>
          <table:table-cell office:value-type="string">
            <text:p><text:s text:c="2"/>11.8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4">
            <text:p>2019101814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5">
            <text:p>2019101815</text:p>
          </table:table-cell>
          <table:table-cell office:value-type="string">
            <text:p><text:s text:c="4"/>3</text:p>
          </table:table-cell>
          <table:table-cell office:value-type="string">
            <text:p><text:s text:c="2"/>12.9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6">
            <text:p>2019101816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7">
            <text:p>2019101817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8">
            <text:p>2019101818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9">
            <text:p>2019101819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20">
            <text:p>2019101820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21">
            <text:p>2019101821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22">
            <text:p>2019101822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23">
            <text:p>2019101823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0">
            <text:p>2019101900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1">
            <text:p>2019101901</text:p>
          </table:table-cell>
          <table:table-cell office:value-type="string">
            <text:p><text:s text:c="4"/>3</text:p>
          </table:table-cell>
          <table:table-cell office:value-type="string">
            <text:p><text:s text:c="2"/>10.5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2">
            <text:p>2019101902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3">
            <text:p>2019101903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4">
            <text:p>2019101904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5">
            <text:p>2019101905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6">
            <text:p>2019101906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7">
            <text:p>2019101907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8">
            <text:p>2019101908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9">
            <text:p>2019101909</text:p>
          </table:table-cell>
          <table:table-cell office:value-type="string">
            <text:p><text:s text:c="4"/>3</text:p>
          </table:table-cell>
          <table:table-cell office:value-type="string">
            <text:p><text:s text:c="2"/>11.8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0">
            <text:p>2019101910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1">
            <text:p>2019101911</text:p>
          </table:table-cell>
          <table:table-cell office:value-type="string">
            <text:p><text:s text:c="4"/>3</text:p>
          </table:table-cell>
          <table:table-cell office:value-type="string">
            <text:p><text:s text:c="2"/>13.4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2">
            <text:p>2019101912</text:p>
          </table:table-cell>
          <table:table-cell office:value-type="string">
            <text:p><text:s text:c="4"/>3</text:p>
          </table:table-cell>
          <table:table-cell office:value-type="string">
            <text:p><text:s text:c="2"/>13.5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3">
            <text:p>2019101913</text:p>
          </table:table-cell>
          <table:table-cell office:value-type="string">
            <text:p><text:s text:c="4"/>3</text:p>
          </table:table-cell>
          <table:table-cell office:value-type="string">
            <text:p><text:s text:c="2"/>13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4">
            <text:p>2019101914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5">
            <text:p>2019101915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6">
            <text:p>2019101916</text:p>
          </table:table-cell>
          <table:table-cell office:value-type="string">
            <text:p><text:s text:c="4"/>3</text:p>
          </table:table-cell>
          <table:table-cell office:value-type="string">
            <text:p><text:s text:c="2"/>12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7">
            <text:p>2019101917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8">
            <text:p>2019101918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9">
            <text:p>2019101919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20">
            <text:p>2019101920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21">
            <text:p>2019101921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22">
            <text:p>2019101922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23">
            <text:p>2019101923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0">
            <text:p>2019102000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1">
            <text:p>2019102001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2">
            <text:p>2019102002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3">
            <text:p>2019102003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4">
            <text:p>2019102004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5">
            <text:p>2019102005</text:p>
          </table:table-cell>
          <table:table-cell office:value-type="string">
            <text:p><text:s text:c="4"/>3</text:p>
          </table:table-cell>
          <table:table-cell office:value-type="string">
            <text:p><text:s text:c="2"/>10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6">
            <text:p>2019102006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7">
            <text:p>2019102007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8">
            <text:p>2019102008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9">
            <text:p>2019102009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0">
            <text:p>2019102010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1">
            <text:p>2019102011</text:p>
          </table:table-cell>
          <table:table-cell office:value-type="string">
            <text:p><text:s text:c="4"/>3</text:p>
          </table:table-cell>
          <table:table-cell office:value-type="string">
            <text:p><text:s text:c="2"/>11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2">
            <text:p>2019102012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3">
            <text:p>2019102013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4">
            <text:p>2019102014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5">
            <text:p>2019102015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6">
            <text:p>2019102016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7">
            <text:p>2019102017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8">
            <text:p>2019102018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9">
            <text:p>2019102019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20">
            <text:p>2019102020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21">
            <text:p>2019102021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22">
            <text:p>2019102022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23">
            <text:p>2019102023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0">
            <text:p>2019102100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1">
            <text:p>2019102101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2">
            <text:p>2019102102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3">
            <text:p>2019102103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4">
            <text:p>2019102104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5">
            <text:p>2019102105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6">
            <text:p>2019102106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7">
            <text:p>2019102107</text:p>
          </table:table-cell>
          <table:table-cell office:value-type="string">
            <text:p><text:s text:c="4"/>3</text:p>
          </table:table-cell>
          <table:table-cell office:value-type="string">
            <text:p><text:s text:c="2"/>13.8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8">
            <text:p>2019102108</text:p>
          </table:table-cell>
          <table:table-cell office:value-type="string">
            <text:p><text:s text:c="4"/>3</text:p>
          </table:table-cell>
          <table:table-cell office:value-type="string">
            <text:p><text:s text:c="2"/>14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9">
            <text:p>2019102109</text:p>
          </table:table-cell>
          <table:table-cell office:value-type="string">
            <text:p><text:s text:c="4"/>3</text:p>
          </table:table-cell>
          <table:table-cell office:value-type="string">
            <text:p><text:s text:c="2"/>16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0">
            <text:p>2019102110</text:p>
          </table:table-cell>
          <table:table-cell office:value-type="string">
            <text:p><text:s text:c="4"/>3</text:p>
          </table:table-cell>
          <table:table-cell office:value-type="string">
            <text:p><text:s text:c="2"/>17.1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1">
            <text:p>2019102111</text:p>
          </table:table-cell>
          <table:table-cell office:value-type="string">
            <text:p><text:s text:c="4"/>3</text:p>
          </table:table-cell>
          <table:table-cell office:value-type="string">
            <text:p><text:s text:c="2"/>16.2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2">
            <text:p>2019102112</text:p>
          </table:table-cell>
          <table:table-cell office:value-type="string">
            <text:p><text:s text:c="4"/>3</text:p>
          </table:table-cell>
          <table:table-cell office:value-type="string">
            <text:p><text:s text:c="2"/>16.0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3">
            <text:p>2019102113</text:p>
          </table:table-cell>
          <table:table-cell office:value-type="string">
            <text:p><text:s text:c="4"/>3</text:p>
          </table:table-cell>
          <table:table-cell office:value-type="string">
            <text:p><text:s text:c="2"/>15.0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4">
            <text:p>2019102114</text:p>
          </table:table-cell>
          <table:table-cell office:value-type="string">
            <text:p><text:s text:c="4"/>3</text:p>
          </table:table-cell>
          <table:table-cell office:value-type="string">
            <text:p><text:s text:c="2"/>14.4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5">
            <text:p>2019102115</text:p>
          </table:table-cell>
          <table:table-cell office:value-type="string">
            <text:p><text:s text:c="4"/>3</text:p>
          </table:table-cell>
          <table:table-cell office:value-type="string">
            <text:p><text:s text:c="2"/>14.4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6">
            <text:p>2019102116</text:p>
          </table:table-cell>
          <table:table-cell office:value-type="string">
            <text:p><text:s text:c="4"/>3</text:p>
          </table:table-cell>
          <table:table-cell office:value-type="string">
            <text:p><text:s text:c="2"/>13.3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7">
            <text:p>2019102117</text:p>
          </table:table-cell>
          <table:table-cell office:value-type="string">
            <text:p><text:s text:c="4"/>3</text:p>
          </table:table-cell>
          <table:table-cell office:value-type="string">
            <text:p><text:s text:c="2"/>13.1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8">
            <text:p>2019102118</text:p>
          </table:table-cell>
          <table:table-cell office:value-type="string">
            <text:p><text:s text:c="4"/>3</text:p>
          </table:table-cell>
          <table:table-cell office:value-type="string">
            <text:p><text:s text:c="2"/>12.9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9">
            <text:p>2019102119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20">
            <text:p>2019102120</text:p>
          </table:table-cell>
          <table:table-cell office:value-type="string">
            <text:p><text:s text:c="4"/>3</text:p>
          </table:table-cell>
          <table:table-cell office:value-type="string">
            <text:p><text:s text:c="2"/>12.9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21">
            <text:p>2019102121</text:p>
          </table:table-cell>
          <table:table-cell office:value-type="string">
            <text:p><text:s text:c="4"/>3</text:p>
          </table:table-cell>
          <table:table-cell office:value-type="string">
            <text:p><text:s text:c="2"/>12.3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22">
            <text:p>2019102122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23">
            <text:p>2019102123</text:p>
          </table:table-cell>
          <table:table-cell office:value-type="string">
            <text:p><text:s text:c="4"/>3</text:p>
          </table:table-cell>
          <table:table-cell office:value-type="string">
            <text:p><text:s text:c="2"/>12.1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0">
            <text:p>2019102200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1">
            <text:p>2019102201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2">
            <text:p>2019102202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3">
            <text:p>2019102203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4">
            <text:p>2019102204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5">
            <text:p>2019102205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6">
            <text:p>2019102206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7">
            <text:p>2019102207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8">
            <text:p>2019102208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9">
            <text:p>2019102209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0">
            <text:p>2019102210</text:p>
          </table:table-cell>
          <table:table-cell office:value-type="string">
            <text:p><text:s text:c="4"/>3</text:p>
          </table:table-cell>
          <table:table-cell office:value-type="string">
            <text:p><text:s text:c="2"/>12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1">
            <text:p>2019102211</text:p>
          </table:table-cell>
          <table:table-cell office:value-type="string">
            <text:p><text:s text:c="4"/>3</text:p>
          </table:table-cell>
          <table:table-cell office:value-type="string">
            <text:p><text:s text:c="2"/>12.1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2">
            <text:p>2019102212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3">
            <text:p>2019102213</text:p>
          </table:table-cell>
          <table:table-cell office:value-type="string">
            <text:p><text:s text:c="4"/>3</text:p>
          </table:table-cell>
          <table:table-cell office:value-type="string">
            <text:p><text:s text:c="2"/>13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4">
            <text:p>2019102214</text:p>
          </table:table-cell>
          <table:table-cell office:value-type="string">
            <text:p><text:s text:c="4"/>3</text:p>
          </table:table-cell>
          <table:table-cell office:value-type="string">
            <text:p><text:s text:c="2"/>13.1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5">
            <text:p>2019102215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6">
            <text:p>2019102216</text:p>
          </table:table-cell>
          <table:table-cell office:value-type="string">
            <text:p><text:s text:c="4"/>3</text:p>
          </table:table-cell>
          <table:table-cell office:value-type="string">
            <text:p><text:s text:c="2"/>12.1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7">
            <text:p>2019102217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8">
            <text:p>2019102218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9">
            <text:p>2019102219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20">
            <text:p>2019102220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21">
            <text:p>2019102221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22">
            <text:p>2019102222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23">
            <text:p>2019102223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0">
            <text:p>2019102300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1">
            <text:p>2019102301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2">
            <text:p>2019102302</text:p>
          </table:table-cell>
          <table:table-cell office:value-type="string">
            <text:p><text:s text:c="4"/>3</text:p>
          </table:table-cell>
          <table:table-cell office:value-type="string">
            <text:p><text:s text:c="2"/>10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3">
            <text:p>2019102303</text:p>
          </table:table-cell>
          <table:table-cell office:value-type="string">
            <text:p><text:s text:c="4"/>3</text:p>
          </table:table-cell>
          <table:table-cell office:value-type="string">
            <text:p><text:s text:c="2"/>10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4">
            <text:p>2019102304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5">
            <text:p>2019102305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6">
            <text:p>2019102306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7">
            <text:p>2019102307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8">
            <text:p>2019102308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9">
            <text:p>2019102309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0">
            <text:p>2019102310</text:p>
          </table:table-cell>
          <table:table-cell office:value-type="string">
            <text:p><text:s text:c="4"/>3</text:p>
          </table:table-cell>
          <table:table-cell office:value-type="string">
            <text:p><text:s text:c="2"/>13.4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1">
            <text:p>2019102311</text:p>
          </table:table-cell>
          <table:table-cell office:value-type="string">
            <text:p><text:s text:c="4"/>3</text:p>
          </table:table-cell>
          <table:table-cell office:value-type="string">
            <text:p><text:s text:c="2"/>14.6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2">
            <text:p>2019102312</text:p>
          </table:table-cell>
          <table:table-cell office:value-type="string">
            <text:p><text:s text:c="4"/>3</text:p>
          </table:table-cell>
          <table:table-cell office:value-type="string">
            <text:p><text:s text:c="2"/>16.5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3">
            <text:p>2019102313</text:p>
          </table:table-cell>
          <table:table-cell office:value-type="string">
            <text:p><text:s text:c="4"/>3</text:p>
          </table:table-cell>
          <table:table-cell office:value-type="string">
            <text:p><text:s text:c="2"/>17.6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4">
            <text:p>2019102314</text:p>
          </table:table-cell>
          <table:table-cell office:value-type="string">
            <text:p><text:s text:c="4"/>3</text:p>
          </table:table-cell>
          <table:table-cell office:value-type="string">
            <text:p><text:s text:c="2"/>17.7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5">
            <text:p>2019102315</text:p>
          </table:table-cell>
          <table:table-cell office:value-type="string">
            <text:p><text:s text:c="4"/>3</text:p>
          </table:table-cell>
          <table:table-cell office:value-type="string">
            <text:p><text:s text:c="2"/>17.2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6">
            <text:p>2019102316</text:p>
          </table:table-cell>
          <table:table-cell office:value-type="string">
            <text:p><text:s text:c="4"/>3</text:p>
          </table:table-cell>
          <table:table-cell office:value-type="string">
            <text:p><text:s text:c="2"/>15.9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7">
            <text:p>2019102317</text:p>
          </table:table-cell>
          <table:table-cell office:value-type="string">
            <text:p><text:s text:c="4"/>3</text:p>
          </table:table-cell>
          <table:table-cell office:value-type="string">
            <text:p><text:s text:c="2"/>14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8">
            <text:p>2019102318</text:p>
          </table:table-cell>
          <table:table-cell office:value-type="string">
            <text:p><text:s text:c="4"/>3</text:p>
          </table:table-cell>
          <table:table-cell office:value-type="string">
            <text:p><text:s text:c="2"/>12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9">
            <text:p>2019102319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20">
            <text:p>2019102320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21">
            <text:p>2019102321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22">
            <text:p>2019102322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23">
            <text:p>2019102323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0">
            <text:p>2019102400</text:p>
          </table:table-cell>
          <table:table-cell office:value-type="string">
            <text:p><text:s text:c="4"/>3</text:p>
          </table:table-cell>
          <table:table-cell office:value-type="string">
            <text:p><text:s text:c="2"/>12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1">
            <text:p>2019102401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2">
            <text:p>2019102402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3">
            <text:p>2019102403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4">
            <text:p>2019102404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5">
            <text:p>2019102405</text:p>
          </table:table-cell>
          <table:table-cell office:value-type="string">
            <text:p><text:s text:c="4"/>3</text:p>
          </table:table-cell>
          <table:table-cell office:value-type="string">
            <text:p><text:s text:c="2"/>12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6">
            <text:p>2019102406</text:p>
          </table:table-cell>
          <table:table-cell office:value-type="string">
            <text:p><text:s text:c="4"/>3</text:p>
          </table:table-cell>
          <table:table-cell office:value-type="string">
            <text:p><text:s text:c="2"/>12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7">
            <text:p>2019102407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8">
            <text:p>2019102408</text:p>
          </table:table-cell>
          <table:table-cell office:value-type="string">
            <text:p><text:s text:c="4"/>3</text:p>
          </table:table-cell>
          <table:table-cell office:value-type="string">
            <text:p><text:s text:c="2"/>13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9">
            <text:p>2019102409</text:p>
          </table:table-cell>
          <table:table-cell office:value-type="string">
            <text:p><text:s text:c="4"/>3</text:p>
          </table:table-cell>
          <table:table-cell office:value-type="string">
            <text:p><text:s text:c="2"/>14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0">
            <text:p>2019102410</text:p>
          </table:table-cell>
          <table:table-cell office:value-type="string">
            <text:p><text:s text:c="4"/>3</text:p>
          </table:table-cell>
          <table:table-cell office:value-type="string">
            <text:p><text:s text:c="2"/>14.8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1">
            <text:p>2019102411</text:p>
          </table:table-cell>
          <table:table-cell office:value-type="string">
            <text:p><text:s text:c="4"/>3</text:p>
          </table:table-cell>
          <table:table-cell office:value-type="string">
            <text:p><text:s text:c="2"/>16.5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2">
            <text:p>2019102412</text:p>
          </table:table-cell>
          <table:table-cell office:value-type="string">
            <text:p><text:s text:c="4"/>3</text:p>
          </table:table-cell>
          <table:table-cell office:value-type="string">
            <text:p><text:s text:c="2"/>17.9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3">
            <text:p>2019102413</text:p>
          </table:table-cell>
          <table:table-cell office:value-type="string">
            <text:p><text:s text:c="4"/>3</text:p>
          </table:table-cell>
          <table:table-cell office:value-type="string">
            <text:p><text:s text:c="2"/>18.3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4">
            <text:p>2019102414</text:p>
          </table:table-cell>
          <table:table-cell office:value-type="string">
            <text:p><text:s text:c="4"/>3</text:p>
          </table:table-cell>
          <table:table-cell office:value-type="string">
            <text:p><text:s text:c="2"/>18.5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5">
            <text:p>2019102415</text:p>
          </table:table-cell>
          <table:table-cell office:value-type="string">
            <text:p><text:s text:c="4"/>3</text:p>
          </table:table-cell>
          <table:table-cell office:value-type="string">
            <text:p><text:s text:c="2"/>18.5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6">
            <text:p>2019102416</text:p>
          </table:table-cell>
          <table:table-cell office:value-type="string">
            <text:p><text:s text:c="4"/>3</text:p>
          </table:table-cell>
          <table:table-cell office:value-type="string">
            <text:p><text:s text:c="2"/>17.5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7">
            <text:p>2019102417</text:p>
          </table:table-cell>
          <table:table-cell office:value-type="string">
            <text:p><text:s text:c="4"/>3</text:p>
          </table:table-cell>
          <table:table-cell office:value-type="string">
            <text:p><text:s text:c="2"/>16.9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8">
            <text:p>2019102418</text:p>
          </table:table-cell>
          <table:table-cell office:value-type="string">
            <text:p><text:s text:c="4"/>3</text:p>
          </table:table-cell>
          <table:table-cell office:value-type="string">
            <text:p><text:s text:c="2"/>16.7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9">
            <text:p>2019102419</text:p>
          </table:table-cell>
          <table:table-cell office:value-type="string">
            <text:p><text:s text:c="4"/>3</text:p>
          </table:table-cell>
          <table:table-cell office:value-type="string">
            <text:p><text:s text:c="2"/>15.8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20">
            <text:p>2019102420</text:p>
          </table:table-cell>
          <table:table-cell office:value-type="string">
            <text:p><text:s text:c="4"/>3</text:p>
          </table:table-cell>
          <table:table-cell office:value-type="string">
            <text:p><text:s text:c="2"/>15.2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21">
            <text:p>2019102421</text:p>
          </table:table-cell>
          <table:table-cell office:value-type="string">
            <text:p><text:s text:c="4"/>3</text:p>
          </table:table-cell>
          <table:table-cell office:value-type="string">
            <text:p><text:s text:c="2"/>14.7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22">
            <text:p>2019102422</text:p>
          </table:table-cell>
          <table:table-cell office:value-type="string">
            <text:p><text:s text:c="4"/>3</text:p>
          </table:table-cell>
          <table:table-cell office:value-type="string">
            <text:p><text:s text:c="2"/>14.3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23">
            <text:p>2019102423</text:p>
          </table:table-cell>
          <table:table-cell office:value-type="string">
            <text:p><text:s text:c="4"/>3</text:p>
          </table:table-cell>
          <table:table-cell office:value-type="string">
            <text:p><text:s text:c="2"/>14.9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0">
            <text:p>2019102500</text:p>
          </table:table-cell>
          <table:table-cell office:value-type="string">
            <text:p><text:s text:c="4"/>3</text:p>
          </table:table-cell>
          <table:table-cell office:value-type="string">
            <text:p><text:s text:c="2"/>14.4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1">
            <text:p>2019102501</text:p>
          </table:table-cell>
          <table:table-cell office:value-type="string">
            <text:p><text:s text:c="4"/>3</text:p>
          </table:table-cell>
          <table:table-cell office:value-type="string">
            <text:p><text:s text:c="2"/>14.5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2">
            <text:p>2019102502</text:p>
          </table:table-cell>
          <table:table-cell office:value-type="string">
            <text:p><text:s text:c="4"/>3</text:p>
          </table:table-cell>
          <table:table-cell office:value-type="string">
            <text:p><text:s text:c="2"/>14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3">
            <text:p>2019102503</text:p>
          </table:table-cell>
          <table:table-cell office:value-type="string">
            <text:p><text:s text:c="4"/>3</text:p>
          </table:table-cell>
          <table:table-cell office:value-type="string">
            <text:p><text:s text:c="2"/>13.6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4">
            <text:p>2019102504</text:p>
          </table:table-cell>
          <table:table-cell office:value-type="string">
            <text:p><text:s text:c="4"/>3</text:p>
          </table:table-cell>
          <table:table-cell office:value-type="string">
            <text:p><text:s text:c="2"/>13.3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5">
            <text:p>2019102505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6">
            <text:p>2019102506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7">
            <text:p>2019102507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8">
            <text:p>2019102508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9">
            <text:p>2019102509</text:p>
          </table:table-cell>
          <table:table-cell office:value-type="string">
            <text:p><text:s text:c="4"/>3</text:p>
          </table:table-cell>
          <table:table-cell office:value-type="string">
            <text:p><text:s text:c="2"/>12.9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0">
            <text:p>2019102510</text:p>
          </table:table-cell>
          <table:table-cell office:value-type="string">
            <text:p><text:s text:c="4"/>3</text:p>
          </table:table-cell>
          <table:table-cell office:value-type="string">
            <text:p><text:s text:c="2"/>13.8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1">
            <text:p>2019102511</text:p>
          </table:table-cell>
          <table:table-cell office:value-type="string">
            <text:p><text:s text:c="4"/>3</text:p>
          </table:table-cell>
          <table:table-cell office:value-type="string">
            <text:p><text:s text:c="2"/>14.4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2">
            <text:p>2019102512</text:p>
          </table:table-cell>
          <table:table-cell office:value-type="string">
            <text:p><text:s text:c="4"/>3</text:p>
          </table:table-cell>
          <table:table-cell office:value-type="string">
            <text:p><text:s text:c="2"/>15.2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3">
            <text:p>2019102513</text:p>
          </table:table-cell>
          <table:table-cell office:value-type="string">
            <text:p><text:s text:c="4"/>3</text:p>
          </table:table-cell>
          <table:table-cell office:value-type="string">
            <text:p><text:s text:c="2"/>15.3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4">
            <text:p>2019102514</text:p>
          </table:table-cell>
          <table:table-cell office:value-type="string">
            <text:p><text:s text:c="4"/>3</text:p>
          </table:table-cell>
          <table:table-cell office:value-type="string">
            <text:p><text:s text:c="2"/>15.4</text:p>
          </table:table-cell>
          <table:table-cell office:value-type="string">
            <text:p><text:s text:c="2"/>5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5">
            <text:p>2019102515</text:p>
          </table:table-cell>
          <table:table-cell office:value-type="string">
            <text:p><text:s text:c="4"/>3</text:p>
          </table:table-cell>
          <table:table-cell office:value-type="string">
            <text:p><text:s text:c="2"/>15.5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6">
            <text:p>2019102516</text:p>
          </table:table-cell>
          <table:table-cell office:value-type="string">
            <text:p><text:s text:c="4"/>3</text:p>
          </table:table-cell>
          <table:table-cell office:value-type="string">
            <text:p><text:s text:c="2"/>14.6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7">
            <text:p>2019102517</text:p>
          </table:table-cell>
          <table:table-cell office:value-type="string">
            <text:p><text:s text:c="4"/>3</text:p>
          </table:table-cell>
          <table:table-cell office:value-type="string">
            <text:p><text:s text:c="2"/>14.3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8">
            <text:p>2019102518</text:p>
          </table:table-cell>
          <table:table-cell office:value-type="string">
            <text:p><text:s text:c="4"/>3</text:p>
          </table:table-cell>
          <table:table-cell office:value-type="string">
            <text:p><text:s text:c="2"/>14.5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9">
            <text:p>2019102519</text:p>
          </table:table-cell>
          <table:table-cell office:value-type="string">
            <text:p><text:s text:c="4"/>3</text:p>
          </table:table-cell>
          <table:table-cell office:value-type="string">
            <text:p><text:s text:c="2"/>14.7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20">
            <text:p>2019102520</text:p>
          </table:table-cell>
          <table:table-cell office:value-type="string">
            <text:p><text:s text:c="4"/>3</text:p>
          </table:table-cell>
          <table:table-cell office:value-type="string">
            <text:p><text:s text:c="2"/>14.7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21">
            <text:p>2019102521</text:p>
          </table:table-cell>
          <table:table-cell office:value-type="string">
            <text:p><text:s text:c="4"/>3</text:p>
          </table:table-cell>
          <table:table-cell office:value-type="string">
            <text:p><text:s text:c="2"/>13.5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22">
            <text:p>2019102522</text:p>
          </table:table-cell>
          <table:table-cell office:value-type="string">
            <text:p><text:s text:c="4"/>3</text:p>
          </table:table-cell>
          <table:table-cell office:value-type="string">
            <text:p><text:s text:c="2"/>13.3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23">
            <text:p>2019102523</text:p>
          </table:table-cell>
          <table:table-cell office:value-type="string">
            <text:p><text:s text:c="4"/>3</text:p>
          </table:table-cell>
          <table:table-cell office:value-type="string">
            <text:p><text:s text:c="2"/>13.7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0">
            <text:p>2019102600</text:p>
          </table:table-cell>
          <table:table-cell office:value-type="string">
            <text:p><text:s text:c="4"/>3</text:p>
          </table:table-cell>
          <table:table-cell office:value-type="string">
            <text:p><text:s text:c="2"/>13.7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1">
            <text:p>2019102601</text:p>
          </table:table-cell>
          <table:table-cell office:value-type="string">
            <text:p><text:s text:c="4"/>3</text:p>
          </table:table-cell>
          <table:table-cell office:value-type="string">
            <text:p><text:s text:c="2"/>13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2">
            <text:p>2019102602</text:p>
          </table:table-cell>
          <table:table-cell office:value-type="string">
            <text:p><text:s text:c="4"/>3</text:p>
          </table:table-cell>
          <table:table-cell office:value-type="string">
            <text:p><text:s text:c="2"/>14.0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3">
            <text:p>2019102603</text:p>
          </table:table-cell>
          <table:table-cell office:value-type="string">
            <text:p><text:s text:c="4"/>3</text:p>
          </table:table-cell>
          <table:table-cell office:value-type="string">
            <text:p><text:s text:c="2"/>14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4">
            <text:p>2019102604</text:p>
          </table:table-cell>
          <table:table-cell office:value-type="string">
            <text:p><text:s text:c="4"/>3</text:p>
          </table:table-cell>
          <table:table-cell office:value-type="string">
            <text:p><text:s text:c="2"/>14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5">
            <text:p>2019102605</text:p>
          </table:table-cell>
          <table:table-cell office:value-type="string">
            <text:p><text:s text:c="4"/>3</text:p>
          </table:table-cell>
          <table:table-cell office:value-type="string">
            <text:p><text:s text:c="2"/>13.9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6">
            <text:p>2019102606</text:p>
          </table:table-cell>
          <table:table-cell office:value-type="string">
            <text:p><text:s text:c="4"/>3</text:p>
          </table:table-cell>
          <table:table-cell office:value-type="string">
            <text:p><text:s text:c="2"/>14.1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7">
            <text:p>2019102607</text:p>
          </table:table-cell>
          <table:table-cell office:value-type="string">
            <text:p><text:s text:c="4"/>3</text:p>
          </table:table-cell>
          <table:table-cell office:value-type="string">
            <text:p><text:s text:c="2"/>14.3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8">
            <text:p>2019102608</text:p>
          </table:table-cell>
          <table:table-cell office:value-type="string">
            <text:p><text:s text:c="4"/>3</text:p>
          </table:table-cell>
          <table:table-cell office:value-type="string">
            <text:p><text:s text:c="2"/>14.5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9">
            <text:p>2019102609</text:p>
          </table:table-cell>
          <table:table-cell office:value-type="string">
            <text:p><text:s text:c="4"/>3</text:p>
          </table:table-cell>
          <table:table-cell office:value-type="string">
            <text:p><text:s text:c="2"/>14.8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0">
            <text:p>2019102610</text:p>
          </table:table-cell>
          <table:table-cell office:value-type="string">
            <text:p><text:s text:c="4"/>3</text:p>
          </table:table-cell>
          <table:table-cell office:value-type="string">
            <text:p><text:s text:c="2"/>16.3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1">
            <text:p>2019102611</text:p>
          </table:table-cell>
          <table:table-cell office:value-type="string">
            <text:p><text:s text:c="4"/>3</text:p>
          </table:table-cell>
          <table:table-cell office:value-type="string">
            <text:p><text:s text:c="2"/>17.0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2">
            <text:p>2019102612</text:p>
          </table:table-cell>
          <table:table-cell office:value-type="string">
            <text:p><text:s text:c="4"/>3</text:p>
          </table:table-cell>
          <table:table-cell office:value-type="string">
            <text:p><text:s text:c="2"/>17.2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3">
            <text:p>2019102613</text:p>
          </table:table-cell>
          <table:table-cell office:value-type="string">
            <text:p><text:s text:c="4"/>3</text:p>
          </table:table-cell>
          <table:table-cell office:value-type="string">
            <text:p><text:s text:c="2"/>18.7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4">
            <text:p>2019102614</text:p>
          </table:table-cell>
          <table:table-cell office:value-type="string">
            <text:p><text:s text:c="4"/>3</text:p>
          </table:table-cell>
          <table:table-cell office:value-type="string">
            <text:p><text:s text:c="2"/>18.8</text:p>
          </table:table-cell>
          <table:table-cell office:value-type="string">
            <text:p><text:s text:c="2"/>6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5">
            <text:p>2019102615</text:p>
          </table:table-cell>
          <table:table-cell office:value-type="string">
            <text:p><text:s text:c="4"/>3</text:p>
          </table:table-cell>
          <table:table-cell office:value-type="string">
            <text:p><text:s text:c="2"/>18.8</text:p>
          </table:table-cell>
          <table:table-cell office:value-type="string">
            <text:p><text:s text:c="2"/>6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6">
            <text:p>2019102616</text:p>
          </table:table-cell>
          <table:table-cell office:value-type="string">
            <text:p><text:s text:c="4"/>3</text:p>
          </table:table-cell>
          <table:table-cell office:value-type="string">
            <text:p><text:s text:c="2"/>18.1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7">
            <text:p>2019102617</text:p>
          </table:table-cell>
          <table:table-cell office:value-type="string">
            <text:p><text:s text:c="4"/>3</text:p>
          </table:table-cell>
          <table:table-cell office:value-type="string">
            <text:p><text:s text:c="2"/>16.9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8">
            <text:p>2019102618</text:p>
          </table:table-cell>
          <table:table-cell office:value-type="string">
            <text:p><text:s text:c="4"/>3</text:p>
          </table:table-cell>
          <table:table-cell office:value-type="string">
            <text:p><text:s text:c="2"/>16.6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9">
            <text:p>2019102619</text:p>
          </table:table-cell>
          <table:table-cell office:value-type="string">
            <text:p><text:s text:c="4"/>3</text:p>
          </table:table-cell>
          <table:table-cell office:value-type="string">
            <text:p><text:s text:c="2"/>16.5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20">
            <text:p>2019102620</text:p>
          </table:table-cell>
          <table:table-cell office:value-type="string">
            <text:p><text:s text:c="4"/>3</text:p>
          </table:table-cell>
          <table:table-cell office:value-type="string">
            <text:p><text:s text:c="2"/>15.9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21">
            <text:p>2019102621</text:p>
          </table:table-cell>
          <table:table-cell office:value-type="string">
            <text:p><text:s text:c="4"/>3</text:p>
          </table:table-cell>
          <table:table-cell office:value-type="string">
            <text:p><text:s text:c="2"/>16.0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22">
            <text:p>2019102622</text:p>
          </table:table-cell>
          <table:table-cell office:value-type="string">
            <text:p><text:s text:c="4"/>3</text:p>
          </table:table-cell>
          <table:table-cell office:value-type="string">
            <text:p><text:s text:c="2"/>16.7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23">
            <text:p>2019102623</text:p>
          </table:table-cell>
          <table:table-cell office:value-type="string">
            <text:p><text:s text:c="4"/>3</text:p>
          </table:table-cell>
          <table:table-cell office:value-type="string">
            <text:p><text:s text:c="2"/>16.9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0">
            <text:p>2019102700</text:p>
          </table:table-cell>
          <table:table-cell office:value-type="string">
            <text:p><text:s text:c="4"/>3</text:p>
          </table:table-cell>
          <table:table-cell office:value-type="string">
            <text:p><text:s text:c="2"/>17.4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1">
            <text:p>2019102701</text:p>
          </table:table-cell>
          <table:table-cell office:value-type="string">
            <text:p><text:s text:c="4"/>3</text:p>
          </table:table-cell>
          <table:table-cell office:value-type="string">
            <text:p><text:s text:c="2"/>15.5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2">
            <text:p>2019102702</text:p>
          </table:table-cell>
          <table:table-cell office:value-type="string">
            <text:p><text:s text:c="4"/>3</text:p>
          </table:table-cell>
          <table:table-cell office:value-type="string">
            <text:p><text:s text:c="2"/>14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3">
            <text:p>2019102703</text:p>
          </table:table-cell>
          <table:table-cell office:value-type="string">
            <text:p><text:s text:c="4"/>3</text:p>
          </table:table-cell>
          <table:table-cell office:value-type="string">
            <text:p><text:s text:c="2"/>13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4">
            <text:p>2019102704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5">
            <text:p>2019102705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6">
            <text:p>2019102706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7">
            <text:p>2019102707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8">
            <text:p>2019102708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9">
            <text:p>2019102709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0">
            <text:p>2019102710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1">
            <text:p>2019102711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2">
            <text:p>2019102712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3">
            <text:p>2019102713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4">
            <text:p>2019102714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5">
            <text:p>2019102715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6">
            <text:p>2019102716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7">
            <text:p>2019102717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8">
            <text:p>2019102718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9">
            <text:p>2019102719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20">
            <text:p>2019102720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21">
            <text:p>2019102721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22">
            <text:p>2019102722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23">
            <text:p>2019102723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0">
            <text:p>2019102800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1">
            <text:p>2019102801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2">
            <text:p>2019102802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3">
            <text:p>2019102803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4">
            <text:p>2019102804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5">
            <text:p>2019102805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6">
            <text:p>2019102806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7">
            <text:p>2019102807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8">
            <text:p>2019102808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9">
            <text:p>2019102809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0">
            <text:p>2019102810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1">
            <text:p>2019102811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2">
            <text:p>2019102812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3">
            <text:p>2019102813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4">
            <text:p>2019102814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5">
            <text:p>2019102815</text:p>
          </table:table-cell>
          <table:table-cell office:value-type="string">
            <text:p><text:s text:c="4"/>3</text:p>
          </table:table-cell>
          <table:table-cell office:value-type="string">
            <text:p><text:s text:c="2"/>10.5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6">
            <text:p>2019102816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7">
            <text:p>2019102817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8">
            <text:p>2019102818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9">
            <text:p>2019102819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20">
            <text:p>2019102820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21">
            <text:p>2019102821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22">
            <text:p>2019102822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23">
            <text:p>2019102823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0">
            <text:p>2019102900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1">
            <text:p>2019102901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2">
            <text:p>2019102902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3">
            <text:p>2019102903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4">
            <text:p>2019102904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5">
            <text:p>2019102905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6">
            <text:p>2019102906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7">
            <text:p>2019102907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8">
            <text:p>2019102908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9">
            <text:p>2019102909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0">
            <text:p>2019102910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1">
            <text:p>2019102911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2">
            <text:p>2019102912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3">
            <text:p>2019102913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5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4">
            <text:p>2019102914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5">
            <text:p>2019102915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6">
            <text:p>2019102916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7">
            <text:p>2019102917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8">
            <text:p>2019102918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9">
            <text:p>2019102919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20">
            <text:p>2019102920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21">
            <text:p>2019102921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22">
            <text:p>2019102922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23">
            <text:p>2019102923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0">
            <text:p>2019103000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1">
            <text:p>2019103001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2">
            <text:p>2019103002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3">
            <text:p>2019103003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4">
            <text:p>2019103004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5">
            <text:p>2019103005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6">
            <text:p>2019103006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7">
            <text:p>2019103007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8">
            <text:p>2019103008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9">
            <text:p>2019103009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0">
            <text:p>2019103010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1">
            <text:p>2019103011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2">
            <text:p>2019103012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3">
            <text:p>2019103013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4">
            <text:p>2019103014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5">
            <text:p>2019103015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6">
            <text:p>2019103016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7">
            <text:p>2019103017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8">
            <text:p>2019103018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9">
            <text:p>2019103019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20">
            <text:p>2019103020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21">
            <text:p>2019103021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22">
            <text:p>2019103022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23">
            <text:p>2019103023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0">
            <text:p>2019103100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1">
            <text:p>2019103101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2">
            <text:p>2019103102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3">
            <text:p>2019103103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4">
            <text:p>2019103104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5">
            <text:p>2019103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6">
            <text:p>2019103106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7">
            <text:p>2019103107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8">
            <text:p>2019103108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9">
            <text:p>2019103109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0">
            <text:p>2019103110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1">
            <text:p>2019103111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2">
            <text:p>2019103112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5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3">
            <text:p>2019103113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5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4">
            <text:p>2019103114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5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5">
            <text:p>2019103115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5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6">
            <text:p>2019103116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7">
            <text:p>2019103117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8">
            <text:p>2019103118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9">
            <text:p>2019103119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20">
            <text:p>2019103120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21">
            <text:p>2019103121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22">
            <text:p>2019103122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23">
            <text:p>2019103123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0">
            <text:p>2019110100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1">
            <text:p>2019110101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2">
            <text:p>2019110102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3">
            <text:p>2019110103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4">
            <text:p>2019110104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5">
            <text:p>2019110105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6">
            <text:p>2019110106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7">
            <text:p>2019110107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8">
            <text:p>2019110108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9">
            <text:p>2019110109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0">
            <text:p>2019110110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1">
            <text:p>2019110111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2">
            <text:p>2019110112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3">
            <text:p>2019110113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4">
            <text:p>2019110114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5">
            <text:p>2019110115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6">
            <text:p>2019110116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7">
            <text:p>2019110117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8">
            <text:p>2019110118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9">
            <text:p>2019110119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20">
            <text:p>2019110120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21">
            <text:p>2019110121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22">
            <text:p>2019110122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23">
            <text:p>2019110123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0">
            <text:p>2019110200</text:p>
          </table:table-cell>
          <table:table-cell office:value-type="string">
            <text:p><text:s text:c="4"/>3</text:p>
          </table:table-cell>
          <table:table-cell office:value-type="string">
            <text:p><text:s text:c="2"/>11.8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1">
            <text:p>2019110201</text:p>
          </table:table-cell>
          <table:table-cell office:value-type="string">
            <text:p><text:s text:c="4"/>3</text:p>
          </table:table-cell>
          <table:table-cell office:value-type="string">
            <text:p><text:s text:c="2"/>11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2">
            <text:p>2019110202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3">
            <text:p>2019110203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4">
            <text:p>2019110204</text:p>
          </table:table-cell>
          <table:table-cell office:value-type="string">
            <text:p><text:s text:c="4"/>3</text:p>
          </table:table-cell>
          <table:table-cell office:value-type="string">
            <text:p><text:s text:c="2"/>13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5">
            <text:p>2019110205</text:p>
          </table:table-cell>
          <table:table-cell office:value-type="string">
            <text:p><text:s text:c="4"/>3</text:p>
          </table:table-cell>
          <table:table-cell office:value-type="string">
            <text:p><text:s text:c="2"/>13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6">
            <text:p>2019110206</text:p>
          </table:table-cell>
          <table:table-cell office:value-type="string">
            <text:p><text:s text:c="4"/>3</text:p>
          </table:table-cell>
          <table:table-cell office:value-type="string">
            <text:p><text:s text:c="2"/>13.1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7">
            <text:p>2019110207</text:p>
          </table:table-cell>
          <table:table-cell office:value-type="string">
            <text:p><text:s text:c="4"/>3</text:p>
          </table:table-cell>
          <table:table-cell office:value-type="string">
            <text:p><text:s text:c="2"/>13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8">
            <text:p>2019110208</text:p>
          </table:table-cell>
          <table:table-cell office:value-type="string">
            <text:p><text:s text:c="4"/>3</text:p>
          </table:table-cell>
          <table:table-cell office:value-type="string">
            <text:p><text:s text:c="2"/>13.5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9">
            <text:p>2019110209</text:p>
          </table:table-cell>
          <table:table-cell office:value-type="string">
            <text:p><text:s text:c="4"/>3</text:p>
          </table:table-cell>
          <table:table-cell office:value-type="string">
            <text:p><text:s text:c="2"/>13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0">
            <text:p>2019110210</text:p>
          </table:table-cell>
          <table:table-cell office:value-type="string">
            <text:p><text:s text:c="4"/>3</text:p>
          </table:table-cell>
          <table:table-cell office:value-type="string">
            <text:p><text:s text:c="2"/>14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1">
            <text:p>2019110211</text:p>
          </table:table-cell>
          <table:table-cell office:value-type="string">
            <text:p><text:s text:c="4"/>3</text:p>
          </table:table-cell>
          <table:table-cell office:value-type="string">
            <text:p><text:s text:c="2"/>13.6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2">
            <text:p>2019110212</text:p>
          </table:table-cell>
          <table:table-cell office:value-type="string">
            <text:p><text:s text:c="4"/>3</text:p>
          </table:table-cell>
          <table:table-cell office:value-type="string">
            <text:p><text:s text:c="2"/>12.8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3">
            <text:p>2019110213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4">
            <text:p>2019110214</text:p>
          </table:table-cell>
          <table:table-cell office:value-type="string">
            <text:p><text:s text:c="4"/>3</text:p>
          </table:table-cell>
          <table:table-cell office:value-type="string">
            <text:p><text:s text:c="2"/>13.2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5">
            <text:p>2019110215</text:p>
          </table:table-cell>
          <table:table-cell office:value-type="string">
            <text:p><text:s text:c="4"/>3</text:p>
          </table:table-cell>
          <table:table-cell office:value-type="string">
            <text:p><text:s text:c="2"/>13.3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6">
            <text:p>2019110216</text:p>
          </table:table-cell>
          <table:table-cell office:value-type="string">
            <text:p><text:s text:c="4"/>3</text:p>
          </table:table-cell>
          <table:table-cell office:value-type="string">
            <text:p><text:s text:c="2"/>13.3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7">
            <text:p>2019110217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8">
            <text:p>2019110218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9">
            <text:p>2019110219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20">
            <text:p>2019110220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21">
            <text:p>2019110221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22">
            <text:p>2019110222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23">
            <text:p>2019110223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0">
            <text:p>2019110300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1">
            <text:p>2019110301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2">
            <text:p>2019110302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3">
            <text:p>2019110303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4">
            <text:p>2019110304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5">
            <text:p>2019110305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6">
            <text:p>2019110306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7">
            <text:p>2019110307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8">
            <text:p>2019110308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9">
            <text:p>2019110309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0">
            <text:p>2019110310</text:p>
          </table:table-cell>
          <table:table-cell office:value-type="string">
            <text:p><text:s text:c="4"/>3</text:p>
          </table:table-cell>
          <table:table-cell office:value-type="string">
            <text:p><text:s text:c="2"/>11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1">
            <text:p>2019110311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2">
            <text:p>2019110312</text:p>
          </table:table-cell>
          <table:table-cell office:value-type="string">
            <text:p><text:s text:c="4"/>3</text:p>
          </table:table-cell>
          <table:table-cell office:value-type="string">
            <text:p><text:s text:c="2"/>13.2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3">
            <text:p>2019110313</text:p>
          </table:table-cell>
          <table:table-cell office:value-type="string">
            <text:p><text:s text:c="4"/>3</text:p>
          </table:table-cell>
          <table:table-cell office:value-type="string">
            <text:p><text:s text:c="2"/>14.0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4">
            <text:p>2019110314</text:p>
          </table:table-cell>
          <table:table-cell office:value-type="string">
            <text:p><text:s text:c="4"/>3</text:p>
          </table:table-cell>
          <table:table-cell office:value-type="string">
            <text:p><text:s text:c="2"/>13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5">
            <text:p>2019110315</text:p>
          </table:table-cell>
          <table:table-cell office:value-type="string">
            <text:p><text:s text:c="4"/>3</text:p>
          </table:table-cell>
          <table:table-cell office:value-type="string">
            <text:p><text:s text:c="2"/>12.8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6">
            <text:p>2019110316</text:p>
          </table:table-cell>
          <table:table-cell office:value-type="string">
            <text:p><text:s text:c="4"/>3</text:p>
          </table:table-cell>
          <table:table-cell office:value-type="string">
            <text:p><text:s text:c="2"/>12.9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7">
            <text:p>2019110317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8">
            <text:p>2019110318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9">
            <text:p>2019110319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20">
            <text:p>2019110320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21">
            <text:p>2019110321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22">
            <text:p>2019110322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23">
            <text:p>2019110323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0">
            <text:p>2019110400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1">
            <text:p>2019110401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2">
            <text:p>2019110402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3">
            <text:p>2019110403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4">
            <text:p>2019110404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5">
            <text:p>2019110405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6">
            <text:p>2019110406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7">
            <text:p>2019110407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8">
            <text:p>2019110408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9">
            <text:p>2019110409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0">
            <text:p>2019110410</text:p>
          </table:table-cell>
          <table:table-cell office:value-type="string">
            <text:p><text:s text:c="4"/>3</text:p>
          </table:table-cell>
          <table:table-cell office:value-type="string">
            <text:p><text:s text:c="2"/>10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1">
            <text:p>2019110411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2">
            <text:p>2019110412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3">
            <text:p>2019110413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4">
            <text:p>2019110414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5">
            <text:p>2019110415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6">
            <text:p>2019110416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7">
            <text:p>2019110417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8">
            <text:p>2019110418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9">
            <text:p>2019110419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20">
            <text:p>2019110420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21">
            <text:p>2019110421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22">
            <text:p>2019110422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23">
            <text:p>2019110423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0">
            <text:p>2019110500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1">
            <text:p>2019110501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2">
            <text:p>2019110502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3">
            <text:p>2019110503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4">
            <text:p>2019110504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5">
            <text:p>2019110505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6">
            <text:p>2019110506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7">
            <text:p>2019110507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8">
            <text:p>2019110508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9">
            <text:p>2019110509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0">
            <text:p>2019110510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1">
            <text:p>2019110511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2">
            <text:p>2019110512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3">
            <text:p>2019110513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4">
            <text:p>2019110514</text:p>
          </table:table-cell>
          <table:table-cell office:value-type="string">
            <text:p><text:s text:c="4"/>3</text:p>
          </table:table-cell>
          <table:table-cell office:value-type="string">
            <text:p><text:s text:c="3"/>9.6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5">
            <text:p>2019110515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6">
            <text:p>2019110516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7">
            <text:p>2019110517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8">
            <text:p>2019110518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9">
            <text:p>2019110519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20">
            <text:p>2019110520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21">
            <text:p>2019110521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22">
            <text:p>2019110522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23">
            <text:p>2019110523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0">
            <text:p>2019110600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1">
            <text:p>2019110601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2">
            <text:p>2019110602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3">
            <text:p>2019110603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4">
            <text:p>2019110604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5">
            <text:p>2019110605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6">
            <text:p>2019110606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7">
            <text:p>2019110607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8">
            <text:p>2019110608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9">
            <text:p>2019110609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0">
            <text:p>2019110610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1">
            <text:p>2019110611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2">
            <text:p>2019110612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3">
            <text:p>2019110613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4">
            <text:p>2019110614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5">
            <text:p>2019110615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6">
            <text:p>2019110616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7">
            <text:p>2019110617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8">
            <text:p>2019110618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9">
            <text:p>2019110619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20">
            <text:p>2019110620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21">
            <text:p>2019110621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22">
            <text:p>2019110622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23">
            <text:p>2019110623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0">
            <text:p>2019110700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1">
            <text:p>2019110701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2">
            <text:p>2019110702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3">
            <text:p>2019110703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4">
            <text:p>2019110704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5">
            <text:p>2019110705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6">
            <text:p>2019110706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7">
            <text:p>2019110707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8">
            <text:p>2019110708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9">
            <text:p>2019110709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0">
            <text:p>2019110710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1">
            <text:p>2019110711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2">
            <text:p>2019110712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3">
            <text:p>2019110713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4">
            <text:p>2019110714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5">
            <text:p>2019110715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6">
            <text:p>2019110716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7">
            <text:p>2019110717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8">
            <text:p>2019110718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9">
            <text:p>2019110719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20">
            <text:p>2019110720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21">
            <text:p>2019110721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22">
            <text:p>2019110722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23">
            <text:p>2019110723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0">
            <text:p>2019110800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1">
            <text:p>2019110801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2">
            <text:p>2019110802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3">
            <text:p>2019110803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4">
            <text:p>2019110804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5">
            <text:p>2019110805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6">
            <text:p>2019110806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7">
            <text:p>2019110807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8">
            <text:p>2019110808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9">
            <text:p>2019110809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0">
            <text:p>2019110810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1">
            <text:p>2019110811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2">
            <text:p>2019110812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3">
            <text:p>2019110813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6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4">
            <text:p>2019110814</text:p>
          </table:table-cell>
          <table:table-cell office:value-type="string">
            <text:p><text:s text:c="4"/>3</text:p>
          </table:table-cell>
          <table:table-cell office:value-type="string">
            <text:p><text:s text:c="3"/>9.6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5">
            <text:p>2019110815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6">
            <text:p>2019110816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7">
            <text:p>2019110817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8">
            <text:p>2019110818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9">
            <text:p>2019110819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20">
            <text:p>2019110820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21">
            <text:p>2019110821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22">
            <text:p>2019110822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23">
            <text:p>2019110823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0">
            <text:p>2019110900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1">
            <text:p>2019110901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2">
            <text:p>2019110902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3">
            <text:p>2019110903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4">
            <text:p>2019110904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5">
            <text:p>2019110905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6">
            <text:p>2019110906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7">
            <text:p>2019110907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8">
            <text:p>2019110908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9">
            <text:p>2019110909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0">
            <text:p>2019110910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1">
            <text:p>2019110911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2">
            <text:p>2019110912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3">
            <text:p>2019110913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4">
            <text:p>2019110914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5">
            <text:p>2019110915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6">
            <text:p>2019110916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7">
            <text:p>2019110917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8">
            <text:p>2019110918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9">
            <text:p>2019110919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20">
            <text:p>2019110920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21">
            <text:p>2019110921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22">
            <text:p>2019110922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23">
            <text:p>2019110923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0">
            <text:p>2019111000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1">
            <text:p>2019111001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2">
            <text:p>2019111002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3">
            <text:p>2019111003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4">
            <text:p>2019111004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5">
            <text:p>2019111005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6">
            <text:p>2019111006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7">
            <text:p>2019111007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8">
            <text:p>2019111008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9">
            <text:p>2019111009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0">
            <text:p>2019111010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1">
            <text:p>2019111011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2">
            <text:p>2019111012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3">
            <text:p>2019111013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6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4">
            <text:p>2019111014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5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5">
            <text:p>2019111015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6">
            <text:p>2019111016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7">
            <text:p>2019111017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8">
            <text:p>2019111018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9">
            <text:p>2019111019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20">
            <text:p>2019111020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21">
            <text:p>2019111021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22">
            <text:p>2019111022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23">
            <text:p>2019111023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0">
            <text:p>2019111100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1">
            <text:p>2019111101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2">
            <text:p>2019111102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3">
            <text:p>2019111103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4">
            <text:p>2019111104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5">
            <text:p>2019111105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6">
            <text:p>2019111106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7">
            <text:p>2019111107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8">
            <text:p>2019111108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9">
            <text:p>2019111109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0">
            <text:p>2019111110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1">
            <text:p>2019111111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2">
            <text:p>2019111112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3">
            <text:p>2019111113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4">
            <text:p>2019111114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5">
            <text:p>2019111115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6">
            <text:p>2019111116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7">
            <text:p>2019111117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8">
            <text:p>2019111118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9">
            <text:p>2019111119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20">
            <text:p>2019111120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21">
            <text:p>2019111121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22">
            <text:p>2019111122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23">
            <text:p>2019111123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0">
            <text:p>2019111200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1">
            <text:p>2019111201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2">
            <text:p>2019111202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3">
            <text:p>2019111203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4">
            <text:p>2019111204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5">
            <text:p>2019111205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6">
            <text:p>2019111206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7">
            <text:p>2019111207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8">
            <text:p>2019111208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9">
            <text:p>2019111209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0">
            <text:p>2019111210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1">
            <text:p>2019111211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2">
            <text:p>2019111212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3">
            <text:p>2019111213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4">
            <text:p>2019111214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5">
            <text:p>2019111215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6">
            <text:p>2019111216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7">
            <text:p>2019111217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8">
            <text:p>2019111218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9">
            <text:p>2019111219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20">
            <text:p>2019111220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21">
            <text:p>2019111221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22">
            <text:p>2019111222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23">
            <text:p>2019111223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0">
            <text:p>2019111300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1">
            <text:p>2019111301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2">
            <text:p>2019111302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3">
            <text:p>2019111303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4">
            <text:p>2019111304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5">
            <text:p>2019111305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6">
            <text:p>2019111306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7">
            <text:p>2019111307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8">
            <text:p>2019111308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9">
            <text:p>2019111309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0">
            <text:p>2019111310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1">
            <text:p>2019111311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2">
            <text:p>2019111312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3">
            <text:p>2019111313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4">
            <text:p>2019111314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5">
            <text:p>2019111315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6">
            <text:p>2019111316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7">
            <text:p>2019111317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8">
            <text:p>2019111318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9">
            <text:p>2019111319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20">
            <text:p>2019111320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21">
            <text:p>2019111321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22">
            <text:p>2019111322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23">
            <text:p>2019111323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0">
            <text:p>2019111400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1">
            <text:p>2019111401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2">
            <text:p>2019111402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3">
            <text:p>2019111403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4">
            <text:p>2019111404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5">
            <text:p>2019111405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6">
            <text:p>2019111406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7">
            <text:p>2019111407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8">
            <text:p>2019111408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9">
            <text:p>2019111409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0">
            <text:p>2019111410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1">
            <text:p>2019111411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2">
            <text:p>2019111412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3">
            <text:p>2019111413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6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4">
            <text:p>2019111414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5">
            <text:p>2019111415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6">
            <text:p>2019111416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7">
            <text:p>2019111417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8">
            <text:p>2019111418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9">
            <text:p>2019111419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20">
            <text:p>2019111420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21">
            <text:p>2019111421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22">
            <text:p>2019111422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23">
            <text:p>2019111423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0">
            <text:p>2019111500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1">
            <text:p>2019111501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2">
            <text:p>2019111502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3">
            <text:p>2019111503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4">
            <text:p>2019111504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5">
            <text:p>2019111505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6">
            <text:p>2019111506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7">
            <text:p>2019111507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8">
            <text:p>2019111508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9">
            <text:p>2019111509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0">
            <text:p>2019111510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1">
            <text:p>2019111511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2">
            <text:p>2019111512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3">
            <text:p>2019111513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4">
            <text:p>2019111514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5">
            <text:p>2019111515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6">
            <text:p>2019111516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7">
            <text:p>2019111517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8">
            <text:p>2019111518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9">
            <text:p>2019111519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20">
            <text:p>2019111520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21">
            <text:p>2019111521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22">
            <text:p>2019111522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23">
            <text:p>2019111523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0">
            <text:p>2019111600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1">
            <text:p>2019111601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2">
            <text:p>2019111602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3">
            <text:p>2019111603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4">
            <text:p>2019111604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5">
            <text:p>2019111605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6">
            <text:p>2019111606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7">
            <text:p>2019111607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8">
            <text:p>2019111608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9">
            <text:p>2019111609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0">
            <text:p>2019111610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1">
            <text:p>2019111611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2">
            <text:p>2019111612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3">
            <text:p>2019111613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4">
            <text:p>2019111614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5">
            <text:p>2019111615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6">
            <text:p>2019111616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7">
            <text:p>2019111617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8">
            <text:p>2019111618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9">
            <text:p>2019111619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20">
            <text:p>2019111620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21">
            <text:p>2019111621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22">
            <text:p>2019111622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23">
            <text:p>2019111623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0">
            <text:p>2019111700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1">
            <text:p>2019111701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2">
            <text:p>2019111702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3">
            <text:p>2019111703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4">
            <text:p>2019111704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5">
            <text:p>2019111705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6">
            <text:p>2019111706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7">
            <text:p>2019111707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8">
            <text:p>2019111708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9">
            <text:p>2019111709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0">
            <text:p>2019111710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1">
            <text:p>2019111711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2">
            <text:p>2019111712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3">
            <text:p>2019111713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4">
            <text:p>2019111714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5">
            <text:p>2019111715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6">
            <text:p>2019111716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7">
            <text:p>2019111717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8">
            <text:p>2019111718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9">
            <text:p>2019111719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20">
            <text:p>2019111720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21">
            <text:p>2019111721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22">
            <text:p>2019111722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23">
            <text:p>2019111723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0">
            <text:p>2019111800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1">
            <text:p>2019111801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2">
            <text:p>2019111802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3">
            <text:p>2019111803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4">
            <text:p>2019111804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5">
            <text:p>2019111805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6">
            <text:p>2019111806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7">
            <text:p>2019111807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8">
            <text:p>2019111808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9">
            <text:p>2019111809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0">
            <text:p>2019111810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1">
            <text:p>2019111811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2">
            <text:p>2019111812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3">
            <text:p>2019111813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4">
            <text:p>2019111814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5">
            <text:p>2019111815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6">
            <text:p>2019111816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7">
            <text:p>2019111817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8">
            <text:p>2019111818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9">
            <text:p>2019111819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20">
            <text:p>2019111820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21">
            <text:p>2019111821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22">
            <text:p>2019111822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23">
            <text:p>2019111823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0">
            <text:p>2019111900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1">
            <text:p>2019111901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2">
            <text:p>2019111902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3">
            <text:p>2019111903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4">
            <text:p>2019111904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5">
            <text:p>2019111905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6">
            <text:p>2019111906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7">
            <text:p>2019111907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8">
            <text:p>2019111908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9">
            <text:p>2019111909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0">
            <text:p>2019111910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1">
            <text:p>2019111911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2">
            <text:p>2019111912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3">
            <text:p>2019111913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4">
            <text:p>2019111914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5">
            <text:p>2019111915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6">
            <text:p>2019111916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7">
            <text:p>2019111917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8">
            <text:p>2019111918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9">
            <text:p>2019111919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20">
            <text:p>2019111920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21">
            <text:p>2019111921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22">
            <text:p>2019111922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23">
            <text:p>2019111923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0">
            <text:p>2019112000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1">
            <text:p>2019112001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2">
            <text:p>2019112002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3">
            <text:p>2019112003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4">
            <text:p>2019112004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5">
            <text:p>2019112005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6">
            <text:p>2019112006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7">
            <text:p>2019112007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8">
            <text:p>2019112008</text:p>
          </table:table-cell>
          <table:table-cell office:value-type="string">
            <text:p><text:s text:c="4"/>3</text:p>
          </table:table-cell>
          <table:table-cell office:value-type="string">
            <text:p><text:s text:c="2"/>-0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9">
            <text:p>2019112009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0">
            <text:p>2019112010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1">
            <text:p>2019112011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2">
            <text:p>2019112012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3">
            <text:p>2019112013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4">
            <text:p>2019112014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5">
            <text:p>2019112015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6">
            <text:p>2019112016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7">
            <text:p>2019112017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8">
            <text:p>2019112018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9">
            <text:p>2019112019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20">
            <text:p>2019112020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21">
            <text:p>2019112021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22">
            <text:p>2019112022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23">
            <text:p>201911202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0">
            <text:p>2019112100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1">
            <text:p>2019112101</text:p>
          </table:table-cell>
          <table:table-cell office:value-type="string">
            <text:p><text:s text:c="4"/>3</text:p>
          </table:table-cell>
          <table:table-cell office:value-type="string">
            <text:p><text:s text:c="2"/>-0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2">
            <text:p>2019112102</text:p>
          </table:table-cell>
          <table:table-cell office:value-type="string">
            <text:p><text:s text:c="4"/>3</text:p>
          </table:table-cell>
          <table:table-cell office:value-type="string">
            <text:p><text:s text:c="2"/>-0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3">
            <text:p>2019112103</text:p>
          </table:table-cell>
          <table:table-cell office:value-type="string">
            <text:p><text:s text:c="4"/>3</text:p>
          </table:table-cell>
          <table:table-cell office:value-type="string">
            <text:p><text:s text:c="2"/>-0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4">
            <text:p>2019112104</text:p>
          </table:table-cell>
          <table:table-cell office:value-type="string">
            <text:p><text:s text:c="4"/>3</text:p>
          </table:table-cell>
          <table:table-cell office:value-type="string">
            <text:p><text:s text:c="2"/>-0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5">
            <text:p>2019112105</text:p>
          </table:table-cell>
          <table:table-cell office:value-type="string">
            <text:p><text:s text:c="4"/>3</text:p>
          </table:table-cell>
          <table:table-cell office:value-type="string">
            <text:p><text:s text:c="2"/>-1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6">
            <text:p>2019112106</text:p>
          </table:table-cell>
          <table:table-cell office:value-type="string">
            <text:p><text:s text:c="4"/>3</text:p>
          </table:table-cell>
          <table:table-cell office:value-type="string">
            <text:p><text:s text:c="2"/>-1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7">
            <text:p>2019112107</text:p>
          </table:table-cell>
          <table:table-cell office:value-type="string">
            <text:p><text:s text:c="4"/>3</text:p>
          </table:table-cell>
          <table:table-cell office:value-type="string">
            <text:p><text:s text:c="2"/>-1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8">
            <text:p>2019112108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9">
            <text:p>2019112109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0">
            <text:p>2019112110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1">
            <text:p>2019112111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2">
            <text:p>2019112112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3">
            <text:p>2019112113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4">
            <text:p>2019112114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5">
            <text:p>2019112115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6">
            <text:p>2019112116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7">
            <text:p>2019112117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8">
            <text:p>2019112118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9">
            <text:p>2019112119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20">
            <text:p>2019112120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21">
            <text:p>2019112121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22">
            <text:p>2019112122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23">
            <text:p>2019112123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0">
            <text:p>2019112200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1">
            <text:p>2019112201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2">
            <text:p>2019112202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3">
            <text:p>2019112203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4">
            <text:p>2019112204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5">
            <text:p>2019112205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6">
            <text:p>2019112206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7">
            <text:p>2019112207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8">
            <text:p>2019112208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9">
            <text:p>2019112209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0">
            <text:p>2019112210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1">
            <text:p>2019112211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2">
            <text:p>2019112212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3">
            <text:p>2019112213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4">
            <text:p>2019112214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5">
            <text:p>2019112215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6">
            <text:p>2019112216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7">
            <text:p>2019112217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8">
            <text:p>2019112218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9">
            <text:p>2019112219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20">
            <text:p>2019112220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21">
            <text:p>2019112221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22">
            <text:p>2019112222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23">
            <text:p>2019112223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0">
            <text:p>2019112300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1">
            <text:p>2019112301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2">
            <text:p>2019112302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3">
            <text:p>2019112303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4">
            <text:p>2019112304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5">
            <text:p>2019112305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6">
            <text:p>2019112306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7">
            <text:p>2019112307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8">
            <text:p>2019112308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9">
            <text:p>2019112309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0">
            <text:p>2019112310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1">
            <text:p>2019112311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2">
            <text:p>2019112312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3">
            <text:p>2019112313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4">
            <text:p>2019112314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5">
            <text:p>2019112315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6">
            <text:p>2019112316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7">
            <text:p>2019112317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8">
            <text:p>2019112318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9">
            <text:p>2019112319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20">
            <text:p>2019112320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21">
            <text:p>2019112321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22">
            <text:p>2019112322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23">
            <text:p>2019112323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0">
            <text:p>2019112400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1">
            <text:p>2019112401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2">
            <text:p>2019112402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3">
            <text:p>2019112403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4">
            <text:p>2019112404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5">
            <text:p>2019112405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6">
            <text:p>2019112406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7">
            <text:p>2019112407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8">
            <text:p>2019112408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9">
            <text:p>2019112409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0">
            <text:p>2019112410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1">
            <text:p>2019112411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2">
            <text:p>2019112412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3">
            <text:p>2019112413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4">
            <text:p>2019112414</text:p>
          </table:table-cell>
          <table:table-cell office:value-type="string">
            <text:p><text:s text:c="4"/>3</text:p>
          </table:table-cell>
          <table:table-cell office:value-type="string">
            <text:p><text:s text:c="3"/>9.6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5">
            <text:p>2019112415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6">
            <text:p>2019112416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7">
            <text:p>2019112417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8">
            <text:p>2019112418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9">
            <text:p>2019112419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20">
            <text:p>2019112420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21">
            <text:p>2019112421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22">
            <text:p>2019112422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23">
            <text:p>2019112423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0">
            <text:p>2019112500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1">
            <text:p>2019112501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2">
            <text:p>2019112502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3">
            <text:p>2019112503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4">
            <text:p>2019112504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5">
            <text:p>2019112505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6">
            <text:p>2019112506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7">
            <text:p>2019112507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8">
            <text:p>2019112508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9">
            <text:p>2019112509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0">
            <text:p>2019112510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1">
            <text:p>2019112511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2">
            <text:p>2019112512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3">
            <text:p>2019112513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4">
            <text:p>2019112514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5">
            <text:p>2019112515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6">
            <text:p>2019112516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7">
            <text:p>2019112517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8">
            <text:p>2019112518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9">
            <text:p>2019112519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20">
            <text:p>2019112520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21">
            <text:p>2019112521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22">
            <text:p>2019112522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23">
            <text:p>2019112523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0">
            <text:p>2019112600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1">
            <text:p>2019112601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2">
            <text:p>2019112602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3">
            <text:p>2019112603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4">
            <text:p>2019112604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5">
            <text:p>2019112605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6">
            <text:p>2019112606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7">
            <text:p>2019112607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8">
            <text:p>2019112608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9">
            <text:p>2019112609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0">
            <text:p>2019112610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1">
            <text:p>2019112611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2">
            <text:p>2019112612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3">
            <text:p>2019112613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4">
            <text:p>2019112614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5">
            <text:p>2019112615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6">
            <text:p>2019112616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7">
            <text:p>2019112617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8">
            <text:p>2019112618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9">
            <text:p>2019112619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20">
            <text:p>2019112620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21">
            <text:p>2019112621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22">
            <text:p>2019112622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23">
            <text:p>2019112623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0">
            <text:p>2019112700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1">
            <text:p>2019112701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2">
            <text:p>2019112702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3">
            <text:p>2019112703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4">
            <text:p>2019112704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5">
            <text:p>2019112705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6">
            <text:p>2019112706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7">
            <text:p>2019112707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8">
            <text:p>2019112708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9">
            <text:p>2019112709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0">
            <text:p>2019112710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1">
            <text:p>2019112711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2">
            <text:p>2019112712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3">
            <text:p>2019112713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4">
            <text:p>2019112714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5">
            <text:p>2019112715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6">
            <text:p>2019112716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7">
            <text:p>2019112717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8">
            <text:p>2019112718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9">
            <text:p>2019112719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20">
            <text:p>2019112720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21">
            <text:p>2019112721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22">
            <text:p>2019112722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23">
            <text:p>2019112723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0">
            <text:p>2019112800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1">
            <text:p>2019112801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2">
            <text:p>2019112802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3">
            <text:p>2019112803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4">
            <text:p>2019112804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5">
            <text:p>2019112805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6">
            <text:p>2019112806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7">
            <text:p>2019112807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8">
            <text:p>2019112808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9">
            <text:p>2019112809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0">
            <text:p>2019112810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1">
            <text:p>2019112811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2">
            <text:p>2019112812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3">
            <text:p>2019112813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4">
            <text:p>2019112814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5">
            <text:p>2019112815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6">
            <text:p>2019112816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7">
            <text:p>2019112817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8">
            <text:p>2019112818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9">
            <text:p>2019112819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20">
            <text:p>2019112820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21">
            <text:p>2019112821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22">
            <text:p>2019112822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23">
            <text:p>2019112823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0">
            <text:p>2019112900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1">
            <text:p>2019112901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2">
            <text:p>2019112902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3">
            <text:p>2019112903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4">
            <text:p>2019112904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5">
            <text:p>2019112905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6">
            <text:p>2019112906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7">
            <text:p>2019112907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8">
            <text:p>2019112908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9">
            <text:p>2019112909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0">
            <text:p>2019112910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1">
            <text:p>2019112911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2">
            <text:p>2019112912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3">
            <text:p>2019112913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4">
            <text:p>2019112914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5">
            <text:p>2019112915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6">
            <text:p>2019112916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7">
            <text:p>2019112917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8">
            <text:p>2019112918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9">
            <text:p>2019112919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20">
            <text:p>2019112920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21">
            <text:p>2019112921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22">
            <text:p>2019112922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23">
            <text:p>2019112923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0">
            <text:p>2019113000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1">
            <text:p>2019113001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2">
            <text:p>2019113002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3">
            <text:p>2019113003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4">
            <text:p>2019113004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5">
            <text:p>2019113005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6">
            <text:p>2019113006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7">
            <text:p>2019113007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8">
            <text:p>2019113008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9">
            <text:p>2019113009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0">
            <text:p>2019113010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1">
            <text:p>2019113011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2">
            <text:p>2019113012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3">
            <text:p>2019113013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4">
            <text:p>2019113014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5">
            <text:p>2019113015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6">
            <text:p>2019113016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7">
            <text:p>2019113017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8">
            <text:p>2019113018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9">
            <text:p>2019113019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20">
            <text:p>2019113020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21">
            <text:p>2019113021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22">
            <text:p>2019113022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23">
            <text:p>2019113023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0">
            <text:p>2019120100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1">
            <text:p>2019120101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2">
            <text:p>2019120102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3">
            <text:p>2019120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4">
            <text:p>2019120104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5">
            <text:p>2019120105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6">
            <text:p>2019120106</text:p>
          </table:table-cell>
          <table:table-cell office:value-type="string">
            <text:p><text:s text:c="4"/>3</text:p>
          </table:table-cell>
          <table:table-cell office:value-type="string">
            <text:p><text:s text:c="2"/>-0.8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7">
            <text:p>2019120107</text:p>
          </table:table-cell>
          <table:table-cell office:value-type="string">
            <text:p><text:s text:c="4"/>3</text:p>
          </table:table-cell>
          <table:table-cell office:value-type="string">
            <text:p><text:s text:c="2"/>-0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8">
            <text:p>2019120108</text:p>
          </table:table-cell>
          <table:table-cell office:value-type="string">
            <text:p><text:s text:c="4"/>3</text:p>
          </table:table-cell>
          <table:table-cell office:value-type="string">
            <text:p><text:s text:c="2"/>-0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9">
            <text:p>2019120109</text:p>
          </table:table-cell>
          <table:table-cell office:value-type="string">
            <text:p><text:s text:c="4"/>3</text:p>
          </table:table-cell>
          <table:table-cell office:value-type="string">
            <text:p><text:s text:c="2"/>-0.7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0">
            <text:p>2019120110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1">
            <text:p>2019120111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2">
            <text:p>2019120112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3">
            <text:p>2019120113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4">
            <text:p>2019120114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5">
            <text:p>2019120115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6">
            <text:p>2019120116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7">
            <text:p>2019120117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8">
            <text:p>2019120118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9">
            <text:p>2019120119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20">
            <text:p>2019120120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21">
            <text:p>2019120121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22">
            <text:p>2019120122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23">
            <text:p>201912012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0">
            <text:p>2019120200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1">
            <text:p>2019120201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2">
            <text:p>201912020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3">
            <text:p>2019120203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4">
            <text:p>2019120204</text:p>
          </table:table-cell>
          <table:table-cell office:value-type="string">
            <text:p><text:s text:c="4"/>3</text:p>
          </table:table-cell>
          <table:table-cell office:value-type="string">
            <text:p><text:s text:c="2"/>-1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5">
            <text:p>2019120205</text:p>
          </table:table-cell>
          <table:table-cell office:value-type="string">
            <text:p><text:s text:c="4"/>3</text:p>
          </table:table-cell>
          <table:table-cell office:value-type="string">
            <text:p><text:s text:c="2"/>-0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6">
            <text:p>2019120206</text:p>
          </table:table-cell>
          <table:table-cell office:value-type="string">
            <text:p><text:s text:c="4"/>3</text:p>
          </table:table-cell>
          <table:table-cell office:value-type="string">
            <text:p><text:s text:c="2"/>-0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7">
            <text:p>2019120207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8">
            <text:p>2019120208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9">
            <text:p>2019120209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0">
            <text:p>2019120210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1">
            <text:p>2019120211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2">
            <text:p>2019120212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3">
            <text:p>2019120213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4">
            <text:p>2019120214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5">
            <text:p>2019120215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6">
            <text:p>2019120216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7">
            <text:p>2019120217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8">
            <text:p>2019120218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9">
            <text:p>2019120219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20">
            <text:p>2019120220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21">
            <text:p>2019120221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22">
            <text:p>2019120222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23">
            <text:p>2019120223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0">
            <text:p>2019120300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1">
            <text:p>2019120301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2">
            <text:p>2019120302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3">
            <text:p>2019120303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4">
            <text:p>2019120304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5">
            <text:p>2019120305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6">
            <text:p>2019120306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7">
            <text:p>2019120307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8">
            <text:p>2019120308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9">
            <text:p>2019120309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0">
            <text:p>2019120310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1">
            <text:p>2019120311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2">
            <text:p>2019120312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3">
            <text:p>2019120313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4">
            <text:p>2019120314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5">
            <text:p>2019120315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6">
            <text:p>2019120316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7">
            <text:p>2019120317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8">
            <text:p>2019120318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9">
            <text:p>2019120319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20">
            <text:p>2019120320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21">
            <text:p>2019120321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22">
            <text:p>2019120322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23">
            <text:p>2019120323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0">
            <text:p>2019120400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1">
            <text:p>2019120401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2">
            <text:p>2019120402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3">
            <text:p>2019120403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4">
            <text:p>2019120404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5">
            <text:p>2019120405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6">
            <text:p>2019120406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7">
            <text:p>2019120407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8">
            <text:p>2019120408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9">
            <text:p>2019120409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0">
            <text:p>2019120410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1">
            <text:p>2019120411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2">
            <text:p>2019120412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3">
            <text:p>2019120413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4">
            <text:p>2019120414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5">
            <text:p>2019120415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6">
            <text:p>2019120416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7">
            <text:p>2019120417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8">
            <text:p>2019120418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9">
            <text:p>2019120419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20">
            <text:p>2019120420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21">
            <text:p>2019120421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22">
            <text:p>2019120422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23">
            <text:p>2019120423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0">
            <text:p>2019120500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1">
            <text:p>2019120501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2">
            <text:p>2019120502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3">
            <text:p>2019120503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4">
            <text:p>2019120504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5">
            <text:p>2019120505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6">
            <text:p>2019120506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7">
            <text:p>2019120507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8">
            <text:p>2019120508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9">
            <text:p>2019120509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0">
            <text:p>2019120510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1">
            <text:p>2019120511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2">
            <text:p>2019120512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3">
            <text:p>2019120513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4">
            <text:p>2019120514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5">
            <text:p>2019120515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6">
            <text:p>2019120516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7">
            <text:p>2019120517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8">
            <text:p>2019120518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9">
            <text:p>2019120519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20">
            <text:p>2019120520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21">
            <text:p>2019120521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22">
            <text:p>2019120522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23">
            <text:p>2019120523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0">
            <text:p>2019120600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1">
            <text:p>2019120601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2">
            <text:p>2019120602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3">
            <text:p>2019120603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4">
            <text:p>2019120604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5">
            <text:p>2019120605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6">
            <text:p>2019120606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7">
            <text:p>2019120607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8">
            <text:p>2019120608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9">
            <text:p>2019120609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0">
            <text:p>2019120610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1">
            <text:p>2019120611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2">
            <text:p>2019120612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3">
            <text:p>2019120613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4">
            <text:p>2019120614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5">
            <text:p>2019120615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6">
            <text:p>2019120616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7">
            <text:p>2019120617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8">
            <text:p>2019120618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9">
            <text:p>2019120619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20">
            <text:p>2019120620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21">
            <text:p>2019120621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22">
            <text:p>2019120622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23">
            <text:p>2019120623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0">
            <text:p>2019120700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1">
            <text:p>2019120701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2">
            <text:p>2019120702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3">
            <text:p>2019120703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4">
            <text:p>2019120704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5">
            <text:p>2019120705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6">
            <text:p>2019120706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7">
            <text:p>2019120707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8">
            <text:p>2019120708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9">
            <text:p>2019120709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0">
            <text:p>2019120710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1">
            <text:p>2019120711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2">
            <text:p>2019120712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3">
            <text:p>2019120713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4">
            <text:p>2019120714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5">
            <text:p>2019120715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6">
            <text:p>2019120716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7">
            <text:p>2019120717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8">
            <text:p>2019120718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9">
            <text:p>2019120719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20">
            <text:p>2019120720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21">
            <text:p>2019120721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22">
            <text:p>2019120722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23">
            <text:p>2019120723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0">
            <text:p>2019120800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1">
            <text:p>2019120801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2">
            <text:p>2019120802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3">
            <text:p>2019120803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4">
            <text:p>2019120804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5">
            <text:p>2019120805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6">
            <text:p>2019120806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7">
            <text:p>2019120807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8">
            <text:p>2019120808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9">
            <text:p>2019120809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0">
            <text:p>2019120810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1">
            <text:p>2019120811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2">
            <text:p>2019120812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3">
            <text:p>2019120813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4">
            <text:p>2019120814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5">
            <text:p>2019120815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6">
            <text:p>2019120816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7">
            <text:p>2019120817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8">
            <text:p>2019120818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9">
            <text:p>2019120819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20">
            <text:p>2019120820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21">
            <text:p>2019120821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22">
            <text:p>2019120822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23">
            <text:p>2019120823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0">
            <text:p>2019120900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1">
            <text:p>2019120901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2">
            <text:p>2019120902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3">
            <text:p>2019120903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4">
            <text:p>2019120904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5">
            <text:p>2019120905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6">
            <text:p>2019120906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7">
            <text:p>2019120907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8">
            <text:p>2019120908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9">
            <text:p>2019120909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0">
            <text:p>2019120910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1">
            <text:p>2019120911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2">
            <text:p>2019120912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3">
            <text:p>2019120913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4">
            <text:p>2019120914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5">
            <text:p>2019120915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6">
            <text:p>2019120916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7">
            <text:p>2019120917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8">
            <text:p>2019120918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9">
            <text:p>2019120919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20">
            <text:p>2019120920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21">
            <text:p>2019120921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22">
            <text:p>2019120922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23">
            <text:p>2019120923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0">
            <text:p>2019121000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1">
            <text:p>2019121001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2">
            <text:p>2019121002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3">
            <text:p>2019121003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4">
            <text:p>2019121004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5">
            <text:p>2019121005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6">
            <text:p>2019121006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7">
            <text:p>2019121007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8">
            <text:p>2019121008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9">
            <text:p>2019121009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0">
            <text:p>2019121010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1">
            <text:p>2019121011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2">
            <text:p>2019121012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3">
            <text:p>2019121013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4">
            <text:p>2019121014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5">
            <text:p>2019121015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6">
            <text:p>2019121016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7">
            <text:p>2019121017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8">
            <text:p>2019121018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9">
            <text:p>2019121019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20">
            <text:p>2019121020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21">
            <text:p>2019121021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22">
            <text:p>2019121022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23">
            <text:p>2019121023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0">
            <text:p>2019121100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6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1">
            <text:p>2019121101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6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2">
            <text:p>2019121102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3">
            <text:p>2019121103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4">
            <text:p>2019121104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5">
            <text:p>2019121105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6">
            <text:p>2019121106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7">
            <text:p>2019121107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8">
            <text:p>2019121108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9">
            <text:p>2019121109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0">
            <text:p>2019121110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1">
            <text:p>2019121111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2">
            <text:p>2019121112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3">
            <text:p>2019121113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4">
            <text:p>2019121114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5">
            <text:p>2019121115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6">
            <text:p>2019121116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7">
            <text:p>2019121117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8">
            <text:p>2019121118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9">
            <text:p>2019121119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20">
            <text:p>2019121120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21">
            <text:p>2019121121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22">
            <text:p>2019121122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23">
            <text:p>2019121123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0">
            <text:p>2019121200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1">
            <text:p>2019121201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2">
            <text:p>2019121202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3">
            <text:p>2019121203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4">
            <text:p>2019121204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5">
            <text:p>2019121205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6">
            <text:p>2019121206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7">
            <text:p>2019121207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8">
            <text:p>2019121208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9">
            <text:p>2019121209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0">
            <text:p>2019121210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1">
            <text:p>2019121211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2">
            <text:p>2019121212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3">
            <text:p>2019121213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4">
            <text:p>2019121214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5">
            <text:p>2019121215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6">
            <text:p>2019121216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7">
            <text:p>2019121217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8">
            <text:p>2019121218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9">
            <text:p>2019121219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20">
            <text:p>2019121220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21">
            <text:p>2019121221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22">
            <text:p>2019121222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23">
            <text:p>2019121223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0">
            <text:p>2019121300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1">
            <text:p>2019121301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2">
            <text:p>2019121302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3">
            <text:p>2019121303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4">
            <text:p>2019121304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5">
            <text:p>2019121305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6">
            <text:p>2019121306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7">
            <text:p>2019121307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8">
            <text:p>2019121308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9">
            <text:p>2019121309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0">
            <text:p>2019121310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1">
            <text:p>2019121311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2">
            <text:p>2019121312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3">
            <text:p>2019121313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4">
            <text:p>2019121314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5">
            <text:p>2019121315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6">
            <text:p>2019121316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7">
            <text:p>2019121317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8">
            <text:p>2019121318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9">
            <text:p>2019121319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20">
            <text:p>2019121320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21">
            <text:p>2019121321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22">
            <text:p>2019121322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23">
            <text:p>2019121323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0">
            <text:p>2019121400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1">
            <text:p>2019121401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2">
            <text:p>2019121402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3">
            <text:p>2019121403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4">
            <text:p>2019121404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5">
            <text:p>2019121405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6">
            <text:p>2019121406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7">
            <text:p>2019121407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8">
            <text:p>2019121408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9">
            <text:p>2019121409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0">
            <text:p>2019121410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1">
            <text:p>2019121411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2">
            <text:p>2019121412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3">
            <text:p>2019121413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4">
            <text:p>2019121414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5">
            <text:p>2019121415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6">
            <text:p>2019121416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7">
            <text:p>2019121417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8">
            <text:p>2019121418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9">
            <text:p>2019121419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20">
            <text:p>2019121420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21">
            <text:p>2019121421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22">
            <text:p>2019121422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23">
            <text:p>2019121423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0">
            <text:p>2019121500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1">
            <text:p>2019121501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2">
            <text:p>2019121502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3">
            <text:p>2019121503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4">
            <text:p>2019121504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5">
            <text:p>2019121505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6">
            <text:p>2019121506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7">
            <text:p>2019121507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8">
            <text:p>2019121508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9">
            <text:p>2019121509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0">
            <text:p>2019121510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1">
            <text:p>2019121511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2">
            <text:p>2019121512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3">
            <text:p>2019121513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4">
            <text:p>2019121514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5">
            <text:p>2019121515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6">
            <text:p>2019121516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7">
            <text:p>2019121517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8">
            <text:p>2019121518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9">
            <text:p>2019121519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20">
            <text:p>2019121520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21">
            <text:p>2019121521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22">
            <text:p>2019121522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23">
            <text:p>2019121523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0">
            <text:p>2019121600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1">
            <text:p>2019121601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2">
            <text:p>2019121602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3">
            <text:p>2019121603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4">
            <text:p>2019121604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5">
            <text:p>2019121605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6">
            <text:p>2019121606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7">
            <text:p>2019121607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8">
            <text:p>2019121608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9">
            <text:p>2019121609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0">
            <text:p>2019121610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1">
            <text:p>2019121611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2">
            <text:p>2019121612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3">
            <text:p>2019121613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4">
            <text:p>2019121614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5">
            <text:p>2019121615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6">
            <text:p>2019121616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7">
            <text:p>2019121617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8">
            <text:p>2019121618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9">
            <text:p>2019121619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20">
            <text:p>2019121620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21">
            <text:p>2019121621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22">
            <text:p>2019121622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23">
            <text:p>2019121623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0">
            <text:p>2019121700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1">
            <text:p>2019121701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2">
            <text:p>2019121702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3">
            <text:p>2019121703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4">
            <text:p>2019121704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5">
            <text:p>2019121705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6">
            <text:p>2019121706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7">
            <text:p>2019121707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8">
            <text:p>2019121708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9">
            <text:p>2019121709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0">
            <text:p>2019121710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1">
            <text:p>2019121711</text:p>
          </table:table-cell>
          <table:table-cell office:value-type="string">
            <text:p><text:s text:c="4"/>3</text:p>
          </table:table-cell>
          <table:table-cell office:value-type="string">
            <text:p><text:s text:c="2"/>12.7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2">
            <text:p>2019121712</text:p>
          </table:table-cell>
          <table:table-cell office:value-type="string">
            <text:p><text:s text:c="4"/>3</text:p>
          </table:table-cell>
          <table:table-cell office:value-type="string">
            <text:p><text:s text:c="2"/>13.6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3">
            <text:p>2019121713</text:p>
          </table:table-cell>
          <table:table-cell office:value-type="string">
            <text:p><text:s text:c="4"/>3</text:p>
          </table:table-cell>
          <table:table-cell office:value-type="string">
            <text:p><text:s text:c="2"/>14.2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4">
            <text:p>2019121714</text:p>
          </table:table-cell>
          <table:table-cell office:value-type="string">
            <text:p><text:s text:c="4"/>3</text:p>
          </table:table-cell>
          <table:table-cell office:value-type="string">
            <text:p><text:s text:c="2"/>14.3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5">
            <text:p>2019121715</text:p>
          </table:table-cell>
          <table:table-cell office:value-type="string">
            <text:p><text:s text:c="4"/>3</text:p>
          </table:table-cell>
          <table:table-cell office:value-type="string">
            <text:p><text:s text:c="2"/>13.8</text:p>
          </table:table-cell>
          <table:table-cell office:value-type="string">
            <text:p><text:s text:c="2"/>6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6">
            <text:p>2019121716</text:p>
          </table:table-cell>
          <table:table-cell office:value-type="string">
            <text:p><text:s text:c="4"/>3</text:p>
          </table:table-cell>
          <table:table-cell office:value-type="string">
            <text:p><text:s text:c="2"/>13.8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7">
            <text:p>2019121717</text:p>
          </table:table-cell>
          <table:table-cell office:value-type="string">
            <text:p><text:s text:c="4"/>3</text:p>
          </table:table-cell>
          <table:table-cell office:value-type="string">
            <text:p><text:s text:c="2"/>13.6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8">
            <text:p>2019121718</text:p>
          </table:table-cell>
          <table:table-cell office:value-type="string">
            <text:p><text:s text:c="4"/>3</text:p>
          </table:table-cell>
          <table:table-cell office:value-type="string">
            <text:p><text:s text:c="2"/>14.0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9">
            <text:p>2019121719</text:p>
          </table:table-cell>
          <table:table-cell office:value-type="string">
            <text:p><text:s text:c="4"/>3</text:p>
          </table:table-cell>
          <table:table-cell office:value-type="string">
            <text:p><text:s text:c="2"/>13.1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20">
            <text:p>2019121720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21">
            <text:p>2019121721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22">
            <text:p>2019121722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23">
            <text:p>2019121723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0">
            <text:p>2019121800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1">
            <text:p>2019121801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2">
            <text:p>2019121802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3">
            <text:p>2019121803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4">
            <text:p>2019121804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5">
            <text:p>2019121805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6">
            <text:p>2019121806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7">
            <text:p>2019121807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8">
            <text:p>2019121808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9">
            <text:p>2019121809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0">
            <text:p>2019121810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1">
            <text:p>2019121811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2">
            <text:p>2019121812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3">
            <text:p>2019121813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4">
            <text:p>2019121814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5">
            <text:p>2019121815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6">
            <text:p>2019121816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7">
            <text:p>2019121817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8">
            <text:p>2019121818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9">
            <text:p>2019121819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20">
            <text:p>2019121820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21">
            <text:p>2019121821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22">
            <text:p>2019121822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23">
            <text:p>2019121823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0">
            <text:p>2019121900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1">
            <text:p>2019121901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2">
            <text:p>2019121902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3">
            <text:p>2019121903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4">
            <text:p>2019121904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5">
            <text:p>2019121905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6">
            <text:p>2019121906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7">
            <text:p>2019121907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8">
            <text:p>2019121908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9">
            <text:p>2019121909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0">
            <text:p>2019121910</text:p>
          </table:table-cell>
          <table:table-cell office:value-type="string">
            <text:p><text:s text:c="4"/>3</text:p>
          </table:table-cell>
          <table:table-cell office:value-type="string">
            <text:p><text:s text:c="2"/>13.1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1">
            <text:p>2019121911</text:p>
          </table:table-cell>
          <table:table-cell office:value-type="string">
            <text:p><text:s text:c="4"/>3</text:p>
          </table:table-cell>
          <table:table-cell office:value-type="string">
            <text:p><text:s text:c="2"/>14.1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2">
            <text:p>2019121912</text:p>
          </table:table-cell>
          <table:table-cell office:value-type="string">
            <text:p><text:s text:c="4"/>3</text:p>
          </table:table-cell>
          <table:table-cell office:value-type="string">
            <text:p><text:s text:c="2"/>14.8</text:p>
          </table:table-cell>
          <table:table-cell office:value-type="string">
            <text:p><text:s text:c="2"/>6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3">
            <text:p>2019121913</text:p>
          </table:table-cell>
          <table:table-cell office:value-type="string">
            <text:p><text:s text:c="4"/>3</text:p>
          </table:table-cell>
          <table:table-cell office:value-type="string">
            <text:p><text:s text:c="2"/>15.0</text:p>
          </table:table-cell>
          <table:table-cell office:value-type="string">
            <text:p><text:s text:c="2"/>6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4">
            <text:p>2019121914</text:p>
          </table:table-cell>
          <table:table-cell office:value-type="string">
            <text:p><text:s text:c="4"/>3</text:p>
          </table:table-cell>
          <table:table-cell office:value-type="string">
            <text:p><text:s text:c="2"/>14.6</text:p>
          </table:table-cell>
          <table:table-cell office:value-type="string">
            <text:p><text:s text:c="2"/>6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5">
            <text:p>2019121915</text:p>
          </table:table-cell>
          <table:table-cell office:value-type="string">
            <text:p><text:s text:c="4"/>3</text:p>
          </table:table-cell>
          <table:table-cell office:value-type="string">
            <text:p><text:s text:c="2"/>13.9</text:p>
          </table:table-cell>
          <table:table-cell office:value-type="string">
            <text:p><text:s text:c="2"/>6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6">
            <text:p>2019121916</text:p>
          </table:table-cell>
          <table:table-cell office:value-type="string">
            <text:p><text:s text:c="4"/>3</text:p>
          </table:table-cell>
          <table:table-cell office:value-type="string">
            <text:p><text:s text:c="2"/>13.1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7">
            <text:p>2019121917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8">
            <text:p>2019121918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9">
            <text:p>2019121919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20">
            <text:p>2019121920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21">
            <text:p>2019121921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22">
            <text:p>2019121922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23">
            <text:p>2019121923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0">
            <text:p>2019122000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1">
            <text:p>2019122001</text:p>
          </table:table-cell>
          <table:table-cell office:value-type="string">
            <text:p><text:s text:c="4"/>3</text:p>
          </table:table-cell>
          <table:table-cell office:value-type="string">
            <text:p><text:s text:c="2"/>12.4</text:p>
          </table:table-cell>
          <table:table-cell office:value-type="string">
            <text:p><text:s text:c="2"/>5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2">
            <text:p>2019122002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5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3">
            <text:p>2019122003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6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4">
            <text:p>2019122004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6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5">
            <text:p>2019122005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6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6">
            <text:p>2019122006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5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7">
            <text:p>2019122007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5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8">
            <text:p>2019122008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5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9">
            <text:p>2019122009</text:p>
          </table:table-cell>
          <table:table-cell office:value-type="string">
            <text:p><text:s text:c="4"/>3</text:p>
          </table:table-cell>
          <table:table-cell office:value-type="string">
            <text:p><text:s text:c="2"/>12.6</text:p>
          </table:table-cell>
          <table:table-cell office:value-type="string">
            <text:p><text:s text:c="2"/>5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0">
            <text:p>2019122010</text:p>
          </table:table-cell>
          <table:table-cell office:value-type="string">
            <text:p><text:s text:c="4"/>3</text:p>
          </table:table-cell>
          <table:table-cell office:value-type="string">
            <text:p><text:s text:c="2"/>12.5</text:p>
          </table:table-cell>
          <table:table-cell office:value-type="string">
            <text:p><text:s text:c="2"/>5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1">
            <text:p>2019122011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2">
            <text:p>2019122012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3">
            <text:p>2019122013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4">
            <text:p>2019122014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5">
            <text:p>2019122015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6">
            <text:p>2019122016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7">
            <text:p>2019122017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8">
            <text:p>2019122018</text:p>
          </table:table-cell>
          <table:table-cell office:value-type="string">
            <text:p><text:s text:c="4"/>3</text:p>
          </table:table-cell>
          <table:table-cell office:value-type="string">
            <text:p><text:s text:c="3"/>9.6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9">
            <text:p>2019122019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20">
            <text:p>2019122020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21">
            <text:p>2019122021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22">
            <text:p>2019122022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23">
            <text:p>2019122023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0">
            <text:p>2019122100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1">
            <text:p>2019122101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2">
            <text:p>2019122102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3">
            <text:p>2019122103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4">
            <text:p>2019122104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5">
            <text:p>2019122105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6">
            <text:p>2019122106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7">
            <text:p>2019122107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8">
            <text:p>2019122108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9">
            <text:p>2019122109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0">
            <text:p>2019122110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1">
            <text:p>2019122111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2">
            <text:p>2019122112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3">
            <text:p>2019122113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4">
            <text:p>2019122114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5">
            <text:p>2019122115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6">
            <text:p>2019122116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7">
            <text:p>2019122117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8">
            <text:p>2019122118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9">
            <text:p>2019122119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20">
            <text:p>2019122120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21">
            <text:p>2019122121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22">
            <text:p>2019122122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23">
            <text:p>2019122123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0">
            <text:p>2019122200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1">
            <text:p>2019122201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2">
            <text:p>2019122202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3">
            <text:p>2019122203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4">
            <text:p>2019122204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5">
            <text:p>2019122205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6">
            <text:p>2019122206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7">
            <text:p>2019122207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8">
            <text:p>2019122208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9">
            <text:p>2019122209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0">
            <text:p>2019122210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1">
            <text:p>2019122211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2">
            <text:p>2019122212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3">
            <text:p>2019122213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4">
            <text:p>2019122214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5">
            <text:p>2019122215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6">
            <text:p>2019122216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7">
            <text:p>2019122217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8">
            <text:p>2019122218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9">
            <text:p>2019122219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20">
            <text:p>2019122220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21">
            <text:p>2019122221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22">
            <text:p>2019122222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23">
            <text:p>2019122223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0">
            <text:p>2019122300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1">
            <text:p>2019122301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2">
            <text:p>2019122302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3">
            <text:p>2019122303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4">
            <text:p>2019122304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5">
            <text:p>2019122305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6">
            <text:p>2019122306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7">
            <text:p>2019122307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8">
            <text:p>2019122308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9">
            <text:p>2019122309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0">
            <text:p>2019122310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1">
            <text:p>2019122311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2">
            <text:p>2019122312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3">
            <text:p>2019122313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4">
            <text:p>2019122314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5">
            <text:p>2019122315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6">
            <text:p>2019122316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7">
            <text:p>2019122317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8">
            <text:p>2019122318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9">
            <text:p>2019122319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20">
            <text:p>2019122320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21">
            <text:p>2019122321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22">
            <text:p>2019122322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23">
            <text:p>2019122323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0">
            <text:p>2019122400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1">
            <text:p>2019122401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2">
            <text:p>2019122402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3">
            <text:p>2019122403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4">
            <text:p>2019122404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5">
            <text:p>2019122405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6">
            <text:p>2019122406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7">
            <text:p>2019122407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8">
            <text:p>2019122408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9">
            <text:p>2019122409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0">
            <text:p>2019122410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1">
            <text:p>2019122411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2">
            <text:p>2019122412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3">
            <text:p>2019122413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4">
            <text:p>2019122414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5">
            <text:p>2019122415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6">
            <text:p>2019122416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7">
            <text:p>2019122417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8">
            <text:p>2019122418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9">
            <text:p>2019122419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20">
            <text:p>2019122420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21">
            <text:p>2019122421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22">
            <text:p>2019122422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23">
            <text:p>2019122423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0">
            <text:p>2019122500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1">
            <text:p>2019122501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2">
            <text:p>2019122502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3">
            <text:p>2019122503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4">
            <text:p>2019122504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5">
            <text:p>2019122505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6">
            <text:p>2019122506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7">
            <text:p>2019122507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8">
            <text:p>2019122508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9">
            <text:p>2019122509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0">
            <text:p>2019122510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1">
            <text:p>2019122511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2">
            <text:p>2019122512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3">
            <text:p>2019122513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4">
            <text:p>2019122514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5">
            <text:p>2019122515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6">
            <text:p>2019122516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7">
            <text:p>2019122517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8">
            <text:p>2019122518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9">
            <text:p>2019122519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20">
            <text:p>2019122520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21">
            <text:p>2019122521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22">
            <text:p>2019122522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23">
            <text:p>2019122523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0">
            <text:p>2019122600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1">
            <text:p>2019122601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2">
            <text:p>2019122602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3">
            <text:p>2019122603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4">
            <text:p>2019122604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5">
            <text:p>2019122605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6">
            <text:p>2019122606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7">
            <text:p>2019122607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8">
            <text:p>2019122608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9">
            <text:p>2019122609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0">
            <text:p>2019122610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1">
            <text:p>2019122611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2">
            <text:p>2019122612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3">
            <text:p>2019122613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4">
            <text:p>2019122614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5">
            <text:p>2019122615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6">
            <text:p>2019122616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7">
            <text:p>2019122617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8">
            <text:p>2019122618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9">
            <text:p>2019122619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20">
            <text:p>2019122620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21">
            <text:p>2019122621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22">
            <text:p>2019122622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23">
            <text:p>2019122623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0">
            <text:p>2019122700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1">
            <text:p>2019122701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2">
            <text:p>2019122702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3">
            <text:p>2019122703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4">
            <text:p>2019122704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5">
            <text:p>2019122705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6">
            <text:p>2019122706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7">
            <text:p>2019122707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8">
            <text:p>2019122708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9">
            <text:p>2019122709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0">
            <text:p>2019122710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1">
            <text:p>2019122711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2">
            <text:p>2019122712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3">
            <text:p>2019122713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4">
            <text:p>2019122714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5">
            <text:p>2019122715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6">
            <text:p>2019122716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7">
            <text:p>2019122717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8">
            <text:p>2019122718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9">
            <text:p>2019122719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20">
            <text:p>2019122720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21">
            <text:p>2019122721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22">
            <text:p>2019122722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23">
            <text:p>2019122723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0">
            <text:p>2019122800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1">
            <text:p>2019122801</text:p>
          </table:table-cell>
          <table:table-cell office:value-type="string">
            <text:p><text:s text:c="4"/>3</text:p>
          </table:table-cell>
          <table:table-cell office:value-type="string">
            <text:p><text:s text:c="2"/>-0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2">
            <text:p>2019122802</text:p>
          </table:table-cell>
          <table:table-cell office:value-type="string">
            <text:p><text:s text:c="4"/>3</text:p>
          </table:table-cell>
          <table:table-cell office:value-type="string">
            <text:p><text:s text:c="2"/>-2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3">
            <text:p>2019122803</text:p>
          </table:table-cell>
          <table:table-cell office:value-type="string">
            <text:p><text:s text:c="4"/>3</text:p>
          </table:table-cell>
          <table:table-cell office:value-type="string">
            <text:p><text:s text:c="2"/>-0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4">
            <text:p>2019122804</text:p>
          </table:table-cell>
          <table:table-cell office:value-type="string">
            <text:p><text:s text:c="4"/>3</text:p>
          </table:table-cell>
          <table:table-cell office:value-type="string">
            <text:p><text:s text:c="2"/>-0.6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5">
            <text:p>2019122805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6">
            <text:p>2019122806</text:p>
          </table:table-cell>
          <table:table-cell office:value-type="string">
            <text:p><text:s text:c="4"/>3</text:p>
          </table:table-cell>
          <table:table-cell office:value-type="string">
            <text:p><text:s text:c="2"/>-1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7">
            <text:p>2019122807</text:p>
          </table:table-cell>
          <table:table-cell office:value-type="string">
            <text:p><text:s text:c="4"/>3</text:p>
          </table:table-cell>
          <table:table-cell office:value-type="string">
            <text:p><text:s text:c="2"/>-2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8">
            <text:p>2019122808</text:p>
          </table:table-cell>
          <table:table-cell office:value-type="string">
            <text:p><text:s text:c="4"/>3</text:p>
          </table:table-cell>
          <table:table-cell office:value-type="string">
            <text:p><text:s text:c="2"/>-0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9">
            <text:p>201912280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0">
            <text:p>2019122810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1">
            <text:p>2019122811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2">
            <text:p>2019122812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3">
            <text:p>2019122813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4">
            <text:p>2019122814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5">
            <text:p>2019122815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6">
            <text:p>2019122816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7">
            <text:p>2019122817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8">
            <text:p>2019122818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9">
            <text:p>2019122819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20">
            <text:p>2019122820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21">
            <text:p>2019122821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22">
            <text:p>2019122822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23">
            <text:p>2019122823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0">
            <text:p>2019122900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1">
            <text:p>2019122901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2">
            <text:p>2019122902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3">
            <text:p>2019122903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4">
            <text:p>2019122904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5">
            <text:p>2019122905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6">
            <text:p>2019122906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7">
            <text:p>2019122907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8">
            <text:p>2019122908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9">
            <text:p>2019122909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0">
            <text:p>2019122910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1">
            <text:p>2019122911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5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2">
            <text:p>2019122912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5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3">
            <text:p>2019122913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5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4">
            <text:p>2019122914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5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5">
            <text:p>2019122915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4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6">
            <text:p>2019122916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4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7">
            <text:p>2019122917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4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8">
            <text:p>2019122918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4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9">
            <text:p>2019122919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4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20">
            <text:p>2019122920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4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21">
            <text:p>2019122921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4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22">
            <text:p>2019122922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3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23">
            <text:p>2019122923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3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0">
            <text:p>2019123000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3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1">
            <text:p>2019123001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3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2">
            <text:p>2019123002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3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3">
            <text:p>2019123003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3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4">
            <text:p>2019123004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2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5">
            <text:p>2019123005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2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6">
            <text:p>2019123006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2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7">
            <text:p>2019123007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2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8">
            <text:p>2019123008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3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9">
            <text:p>2019123009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2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0">
            <text:p>2019123010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2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1">
            <text:p>2019123011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2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2">
            <text:p>2019123012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2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3">
            <text:p>2019123013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2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4">
            <text:p>2019123014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2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5">
            <text:p>2019123015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2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6">
            <text:p>2019123016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2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7">
            <text:p>2019123017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3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8">
            <text:p>2019123018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2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9">
            <text:p>2019123019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2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20">
            <text:p>2019123020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2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21">
            <text:p>2019123021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2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22">
            <text:p>2019123022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2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23">
            <text:p>2019123023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3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0">
            <text:p>2019123100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3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1">
            <text:p>2019123101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4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2">
            <text:p>2019123102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4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3">
            <text:p>2019123103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5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4">
            <text:p>2019123104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6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5">
            <text:p>2019123105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6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6">
            <text:p>2019123106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7">
            <text:p>2019123107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8">
            <text:p>2019123108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9">
            <text:p>2019123109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0">
            <text:p>2019123110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1">
            <text:p>2019123111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2">
            <text:p>2019123112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3">
            <text:p>2019123113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4">
            <text:p>2019123114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5">
            <text:p>2019123115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6">
            <text:p>2019123116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7">
            <text:p>2019123117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8">
            <text:p>2019123118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9">
            <text:p>2019123119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20">
            <text:p>2019123120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21">
            <text:p>2019123121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22">
            <text:p>2019123122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23">
            <text:p>2019123123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0">
            <text:p>202001010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1">
            <text:p>2020010101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2">
            <text:p>2020010102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3">
            <text:p>2020010103</text:p>
          </table:table-cell>
          <table:table-cell office:value-type="string">
            <text:p><text:s text:c="4"/>3</text:p>
          </table:table-cell>
          <table:table-cell office:value-type="string">
            <text:p><text:s text:c="2"/>-0.4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4">
            <text:p>2020010104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5">
            <text:p>2020010105</text:p>
          </table:table-cell>
          <table:table-cell office:value-type="string">
            <text:p><text:s text:c="4"/>3</text:p>
          </table:table-cell>
          <table:table-cell office:value-type="string">
            <text:p><text:s text:c="2"/>-0.4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6">
            <text:p>2020010106</text:p>
          </table:table-cell>
          <table:table-cell office:value-type="string">
            <text:p><text:s text:c="4"/>3</text:p>
          </table:table-cell>
          <table:table-cell office:value-type="string">
            <text:p><text:s text:c="2"/>-1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7">
            <text:p>2020010107</text:p>
          </table:table-cell>
          <table:table-cell office:value-type="string">
            <text:p><text:s text:c="4"/>3</text:p>
          </table:table-cell>
          <table:table-cell office:value-type="string">
            <text:p><text:s text:c="2"/>-0.4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8">
            <text:p>2020010108</text:p>
          </table:table-cell>
          <table:table-cell office:value-type="string">
            <text:p><text:s text:c="4"/>3</text:p>
          </table:table-cell>
          <table:table-cell office:value-type="string">
            <text:p><text:s text:c="2"/>-1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9">
            <text:p>2020010109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0">
            <text:p>2020010110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1">
            <text:p>2020010111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2">
            <text:p>2020010112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3">
            <text:p>2020010113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4">
            <text:p>2020010114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5">
            <text:p>2020010115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6">
            <text:p>2020010116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7">
            <text:p>2020010117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8">
            <text:p>2020010118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9">
            <text:p>2020010119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20">
            <text:p>2020010120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21">
            <text:p>2020010121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22">
            <text:p>2020010122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23">
            <text:p>2020010123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0">
            <text:p>2020010200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1">
            <text:p>2020010201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2">
            <text:p>2020010202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3">
            <text:p>2020010203</text:p>
          </table:table-cell>
          <table:table-cell office:value-type="string">
            <text:p><text:s text:c="4"/>3</text:p>
          </table:table-cell>
          <table:table-cell office:value-type="string">
            <text:p><text:s text:c="2"/>-0.6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4">
            <text:p>2020010204</text:p>
          </table:table-cell>
          <table:table-cell office:value-type="string">
            <text:p><text:s text:c="4"/>3</text:p>
          </table:table-cell>
          <table:table-cell office:value-type="string">
            <text:p><text:s text:c="2"/>-0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5">
            <text:p>2020010205</text:p>
          </table:table-cell>
          <table:table-cell office:value-type="string">
            <text:p><text:s text:c="4"/>3</text:p>
          </table:table-cell>
          <table:table-cell office:value-type="string">
            <text:p><text:s text:c="2"/>-0.6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6">
            <text:p>2020010206</text:p>
          </table:table-cell>
          <table:table-cell office:value-type="string">
            <text:p><text:s text:c="4"/>3</text:p>
          </table:table-cell>
          <table:table-cell office:value-type="string">
            <text:p><text:s text:c="2"/>-1.1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7">
            <text:p>2020010207</text:p>
          </table:table-cell>
          <table:table-cell office:value-type="string">
            <text:p><text:s text:c="4"/>3</text:p>
          </table:table-cell>
          <table:table-cell office:value-type="string">
            <text:p><text:s text:c="2"/>-1.2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8">
            <text:p>2020010208</text:p>
          </table:table-cell>
          <table:table-cell office:value-type="string">
            <text:p><text:s text:c="4"/>3</text:p>
          </table:table-cell>
          <table:table-cell office:value-type="string">
            <text:p><text:s text:c="2"/>-1.0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9">
            <text:p>2020010209</text:p>
          </table:table-cell>
          <table:table-cell office:value-type="string">
            <text:p><text:s text:c="4"/>3</text:p>
          </table:table-cell>
          <table:table-cell office:value-type="string">
            <text:p><text:s text:c="2"/>-0.4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0">
            <text:p>2020010210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1">
            <text:p>2020010211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2">
            <text:p>2020010212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3">
            <text:p>2020010213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4">
            <text:p>2020010214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5">
            <text:p>2020010215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6">
            <text:p>2020010216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7">
            <text:p>2020010217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8">
            <text:p>2020010218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9">
            <text:p>2020010219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20">
            <text:p>2020010220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21">
            <text:p>2020010221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22">
            <text:p>2020010222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23">
            <text:p>2020010223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0">
            <text:p>2020010300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1">
            <text:p>2020010301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2">
            <text:p>2020010302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3">
            <text:p>2020010303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4">
            <text:p>2020010304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5">
            <text:p>2020010305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6">
            <text:p>2020010306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7">
            <text:p>2020010307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8">
            <text:p>2020010308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9">
            <text:p>2020010309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0">
            <text:p>2020010310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1">
            <text:p>2020010311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2">
            <text:p>2020010312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3">
            <text:p>2020010313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4">
            <text:p>2020010314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5">
            <text:p>2020010315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6">
            <text:p>2020010316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7">
            <text:p>2020010317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8">
            <text:p>2020010318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9">
            <text:p>2020010319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20">
            <text:p>2020010320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21">
            <text:p>2020010321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22">
            <text:p>2020010322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23">
            <text:p>2020010323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0">
            <text:p>2020010400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1">
            <text:p>2020010401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2">
            <text:p>2020010402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3">
            <text:p>2020010403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4">
            <text:p>2020010404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5">
            <text:p>2020010405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6">
            <text:p>2020010406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7">
            <text:p>2020010407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8">
            <text:p>2020010408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9">
            <text:p>2020010409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0">
            <text:p>2020010410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1">
            <text:p>2020010411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2">
            <text:p>2020010412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3">
            <text:p>2020010413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4">
            <text:p>2020010414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5">
            <text:p>2020010415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6">
            <text:p>2020010416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7">
            <text:p>2020010417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8">
            <text:p>2020010418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9">
            <text:p>2020010419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20">
            <text:p>2020010420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21">
            <text:p>2020010421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22">
            <text:p>2020010422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23">
            <text:p>2020010423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0">
            <text:p>2020010500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1">
            <text:p>2020010501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2">
            <text:p>2020010502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3">
            <text:p>2020010503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4">
            <text:p>2020010504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5">
            <text:p>2020010505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6">
            <text:p>2020010506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7">
            <text:p>2020010507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8">
            <text:p>2020010508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9">
            <text:p>2020010509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0">
            <text:p>2020010510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1">
            <text:p>2020010511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2">
            <text:p>2020010512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3">
            <text:p>2020010513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4">
            <text:p>2020010514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5">
            <text:p>2020010515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6">
            <text:p>2020010516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7">
            <text:p>2020010517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8">
            <text:p>2020010518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9">
            <text:p>2020010519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20">
            <text:p>2020010520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21">
            <text:p>2020010521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22">
            <text:p>2020010522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23">
            <text:p>2020010523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0">
            <text:p>2020010600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1">
            <text:p>2020010601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2">
            <text:p>2020010602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3">
            <text:p>2020010603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4">
            <text:p>2020010604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5">
            <text:p>2020010605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6">
            <text:p>2020010606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7">
            <text:p>2020010607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8">
            <text:p>2020010608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9">
            <text:p>2020010609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0">
            <text:p>2020010610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1">
            <text:p>2020010611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2">
            <text:p>2020010612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3">
            <text:p>2020010613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4">
            <text:p>2020010614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5">
            <text:p>2020010615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6">
            <text:p>2020010616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7">
            <text:p>2020010617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8">
            <text:p>2020010618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9">
            <text:p>2020010619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20">
            <text:p>2020010620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21">
            <text:p>2020010621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22">
            <text:p>2020010622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23">
            <text:p>2020010623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0">
            <text:p>2020010700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1">
            <text:p>2020010701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2">
            <text:p>2020010702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3">
            <text:p>2020010703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4">
            <text:p>2020010704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5">
            <text:p>2020010705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6">
            <text:p>2020010706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7">
            <text:p>2020010707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8">
            <text:p>2020010708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9">
            <text:p>2020010709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0">
            <text:p>2020010710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1">
            <text:p>2020010711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2">
            <text:p>2020010712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3">
            <text:p>2020010713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4">
            <text:p>2020010714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5">
            <text:p>2020010715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6">
            <text:p>2020010716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7">
            <text:p>2020010717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8">
            <text:p>2020010718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9">
            <text:p>2020010719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20">
            <text:p>2020010720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21">
            <text:p>2020010721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22">
            <text:p>2020010722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23">
            <text:p>2020010723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0">
            <text:p>2020010800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1">
            <text:p>2020010801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2">
            <text:p>2020010802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3">
            <text:p>2020010803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4">
            <text:p>2020010804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5">
            <text:p>2020010805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6">
            <text:p>2020010806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7">
            <text:p>2020010807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8">
            <text:p>2020010808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9">
            <text:p>2020010809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0">
            <text:p>2020010810</text:p>
          </table:table-cell>
          <table:table-cell office:value-type="string">
            <text:p><text:s text:c="4"/>3</text:p>
          </table:table-cell>
          <table:table-cell office:value-type="string">
            <text:p><text:s text:c="3"/>8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1">
            <text:p>2020010811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2">
            <text:p>2020010812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3">
            <text:p>2020010813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4">
            <text:p>2020010814</text:p>
          </table:table-cell>
          <table:table-cell office:value-type="string">
            <text:p><text:s text:c="4"/>3</text:p>
          </table:table-cell>
          <table:table-cell office:value-type="string">
            <text:p><text:s text:c="3"/>9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5">
            <text:p>2020010815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6">
            <text:p>2020010816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7">
            <text:p>2020010817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8">
            <text:p>2020010818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9">
            <text:p>2020010819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20">
            <text:p>2020010820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21">
            <text:p>2020010821</text:p>
          </table:table-cell>
          <table:table-cell office:value-type="string">
            <text:p><text:s text:c="4"/>3</text:p>
          </table:table-cell>
          <table:table-cell office:value-type="string">
            <text:p><text:s text:c="2"/>10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22">
            <text:p>2020010822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23">
            <text:p>2020010823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0">
            <text:p>2020010900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1">
            <text:p>2020010901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2">
            <text:p>2020010902</text:p>
          </table:table-cell>
          <table:table-cell office:value-type="string">
            <text:p><text:s text:c="4"/>3</text:p>
          </table:table-cell>
          <table:table-cell office:value-type="string">
            <text:p><text:s text:c="3"/>9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3">
            <text:p>2020010903</text:p>
          </table:table-cell>
          <table:table-cell office:value-type="string">
            <text:p><text:s text:c="4"/>3</text:p>
          </table:table-cell>
          <table:table-cell office:value-type="string">
            <text:p><text:s text:c="3"/>9.6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4">
            <text:p>2020010904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5">
            <text:p>2020010905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6">
            <text:p>2020010906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7">
            <text:p>2020010907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8">
            <text:p>2020010908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9">
            <text:p>2020010909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0">
            <text:p>2020010910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1">
            <text:p>2020010911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2">
            <text:p>2020010912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3">
            <text:p>2020010913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4">
            <text:p>2020010914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5">
            <text:p>2020010915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6">
            <text:p>2020010916</text:p>
          </table:table-cell>
          <table:table-cell office:value-type="string">
            <text:p><text:s text:c="4"/>3</text:p>
          </table:table-cell>
          <table:table-cell office:value-type="string">
            <text:p><text:s text:c="2"/>11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7">
            <text:p>2020010917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8">
            <text:p>2020010918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9">
            <text:p>2020010919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20">
            <text:p>2020010920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21">
            <text:p>2020010921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22">
            <text:p>2020010922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23">
            <text:p>2020010923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0">
            <text:p>2020011000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1">
            <text:p>2020011001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2">
            <text:p>2020011002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3">
            <text:p>2020011003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4">
            <text:p>2020011004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5">
            <text:p>2020011005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6">
            <text:p>2020011006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7">
            <text:p>2020011007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8">
            <text:p>2020011008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9">
            <text:p>2020011009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0">
            <text:p>2020011010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1">
            <text:p>2020011011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2">
            <text:p>2020011012</text:p>
          </table:table-cell>
          <table:table-cell office:value-type="string">
            <text:p><text:s text:c="4"/>3</text:p>
          </table:table-cell>
          <table:table-cell office:value-type="string">
            <text:p><text:s text:c="3"/>7.6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3">
            <text:p>2020011013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4">
            <text:p>2020011014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5">
            <text:p>2020011015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6">
            <text:p>2020011016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7">
            <text:p>2020011017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8">
            <text:p>2020011018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9">
            <text:p>2020011019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20">
            <text:p>2020011020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21">
            <text:p>2020011021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22">
            <text:p>2020011022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23">
            <text:p>2020011023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0">
            <text:p>2020011100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1">
            <text:p>2020011101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2">
            <text:p>2020011102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3">
            <text:p>2020011103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4">
            <text:p>2020011104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5">
            <text:p>2020011105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6">
            <text:p>2020011106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7">
            <text:p>2020011107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8">
            <text:p>2020011108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9">
            <text:p>2020011109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0">
            <text:p>2020011110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1">
            <text:p>2020011111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2">
            <text:p>2020011112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3">
            <text:p>2020011113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4">
            <text:p>2020011114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5">
            <text:p>2020011115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6">
            <text:p>2020011116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7">
            <text:p>2020011117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8">
            <text:p>2020011118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9">
            <text:p>2020011119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20">
            <text:p>2020011120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21">
            <text:p>2020011121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22">
            <text:p>2020011122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23">
            <text:p>2020011123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0">
            <text:p>2020011200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1">
            <text:p>2020011201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2">
            <text:p>2020011202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3">
            <text:p>2020011203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4">
            <text:p>2020011204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5">
            <text:p>2020011205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6">
            <text:p>2020011206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7">
            <text:p>2020011207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8">
            <text:p>2020011208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9">
            <text:p>2020011209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0">
            <text:p>2020011210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1">
            <text:p>2020011211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2">
            <text:p>2020011212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3">
            <text:p>2020011213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4">
            <text:p>2020011214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5">
            <text:p>2020011215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6">
            <text:p>2020011216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7">
            <text:p>2020011217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8">
            <text:p>2020011218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9">
            <text:p>2020011219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20">
            <text:p>2020011220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21">
            <text:p>2020011221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22">
            <text:p>2020011222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23">
            <text:p>2020011223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0">
            <text:p>2020011300</text:p>
          </table:table-cell>
          <table:table-cell office:value-type="string">
            <text:p><text:s text:c="4"/>3</text:p>
          </table:table-cell>
          <table:table-cell office:value-type="string">
            <text:p><text:s text:c="3"/>7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1">
            <text:p>2020011301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2">
            <text:p>2020011302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3">
            <text:p>2020011303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4">
            <text:p>2020011304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5">
            <text:p>2020011305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6">
            <text:p>2020011306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7">
            <text:p>2020011307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8">
            <text:p>2020011308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9">
            <text:p>2020011309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0">
            <text:p>2020011310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1">
            <text:p>2020011311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2">
            <text:p>2020011312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3">
            <text:p>2020011313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4">
            <text:p>2020011314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5">
            <text:p>2020011315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6">
            <text:p>2020011316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7">
            <text:p>2020011317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8">
            <text:p>2020011318</text:p>
          </table:table-cell>
          <table:table-cell office:value-type="string">
            <text:p><text:s text:c="4"/>3</text:p>
          </table:table-cell>
          <table:table-cell office:value-type="string">
            <text:p><text:s text:c="3"/>7.2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9">
            <text:p>2020011319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20">
            <text:p>2020011320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21">
            <text:p>2020011321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22">
            <text:p>2020011322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23">
            <text:p>2020011323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0">
            <text:p>2020011400</text:p>
          </table:table-cell>
          <table:table-cell office:value-type="string">
            <text:p><text:s text:c="4"/>3</text:p>
          </table:table-cell>
          <table:table-cell office:value-type="string">
            <text:p><text:s text:c="3"/>8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1">
            <text:p>2020011401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2">
            <text:p>2020011402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3">
            <text:p>2020011403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4">
            <text:p>2020011404</text:p>
          </table:table-cell>
          <table:table-cell office:value-type="string">
            <text:p><text:s text:c="4"/>3</text:p>
          </table:table-cell>
          <table:table-cell office:value-type="string">
            <text:p><text:s text:c="3"/>8.9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5">
            <text:p>2020011405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6">
            <text:p>2020011406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7">
            <text:p>2020011407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8">
            <text:p>2020011408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9">
            <text:p>2020011409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0">
            <text:p>2020011410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1">
            <text:p>2020011411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2">
            <text:p>2020011412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3">
            <text:p>2020011413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4">
            <text:p>2020011414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5">
            <text:p>2020011415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6">
            <text:p>2020011416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7">
            <text:p>2020011417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8">
            <text:p>2020011418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9">
            <text:p>2020011419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20">
            <text:p>2020011420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21">
            <text:p>2020011421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22">
            <text:p>2020011422</text:p>
          </table:table-cell>
          <table:table-cell office:value-type="string">
            <text:p><text:s text:c="4"/>3</text:p>
          </table:table-cell>
          <table:table-cell office:value-type="string">
            <text:p><text:s text:c="2"/>10.5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23">
            <text:p>2020011423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0">
            <text:p>2020011500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1">
            <text:p>2020011501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2">
            <text:p>2020011502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3">
            <text:p>2020011503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4">
            <text:p>2020011504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5">
            <text:p>2020011505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6">
            <text:p>2020011506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7">
            <text:p>2020011507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8">
            <text:p>2020011508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9">
            <text:p>2020011509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0">
            <text:p>2020011510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1">
            <text:p>2020011511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2">
            <text:p>2020011512</text:p>
          </table:table-cell>
          <table:table-cell office:value-type="string">
            <text:p><text:s text:c="4"/>3</text:p>
          </table:table-cell>
          <table:table-cell office:value-type="string">
            <text:p><text:s text:c="2"/>11.1</text:p>
          </table:table-cell>
          <table:table-cell office:value-type="string">
            <text:p><text:s text:c="2"/>6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3">
            <text:p>2020011513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6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4">
            <text:p>2020011514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5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5">
            <text:p>2020011515</text:p>
          </table:table-cell>
          <table:table-cell office:value-type="string">
            <text:p><text:s text:c="4"/>3</text:p>
          </table:table-cell>
          <table:table-cell office:value-type="string">
            <text:p><text:s text:c="2"/>11.2</text:p>
          </table:table-cell>
          <table:table-cell office:value-type="string">
            <text:p><text:s text:c="2"/>6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6">
            <text:p>2020011516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7">
            <text:p>2020011517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6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8">
            <text:p>2020011518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9">
            <text:p>2020011519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20">
            <text:p>2020011520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21">
            <text:p>2020011521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22">
            <text:p>2020011522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23">
            <text:p>2020011523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0">
            <text:p>2020011600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1">
            <text:p>2020011601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2">
            <text:p>2020011602</text:p>
          </table:table-cell>
          <table:table-cell office:value-type="string">
            <text:p><text:s text:c="4"/>3</text:p>
          </table:table-cell>
          <table:table-cell office:value-type="string">
            <text:p><text:s text:c="3"/>5.4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3">
            <text:p>2020011603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4">
            <text:p>2020011604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5">
            <text:p>2020011605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6">
            <text:p>2020011606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7">
            <text:p>2020011607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8">
            <text:p>2020011608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9">
            <text:p>2020011609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0">
            <text:p>2020011610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1">
            <text:p>2020011611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2">
            <text:p>2020011612</text:p>
          </table:table-cell>
          <table:table-cell office:value-type="string">
            <text:p><text:s text:c="4"/>3</text:p>
          </table:table-cell>
          <table:table-cell office:value-type="string">
            <text:p><text:s text:c="2"/>10.1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3">
            <text:p>2020011613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4">
            <text:p>2020011614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5">
            <text:p>2020011615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6">
            <text:p>2020011616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7">
            <text:p>2020011617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8">
            <text:p>2020011618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9">
            <text:p>2020011619</text:p>
          </table:table-cell>
          <table:table-cell office:value-type="string">
            <text:p><text:s text:c="4"/>3</text:p>
          </table:table-cell>
          <table:table-cell office:value-type="string">
            <text:p><text:s text:c="3"/>9.5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20">
            <text:p>2020011620</text:p>
          </table:table-cell>
          <table:table-cell office:value-type="string">
            <text:p><text:s text:c="4"/>3</text:p>
          </table:table-cell>
          <table:table-cell office:value-type="string">
            <text:p><text:s text:c="3"/>9.9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21">
            <text:p>2020011621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22">
            <text:p>2020011622</text:p>
          </table:table-cell>
          <table:table-cell office:value-type="string">
            <text:p><text:s text:c="4"/>3</text:p>
          </table:table-cell>
          <table:table-cell office:value-type="string">
            <text:p><text:s text:c="2"/>10.3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23">
            <text:p>2020011623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0">
            <text:p>2020011700</text:p>
          </table:table-cell>
          <table:table-cell office:value-type="string">
            <text:p><text:s text:c="4"/>3</text:p>
          </table:table-cell>
          <table:table-cell office:value-type="string">
            <text:p><text:s text:c="3"/>9.7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1">
            <text:p>2020011701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2">
            <text:p>2020011702</text:p>
          </table:table-cell>
          <table:table-cell office:value-type="string">
            <text:p><text:s text:c="4"/>3</text:p>
          </table:table-cell>
          <table:table-cell office:value-type="string">
            <text:p><text:s text:c="3"/>9.4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3">
            <text:p>2020011703</text:p>
          </table:table-cell>
          <table:table-cell office:value-type="string">
            <text:p><text:s text:c="4"/>3</text:p>
          </table:table-cell>
          <table:table-cell office:value-type="string">
            <text:p><text:s text:c="3"/>9.3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4">
            <text:p>2020011704</text:p>
          </table:table-cell>
          <table:table-cell office:value-type="string">
            <text:p><text:s text:c="4"/>3</text:p>
          </table:table-cell>
          <table:table-cell office:value-type="string">
            <text:p><text:s text:c="3"/>9.2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5">
            <text:p>2020011705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6">
            <text:p>2020011706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7">
            <text:p>2020011707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8">
            <text:p>2020011708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9">
            <text:p>2020011709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0">
            <text:p>2020011710</text:p>
          </table:table-cell>
          <table:table-cell office:value-type="string">
            <text:p><text:s text:c="4"/>3</text:p>
          </table:table-cell>
          <table:table-cell office:value-type="string">
            <text:p><text:s text:c="3"/>8.6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1">
            <text:p>2020011711</text:p>
          </table:table-cell>
          <table:table-cell office:value-type="string">
            <text:p><text:s text:c="4"/>3</text:p>
          </table:table-cell>
          <table:table-cell office:value-type="string">
            <text:p><text:s text:c="3"/>9.1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2">
            <text:p>2020011712</text:p>
          </table:table-cell>
          <table:table-cell office:value-type="string">
            <text:p><text:s text:c="4"/>3</text:p>
          </table:table-cell>
          <table:table-cell office:value-type="string">
            <text:p><text:s text:c="3"/>9.0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3">
            <text:p>2020011713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4">
            <text:p>2020011714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5">
            <text:p>2020011715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6">
            <text:p>2020011716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7">
            <text:p>2020011717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8">
            <text:p>2020011718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9">
            <text:p>2020011719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20">
            <text:p>2020011720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21">
            <text:p>2020011721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22">
            <text:p>2020011722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23">
            <text:p>2020011723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0">
            <text:p>2020011800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1">
            <text:p>2020011801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2">
            <text:p>2020011802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3">
            <text:p>2020011803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4">
            <text:p>2020011804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5">
            <text:p>2020011805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6">
            <text:p>2020011806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7">
            <text:p>2020011807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8">
            <text:p>2020011808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9">
            <text:p>2020011809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0">
            <text:p>2020011810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1">
            <text:p>2020011811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2">
            <text:p>2020011812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3">
            <text:p>2020011813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4">
            <text:p>2020011814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5">
            <text:p>2020011815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6">
            <text:p>2020011816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7">
            <text:p>2020011817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8">
            <text:p>2020011818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9">
            <text:p>2020011819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20">
            <text:p>2020011820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21">
            <text:p>2020011821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22">
            <text:p>2020011822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23">
            <text:p>2020011823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0">
            <text:p>2020011900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1">
            <text:p>2020011901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2">
            <text:p>2020011902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3">
            <text:p>2020011903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4">
            <text:p>2020011904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5">
            <text:p>2020011905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6">
            <text:p>2020011906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7">
            <text:p>2020011907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8">
            <text:p>2020011908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9">
            <text:p>2020011909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0">
            <text:p>2020011910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1">
            <text:p>2020011911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2">
            <text:p>2020011912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3">
            <text:p>2020011913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4">
            <text:p>2020011914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5">
            <text:p>2020011915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6">
            <text:p>2020011916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7">
            <text:p>2020011917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8">
            <text:p>2020011918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9">
            <text:p>2020011919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20">
            <text:p>2020011920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21">
            <text:p>2020011921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22">
            <text:p>2020011922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23">
            <text:p>2020011923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0">
            <text:p>2020012000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1">
            <text:p>2020012001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2">
            <text:p>2020012002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3">
            <text:p>2020012003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4">
            <text:p>2020012004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5">
            <text:p>2020012005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6">
            <text:p>2020012006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7">
            <text:p>2020012007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8">
            <text:p>2020012008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9">
            <text:p>2020012009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0">
            <text:p>2020012010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1">
            <text:p>2020012011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2">
            <text:p>2020012012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3">
            <text:p>2020012013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4">
            <text:p>2020012014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5">
            <text:p>2020012015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6">
            <text:p>2020012016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7">
            <text:p>2020012017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8">
            <text:p>2020012018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9">
            <text:p>2020012019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20">
            <text:p>2020012020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21">
            <text:p>2020012021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22">
            <text:p>2020012022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23">
            <text:p>2020012023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0">
            <text:p>2020012100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1">
            <text:p>2020012101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2">
            <text:p>2020012102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3">
            <text:p>2020012103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4">
            <text:p>202001210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5">
            <text:p>202001210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6">
            <text:p>2020012106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7">
            <text:p>2020012107</text:p>
          </table:table-cell>
          <table:table-cell office:value-type="string">
            <text:p><text:s text:c="4"/>3</text:p>
          </table:table-cell>
          <table:table-cell office:value-type="string">
            <text:p><text:s text:c="2"/>-1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8">
            <text:p>2020012108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9">
            <text:p>2020012109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0">
            <text:p>2020012110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1">
            <text:p>2020012111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2">
            <text:p>2020012112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6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3">
            <text:p>2020012113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6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4">
            <text:p>2020012114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6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5">
            <text:p>2020012115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6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6">
            <text:p>2020012116</text:p>
          </table:table-cell>
          <table:table-cell office:value-type="string">
            <text:p><text:s text:c="4"/>3</text:p>
          </table:table-cell>
          <table:table-cell office:value-type="string">
            <text:p><text:s text:c="3"/>3.7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7">
            <text:p>2020012117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8">
            <text:p>2020012118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9">
            <text:p>2020012119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20">
            <text:p>2020012120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21">
            <text:p>202001212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22">
            <text:p>2020012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23">
            <text:p>2020012123</text:p>
          </table:table-cell>
          <table:table-cell office:value-type="string">
            <text:p><text:s text:c="4"/>3</text:p>
          </table:table-cell>
          <table:table-cell office:value-type="string">
            <text:p><text:s text:c="2"/>-1.2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0">
            <text:p>2020012200</text:p>
          </table:table-cell>
          <table:table-cell office:value-type="string">
            <text:p><text:s text:c="4"/>3</text:p>
          </table:table-cell>
          <table:table-cell office:value-type="string">
            <text:p><text:s text:c="2"/>-2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1">
            <text:p>2020012201</text:p>
          </table:table-cell>
          <table:table-cell office:value-type="string">
            <text:p><text:s text:c="4"/>3</text:p>
          </table:table-cell>
          <table:table-cell office:value-type="string">
            <text:p><text:s text:c="2"/>-3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2">
            <text:p>2020012202</text:p>
          </table:table-cell>
          <table:table-cell office:value-type="string">
            <text:p><text:s text:c="4"/>3</text:p>
          </table:table-cell>
          <table:table-cell office:value-type="string">
            <text:p><text:s text:c="2"/>-3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3">
            <text:p>2020012203</text:p>
          </table:table-cell>
          <table:table-cell office:value-type="string">
            <text:p><text:s text:c="4"/>3</text:p>
          </table:table-cell>
          <table:table-cell office:value-type="string">
            <text:p><text:s text:c="2"/>-3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4">
            <text:p>2020012204</text:p>
          </table:table-cell>
          <table:table-cell office:value-type="string">
            <text:p><text:s text:c="4"/>3</text:p>
          </table:table-cell>
          <table:table-cell office:value-type="string">
            <text:p><text:s text:c="2"/>-2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5">
            <text:p>2020012205</text:p>
          </table:table-cell>
          <table:table-cell office:value-type="string">
            <text:p><text:s text:c="4"/>3</text:p>
          </table:table-cell>
          <table:table-cell office:value-type="string">
            <text:p><text:s text:c="2"/>-2.6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6">
            <text:p>2020012206</text:p>
          </table:table-cell>
          <table:table-cell office:value-type="string">
            <text:p><text:s text:c="4"/>3</text:p>
          </table:table-cell>
          <table:table-cell office:value-type="string">
            <text:p><text:s text:c="2"/>-2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7">
            <text:p>2020012207</text:p>
          </table:table-cell>
          <table:table-cell office:value-type="string">
            <text:p><text:s text:c="4"/>3</text:p>
          </table:table-cell>
          <table:table-cell office:value-type="string">
            <text:p><text:s text:c="2"/>-2.2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8">
            <text:p>2020012208</text:p>
          </table:table-cell>
          <table:table-cell office:value-type="string">
            <text:p><text:s text:c="4"/>3</text:p>
          </table:table-cell>
          <table:table-cell office:value-type="string">
            <text:p><text:s text:c="2"/>-2.1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9">
            <text:p>2020012209</text:p>
          </table:table-cell>
          <table:table-cell office:value-type="string">
            <text:p><text:s text:c="4"/>3</text:p>
          </table:table-cell>
          <table:table-cell office:value-type="string">
            <text:p><text:s text:c="2"/>-1.1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0">
            <text:p>2020012210</text:p>
          </table:table-cell>
          <table:table-cell office:value-type="string">
            <text:p><text:s text:c="4"/>3</text:p>
          </table:table-cell>
          <table:table-cell office:value-type="string">
            <text:p><text:s text:c="2"/>-1.0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1">
            <text:p>2020012211</text:p>
          </table:table-cell>
          <table:table-cell office:value-type="string">
            <text:p><text:s text:c="4"/>3</text:p>
          </table:table-cell>
          <table:table-cell office:value-type="string">
            <text:p><text:s text:c="2"/>-0.7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2">
            <text:p>2020012212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3">
            <text:p>2020012213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4">
            <text:p>202001221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5">
            <text:p>2020012215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6">
            <text:p>2020012216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7">
            <text:p>2020012217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8">
            <text:p>2020012218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9">
            <text:p>2020012219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20">
            <text:p>2020012220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21">
            <text:p>2020012221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22">
            <text:p>2020012222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23">
            <text:p>2020012223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0">
            <text:p>2020012300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1">
            <text:p>2020012301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2">
            <text:p>2020012302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3">
            <text:p>2020012303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4">
            <text:p>2020012304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5">
            <text:p>2020012305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6">
            <text:p>2020012306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7">
            <text:p>2020012307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8">
            <text:p>2020012308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9">
            <text:p>2020012309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0">
            <text:p>2020012310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1">
            <text:p>2020012311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2">
            <text:p>2020012312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3">
            <text:p>2020012313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4">
            <text:p>2020012314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5">
            <text:p>2020012315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6">
            <text:p>2020012316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7">
            <text:p>2020012317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8">
            <text:p>2020012318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9">
            <text:p>2020012319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20">
            <text:p>2020012320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21">
            <text:p>2020012321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22">
            <text:p>2020012322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23">
            <text:p>2020012323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0">
            <text:p>2020012400</text:p>
          </table:table-cell>
          <table:table-cell office:value-type="string">
            <text:p><text:s text:c="4"/>3</text:p>
          </table:table-cell>
          <table:table-cell office:value-type="string">
            <text:p><text:s text:c="2"/>-0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1">
            <text:p>2020012401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2">
            <text:p>2020012402</text:p>
          </table:table-cell>
          <table:table-cell office:value-type="string">
            <text:p><text:s text:c="4"/>3</text:p>
          </table:table-cell>
          <table:table-cell office:value-type="string">
            <text:p><text:s text:c="2"/>-0.7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3">
            <text:p>2020012403</text:p>
          </table:table-cell>
          <table:table-cell office:value-type="string">
            <text:p><text:s text:c="4"/>3</text:p>
          </table:table-cell>
          <table:table-cell office:value-type="string">
            <text:p><text:s text:c="2"/>-0.8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4">
            <text:p>2020012404</text:p>
          </table:table-cell>
          <table:table-cell office:value-type="string">
            <text:p><text:s text:c="4"/>3</text:p>
          </table:table-cell>
          <table:table-cell office:value-type="string">
            <text:p><text:s text:c="2"/>-0.5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5">
            <text:p>2020012405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6">
            <text:p>2020012406</text:p>
          </table:table-cell>
          <table:table-cell office:value-type="string">
            <text:p><text:s text:c="4"/>3</text:p>
          </table:table-cell>
          <table:table-cell office:value-type="string">
            <text:p><text:s text:c="2"/>-0.4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7">
            <text:p>2020012407</text:p>
          </table:table-cell>
          <table:table-cell office:value-type="string">
            <text:p><text:s text:c="4"/>3</text:p>
          </table:table-cell>
          <table:table-cell office:value-type="string">
            <text:p><text:s text:c="2"/>-0.5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8">
            <text:p>2020012408</text:p>
          </table:table-cell>
          <table:table-cell office:value-type="string">
            <text:p><text:s text:c="4"/>3</text:p>
          </table:table-cell>
          <table:table-cell office:value-type="string">
            <text:p><text:s text:c="2"/>-0.4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9">
            <text:p>2020012409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0">
            <text:p>2020012410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1">
            <text:p>2020012411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2">
            <text:p>2020012412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3">
            <text:p>2020012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4">
            <text:p>2020012414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5">
            <text:p>2020012415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6">
            <text:p>2020012416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7">
            <text:p>2020012417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8">
            <text:p>20200124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9">
            <text:p>202001241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20">
            <text:p>2020012420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21">
            <text:p>2020012421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22">
            <text:p>2020012422</text:p>
          </table:table-cell>
          <table:table-cell office:value-type="string">
            <text:p><text:s text:c="4"/>3</text:p>
          </table:table-cell>
          <table:table-cell office:value-type="string">
            <text:p><text:s text:c="2"/>-0.4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23">
            <text:p>2020012423</text:p>
          </table:table-cell>
          <table:table-cell office:value-type="string">
            <text:p><text:s text:c="4"/>3</text:p>
          </table:table-cell>
          <table:table-cell office:value-type="string">
            <text:p><text:s text:c="2"/>-0.2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0">
            <text:p>20200125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1">
            <text:p>202001250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2">
            <text:p>20200125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3">
            <text:p>20200125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4">
            <text:p>2020012504</text:p>
          </table:table-cell>
          <table:table-cell office:value-type="string">
            <text:p><text:s text:c="4"/>3</text:p>
          </table:table-cell>
          <table:table-cell office:value-type="string">
            <text:p><text:s text:c="2"/>-0.1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5">
            <text:p>20200125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6">
            <text:p>2020012506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7">
            <text:p>20200125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8">
            <text:p>2020012508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9">
            <text:p>20200125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0">
            <text:p>2020012510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1">
            <text:p>2020012511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2">
            <text:p>2020012512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3">
            <text:p>2020012513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2"/>9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4">
            <text:p>2020012514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5">
            <text:p>2020012515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6">
            <text:p>2020012516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7">
            <text:p>2020012517</text:p>
          </table:table-cell>
          <table:table-cell office:value-type="string">
            <text:p><text:s text:c="4"/>3</text:p>
          </table:table-cell>
          <table:table-cell office:value-type="string">
            <text:p><text:s text:c="3"/>2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8">
            <text:p>2020012518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9">
            <text:p>2020012519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20">
            <text:p>2020012520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21">
            <text:p>2020012521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22">
            <text:p>2020012522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23">
            <text:p>2020012523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0">
            <text:p>2020012600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1">
            <text:p>2020012601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2">
            <text:p>202001260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3">
            <text:p>2020012603</text:p>
          </table:table-cell>
          <table:table-cell office:value-type="string">
            <text:p><text:s text:c="4"/>3</text:p>
          </table:table-cell>
          <table:table-cell office:value-type="string">
            <text:p><text:s text:c="2"/>-0.3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4">
            <text:p>2020012604</text:p>
          </table:table-cell>
          <table:table-cell office:value-type="string">
            <text:p><text:s text:c="4"/>3</text:p>
          </table:table-cell>
          <table:table-cell office:value-type="string">
            <text:p><text:s text:c="2"/>-1.0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5">
            <text:p>2020012605</text:p>
          </table:table-cell>
          <table:table-cell office:value-type="string">
            <text:p><text:s text:c="4"/>3</text:p>
          </table:table-cell>
          <table:table-cell office:value-type="string">
            <text:p><text:s text:c="2"/>-0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6">
            <text:p>2020012606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7">
            <text:p>2020012607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8">
            <text:p>2020012608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9">
            <text:p>2020012609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0">
            <text:p>2020012610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1">
            <text:p>2020012611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2">
            <text:p>2020012612</text:p>
          </table:table-cell>
          <table:table-cell office:value-type="string">
            <text:p><text:s text:c="4"/>3</text:p>
          </table:table-cell>
          <table:table-cell office:value-type="string">
            <text:p><text:s text:c="3"/>7.9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3">
            <text:p>2020012613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4">
            <text:p>2020012614</text:p>
          </table:table-cell>
          <table:table-cell office:value-type="string">
            <text:p><text:s text:c="4"/>3</text:p>
          </table:table-cell>
          <table:table-cell office:value-type="string">
            <text:p><text:s text:c="3"/>8.4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5">
            <text:p>2020012615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6">
            <text:p>2020012616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7">
            <text:p>2020012617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8">
            <text:p>2020012618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9">
            <text:p>2020012619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20">
            <text:p>2020012620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21">
            <text:p>2020012621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22">
            <text:p>2020012622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23">
            <text:p>2020012623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0">
            <text:p>2020012700</text:p>
          </table:table-cell>
          <table:table-cell office:value-type="string">
            <text:p><text:s text:c="4"/>3</text:p>
          </table:table-cell>
          <table:table-cell office:value-type="string">
            <text:p><text:s text:c="3"/>6.0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1">
            <text:p>2020012701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2">
            <text:p>2020012702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3">
            <text:p>2020012703</text:p>
          </table:table-cell>
          <table:table-cell office:value-type="string">
            <text:p><text:s text:c="4"/>3</text:p>
          </table:table-cell>
          <table:table-cell office:value-type="string">
            <text:p><text:s text:c="3"/>6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4">
            <text:p>2020012704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5">
            <text:p>2020012705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6">
            <text:p>2020012706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7">
            <text:p>2020012707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8">
            <text:p>2020012708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9">
            <text:p>2020012709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0">
            <text:p>2020012710</text:p>
          </table:table-cell>
          <table:table-cell office:value-type="string">
            <text:p><text:s text:c="4"/>3</text:p>
          </table:table-cell>
          <table:table-cell office:value-type="string">
            <text:p><text:s text:c="3"/>6.7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1">
            <text:p>2020012711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2">
            <text:p>2020012712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3">
            <text:p>2020012713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4">
            <text:p>2020012714</text:p>
          </table:table-cell>
          <table:table-cell office:value-type="string">
            <text:p><text:s text:c="4"/>3</text:p>
          </table:table-cell>
          <table:table-cell office:value-type="string">
            <text:p><text:s text:c="3"/>7.4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5">
            <text:p>2020012715</text:p>
          </table:table-cell>
          <table:table-cell office:value-type="string">
            <text:p><text:s text:c="4"/>3</text:p>
          </table:table-cell>
          <table:table-cell office:value-type="string">
            <text:p><text:s text:c="3"/>7.8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6">
            <text:p>2020012716</text:p>
          </table:table-cell>
          <table:table-cell office:value-type="string">
            <text:p><text:s text:c="4"/>3</text:p>
          </table:table-cell>
          <table:table-cell office:value-type="string">
            <text:p><text:s text:c="3"/>6.9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7">
            <text:p>2020012717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8">
            <text:p>2020012718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9">
            <text:p>2020012719</text:p>
          </table:table-cell>
          <table:table-cell office:value-type="string">
            <text:p><text:s text:c="4"/>3</text:p>
          </table:table-cell>
          <table:table-cell office:value-type="string">
            <text:p><text:s text:c="3"/>6.6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20">
            <text:p>2020012720</text:p>
          </table:table-cell>
          <table:table-cell office:value-type="string">
            <text:p><text:s text:c="4"/>3</text:p>
          </table:table-cell>
          <table:table-cell office:value-type="string">
            <text:p><text:s text:c="3"/>6.8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21">
            <text:p>2020012721</text:p>
          </table:table-cell>
          <table:table-cell office:value-type="string">
            <text:p><text:s text:c="4"/>3</text:p>
          </table:table-cell>
          <table:table-cell office:value-type="string">
            <text:p><text:s text:c="3"/>7.1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22">
            <text:p>2020012722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23">
            <text:p>2020012723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0">
            <text:p>2020012800</text:p>
          </table:table-cell>
          <table:table-cell office:value-type="string">
            <text:p><text:s text:c="4"/>3</text:p>
          </table:table-cell>
          <table:table-cell office:value-type="string">
            <text:p><text:s text:c="3"/>6.1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1">
            <text:p>2020012801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2"/>9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2">
            <text:p>2020012802</text:p>
          </table:table-cell>
          <table:table-cell office:value-type="string">
            <text:p><text:s text:c="4"/>3</text:p>
          </table:table-cell>
          <table:table-cell office:value-type="string">
            <text:p><text:s text:c="3"/>6.5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3">
            <text:p>2020012803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4">
            <text:p>2020012804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5">
            <text:p>2020012805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2"/>9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6">
            <text:p>2020012806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7">
            <text:p>2020012807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9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8">
            <text:p>2020012808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9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9">
            <text:p>2020012809</text:p>
          </table:table-cell>
          <table:table-cell office:value-type="string">
            <text:p><text:s text:c="4"/>3</text:p>
          </table:table-cell>
          <table:table-cell office:value-type="string">
            <text:p><text:s text:c="3"/>4.6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0">
            <text:p>2020012810</text:p>
          </table:table-cell>
          <table:table-cell office:value-type="string">
            <text:p><text:s text:c="4"/>3</text:p>
          </table:table-cell>
          <table:table-cell office:value-type="string">
            <text:p><text:s text:c="3"/>4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1">
            <text:p>2020012811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2">
            <text:p>2020012812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3">
            <text:p>2020012813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4">
            <text:p>2020012814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5">
            <text:p>2020012815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6">
            <text:p>2020012816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7">
            <text:p>2020012817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8">
            <text:p>2020012818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9">
            <text:p>2020012819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7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20">
            <text:p>2020012820</text:p>
          </table:table-cell>
          <table:table-cell office:value-type="string">
            <text:p><text:s text:c="4"/>3</text:p>
          </table:table-cell>
          <table:table-cell office:value-type="string">
            <text:p><text:s text:c="3"/>3.8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21">
            <text:p>2020012821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22">
            <text:p>2020012822</text:p>
          </table:table-cell>
          <table:table-cell office:value-type="string">
            <text:p><text:s text:c="4"/>3</text:p>
          </table:table-cell>
          <table:table-cell office:value-type="string">
            <text:p><text:s text:c="3"/>3.6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23">
            <text:p>2020012823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0">
            <text:p>2020012900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1">
            <text:p>2020012901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2">
            <text:p>2020012902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8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3">
            <text:p>2020012903</text:p>
          </table:table-cell>
          <table:table-cell office:value-type="string">
            <text:p><text:s text:c="4"/>3</text:p>
          </table:table-cell>
          <table:table-cell office:value-type="string">
            <text:p><text:s text:c="3"/>2.9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4">
            <text:p>2020012904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5">
            <text:p>2020012905</text:p>
          </table:table-cell>
          <table:table-cell office:value-type="string">
            <text:p><text:s text:c="4"/>3</text:p>
          </table:table-cell>
          <table:table-cell office:value-type="string">
            <text:p><text:s text:c="3"/>3.4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6">
            <text:p>2020012906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7">
            <text:p>2020012907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8">
            <text:p>2020012908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9">
            <text:p>2020012909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0">
            <text:p>2020012910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1">
            <text:p>2020012911</text:p>
          </table:table-cell>
          <table:table-cell office:value-type="string">
            <text:p><text:s text:c="4"/>3</text:p>
          </table:table-cell>
          <table:table-cell office:value-type="string">
            <text:p><text:s text:c="3"/>4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2">
            <text:p>2020012912</text:p>
          </table:table-cell>
          <table:table-cell office:value-type="string">
            <text:p><text:s text:c="4"/>3</text:p>
          </table:table-cell>
          <table:table-cell office:value-type="string">
            <text:p><text:s text:c="3"/>4.8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3">
            <text:p>2020012913</text:p>
          </table:table-cell>
          <table:table-cell office:value-type="string">
            <text:p><text:s text:c="4"/>3</text:p>
          </table:table-cell>
          <table:table-cell office:value-type="string">
            <text:p><text:s text:c="3"/>5.3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4">
            <text:p>2020012914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5">
            <text:p>2020012915</text:p>
          </table:table-cell>
          <table:table-cell office:value-type="string">
            <text:p><text:s text:c="4"/>3</text:p>
          </table:table-cell>
          <table:table-cell office:value-type="string">
            <text:p><text:s text:c="3"/>4.2</text:p>
          </table:table-cell>
          <table:table-cell office:value-type="string">
            <text:p><text:s text:c="2"/>8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6">
            <text:p>2020012916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7">
            <text:p>2020012917</text:p>
          </table:table-cell>
          <table:table-cell office:value-type="string">
            <text:p><text:s text:c="4"/>3</text:p>
          </table:table-cell>
          <table:table-cell office:value-type="string">
            <text:p><text:s text:c="3"/>3.5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8">
            <text:p>2020012918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9">
            <text:p>2020012919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20">
            <text:p>2020012920</text:p>
          </table:table-cell>
          <table:table-cell office:value-type="string">
            <text:p><text:s text:c="4"/>3</text:p>
          </table:table-cell>
          <table:table-cell office:value-type="string">
            <text:p><text:s text:c="3"/>4.5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21">
            <text:p>2020012921</text:p>
          </table:table-cell>
          <table:table-cell office:value-type="string">
            <text:p><text:s text:c="4"/>3</text:p>
          </table:table-cell>
          <table:table-cell office:value-type="string">
            <text:p><text:s text:c="3"/>4.3</text:p>
          </table:table-cell>
          <table:table-cell office:value-type="string">
            <text:p><text:s text:c="2"/>7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22">
            <text:p>2020012922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23">
            <text:p>2020012923</text:p>
          </table:table-cell>
          <table:table-cell office:value-type="string">
            <text:p><text:s text:c="4"/>3</text:p>
          </table:table-cell>
          <table:table-cell office:value-type="string">
            <text:p><text:s text:c="3"/>5.0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0">
            <text:p>2020013000</text:p>
          </table:table-cell>
          <table:table-cell office:value-type="string">
            <text:p><text:s text:c="4"/>3</text:p>
          </table:table-cell>
          <table:table-cell office:value-type="string">
            <text:p><text:s text:c="3"/>5.5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1">
            <text:p>2020013001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2">
            <text:p>2020013002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3">
            <text:p>2020013003</text:p>
          </table:table-cell>
          <table:table-cell office:value-type="string">
            <text:p><text:s text:c="4"/>3</text:p>
          </table:table-cell>
          <table:table-cell office:value-type="string">
            <text:p><text:s text:c="3"/>5.6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4">
            <text:p>2020013004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5">
            <text:p>2020013005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6">
            <text:p>2020013006</text:p>
          </table:table-cell>
          <table:table-cell office:value-type="string">
            <text:p><text:s text:c="4"/>3</text:p>
          </table:table-cell>
          <table:table-cell office:value-type="string">
            <text:p><text:s text:c="3"/>5.8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7">
            <text:p>2020013007</text:p>
          </table:table-cell>
          <table:table-cell office:value-type="string">
            <text:p><text:s text:c="4"/>3</text:p>
          </table:table-cell>
          <table:table-cell office:value-type="string">
            <text:p><text:s text:c="3"/>5.7</text:p>
          </table:table-cell>
          <table:table-cell office:value-type="string">
            <text:p><text:s text:c="2"/>8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8">
            <text:p>2020013008</text:p>
          </table:table-cell>
          <table:table-cell office:value-type="string">
            <text:p><text:s text:c="4"/>3</text:p>
          </table:table-cell>
          <table:table-cell office:value-type="string">
            <text:p><text:s text:c="3"/>5.9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9">
            <text:p>2020013009</text:p>
          </table:table-cell>
          <table:table-cell office:value-type="string">
            <text:p><text:s text:c="4"/>3</text:p>
          </table:table-cell>
          <table:table-cell office:value-type="string">
            <text:p><text:s text:c="3"/>6.3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0">
            <text:p>2020013010</text:p>
          </table:table-cell>
          <table:table-cell office:value-type="string">
            <text:p><text:s text:c="4"/>3</text:p>
          </table:table-cell>
          <table:table-cell office:value-type="string">
            <text:p><text:s text:c="3"/>7.3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1">
            <text:p>2020013011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7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2">
            <text:p>2020013012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3">
            <text:p>2020013013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7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4">
            <text:p>2020013014</text:p>
          </table:table-cell>
          <table:table-cell office:value-type="string">
            <text:p><text:s text:c="4"/>3</text:p>
          </table:table-cell>
          <table:table-cell office:value-type="string">
            <text:p><text:s text:c="3"/>8.7</text:p>
          </table:table-cell>
          <table:table-cell office:value-type="string">
            <text:p><text:s text:c="2"/>71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5">
            <text:p>2020013015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 text:c="2"/>7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6">
            <text:p>2020013016</text:p>
          </table:table-cell>
          <table:table-cell office:value-type="string">
            <text:p><text:s text:c="4"/>3</text:p>
          </table:table-cell>
          <table:table-cell office:value-type="string">
            <text:p><text:s text:c="3"/>8.8</text:p>
          </table:table-cell>
          <table:table-cell office:value-type="string">
            <text:p><text:s text:c="2"/>7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7">
            <text:p>2020013017</text:p>
          </table:table-cell>
          <table:table-cell office:value-type="string">
            <text:p><text:s text:c="4"/>3</text:p>
          </table:table-cell>
          <table:table-cell office:value-type="string">
            <text:p><text:s text:c="3"/>8.0</text:p>
          </table:table-cell>
          <table:table-cell office:value-type="string">
            <text:p><text:s text:c="2"/>8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8">
            <text:p>2020013018</text:p>
          </table:table-cell>
          <table:table-cell office:value-type="string">
            <text:p><text:s text:c="4"/>3</text:p>
          </table:table-cell>
          <table:table-cell office:value-type="string">
            <text:p><text:s text:c="3"/>8.2</text:p>
          </table:table-cell>
          <table:table-cell office:value-type="string">
            <text:p><text:s text:c="2"/>8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9">
            <text:p>2020013019</text:p>
          </table:table-cell>
          <table:table-cell office:value-type="string">
            <text:p><text:s text:c="4"/>3</text:p>
          </table:table-cell>
          <table:table-cell office:value-type="string">
            <text:p><text:s text:c="3"/>7.5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20">
            <text:p>2020013020</text:p>
          </table:table-cell>
          <table:table-cell office:value-type="string">
            <text:p><text:s text:c="4"/>3</text:p>
          </table:table-cell>
          <table:table-cell office:value-type="string">
            <text:p><text:s text:c="3"/>7.7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21">
            <text:p>2020013021</text:p>
          </table:table-cell>
          <table:table-cell office:value-type="string">
            <text:p><text:s text:c="4"/>3</text:p>
          </table:table-cell>
          <table:table-cell office:value-type="string">
            <text:p><text:s text:c="3"/>8.5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22">
            <text:p>2020013022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/>10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23">
            <text:p>2020013023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0">
            <text:p>2020013100</text:p>
          </table:table-cell>
          <table:table-cell office:value-type="string">
            <text:p><text:s text:c="4"/>3</text:p>
          </table:table-cell>
          <table:table-cell office:value-type="string">
            <text:p><text:s text:c="2"/>11.4</text:p>
          </table:table-cell>
          <table:table-cell office:value-type="string">
            <text:p><text:s text:c="2"/>9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1">
            <text:p>2020013101</text:p>
          </table:table-cell>
          <table:table-cell office:value-type="string">
            <text:p><text:s text:c="4"/>3</text:p>
          </table:table-cell>
          <table:table-cell office:value-type="string">
            <text:p><text:s text:c="2"/>11.3</text:p>
          </table:table-cell>
          <table:table-cell office:value-type="string">
            <text:p><text:s text:c="2"/>9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2">
            <text:p>2020013102</text:p>
          </table:table-cell>
          <table:table-cell office:value-type="string">
            <text:p><text:s text:c="4"/>3</text:p>
          </table:table-cell>
          <table:table-cell office:value-type="string">
            <text:p><text:s text:c="2"/>10.9</text:p>
          </table:table-cell>
          <table:table-cell office:value-type="string">
            <text:p><text:s text:c="2"/>9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3">
            <text:p>2020013103</text:p>
          </table:table-cell>
          <table:table-cell office:value-type="string">
            <text:p><text:s text:c="4"/>3</text:p>
          </table:table-cell>
          <table:table-cell office:value-type="string">
            <text:p><text:s text:c="2"/>10.7</text:p>
          </table:table-cell>
          <table:table-cell office:value-type="string">
            <text:p><text:s text:c="2"/>94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4">
            <text:p>2020013104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 text:c="2"/>9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5">
            <text:p>2020013105</text:p>
          </table:table-cell>
          <table:table-cell office:value-type="string">
            <text:p><text:s text:c="4"/>3</text:p>
          </table:table-cell>
          <table:table-cell office:value-type="string">
            <text:p><text:s text:c="2"/>10.4</text:p>
          </table:table-cell>
          <table:table-cell office:value-type="string">
            <text:p><text:s text:c="2"/>88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6">
            <text:p>2020013106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85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7">
            <text:p>2020013107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8">
            <text:p>2020013108</text:p>
          </table:table-cell>
          <table:table-cell office:value-type="string">
            <text:p><text:s text:c="4"/>3</text:p>
          </table:table-cell>
          <table:table-cell office:value-type="string">
            <text:p><text:s text:c="3"/>9.8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9">
            <text:p>2020013109</text:p>
          </table:table-cell>
          <table:table-cell office:value-type="string">
            <text:p><text:s text:c="4"/>3</text:p>
          </table:table-cell>
          <table:table-cell office:value-type="string">
            <text:p><text:s text:c="2"/>10.0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0">
            <text:p>2020013110</text:p>
          </table:table-cell>
          <table:table-cell office:value-type="string">
            <text:p><text:s text:c="4"/>3</text:p>
          </table:table-cell>
          <table:table-cell office:value-type="string">
            <text:p><text:s text:c="2"/>10.2</text:p>
          </table:table-cell>
          <table:table-cell office:value-type="string">
            <text:p><text:s text:c="2"/>76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1">
            <text:p>2020013111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 text:c="2"/>77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2">
            <text:p>2020013112</text:p>
          </table:table-cell>
          <table:table-cell office:value-type="string">
            <text:p><text:s text:c="4"/>3</text:p>
          </table:table-cell>
          <table:table-cell office:value-type="string">
            <text:p><text:s text:c="2"/>10.6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3">
            <text:p>2020013113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4">
            <text:p>2020013114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5">
            <text:p>2020013115</text:p>
          </table:table-cell>
          <table:table-cell office:value-type="string">
            <text:p><text:s text:c="4"/>3</text:p>
          </table:table-cell>
          <table:table-cell office:value-type="string">
            <text:p><text:s text:c="2"/>12.3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6">
            <text:p>2020013116</text:p>
          </table:table-cell>
          <table:table-cell office:value-type="string">
            <text:p><text:s text:c="4"/>3</text:p>
          </table:table-cell>
          <table:table-cell office:value-type="string">
            <text:p><text:s text:c="2"/>12.2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7">
            <text:p>2020013117</text:p>
          </table:table-cell>
          <table:table-cell office:value-type="string">
            <text:p><text:s text:c="4"/>3</text:p>
          </table:table-cell>
          <table:table-cell office:value-type="string">
            <text:p><text:s text:c="2"/>12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8">
            <text:p>2020013118</text:p>
          </table:table-cell>
          <table:table-cell office:value-type="string">
            <text:p><text:s text:c="4"/>3</text:p>
          </table:table-cell>
          <table:table-cell office:value-type="string">
            <text:p><text:s text:c="2"/>11.9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9">
            <text:p>2020013119</text:p>
          </table:table-cell>
          <table:table-cell office:value-type="string">
            <text:p><text:s text:c="4"/>3</text:p>
          </table:table-cell>
          <table:table-cell office:value-type="string">
            <text:p><text:s text:c="2"/>11.7</text:p>
          </table:table-cell>
          <table:table-cell office:value-type="string">
            <text:p><text:s text:c="2"/>80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20">
            <text:p>2020013120</text:p>
          </table:table-cell>
          <table:table-cell office:value-type="string">
            <text:p><text:s text:c="4"/>3</text:p>
          </table:table-cell>
          <table:table-cell office:value-type="string">
            <text:p><text:s text:c="2"/>11.6</text:p>
          </table:table-cell>
          <table:table-cell office:value-type="string">
            <text:p><text:s text:c="2"/>79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21">
            <text:p>2020013121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22">
            <text:p>2020013122</text:p>
          </table:table-cell>
          <table:table-cell office:value-type="string">
            <text:p><text:s text:c="4"/>3</text:p>
          </table:table-cell>
          <table:table-cell office:value-type="string">
            <text:p><text:s text:c="2"/>10.8</text:p>
          </table:table-cell>
          <table:table-cell office:value-type="string">
            <text:p><text:s text:c="2"/>82.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23">
            <text:p>2020013123</text:p>
          </table:table-cell>
          <table:table-cell office:value-type="string">
            <text:p><text:s text:c="4"/>3</text:p>
          </table:table-cell>
          <table:table-cell office:value-type="string">
            <text:p><text:s text:c="2"/>11.0</text:p>
          </table:table-cell>
          <table:table-cell office:value-type="string">
            <text:p><text:s text:c="2"/>83.0</text:p>
          </table:table-cell>
          <table:table-cell office:value-type="string">
            <text:p>eor</text:p>
          </table:table-cell>
        </table:table-row>
      </table:table>
      <table:table table:name="Tabelle1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18.05.2020</text:date>, <text:time>21:57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1:10:23.88</meta:creation-date>
    <dc:date>2020-05-18T21:57:44.56</dc:date>
    <meta:editing-duration>PT1M30S</meta:editing-duration>
    <meta:editing-cycles>2</meta:editing-cycles>
    <meta:generator>OpenOffice/4.1.6$Win32 OpenOffice.org_project/416m1$Build-9790</meta:generator>
    <meta:document-statistic meta:table-count="4" meta:cell-count="16422" meta:object-count="0"/>
  </office:meta>
</office:document-meta>
</file>